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2000000A000000DF000000DF12960A1C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12960A1C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Pictures/2000000A000000DF000000DF12960A1C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34in" svg:height="5.0224in" svg:x="14.2252in" svg:y="0.7189in">
            <draw:object draw:notify-on-update-of-ranges="Sheet1.G2:Sheet1.G2 Sheet1.I4:Sheet1.I69 Sheet1.D4:Sheet1.D69 Sheet2.A1:Sheet2.G2 Sheet2.I4:Sheet2.I52 Sheet2.D4:Sheet2.D51 Sheet2.K2:Sheet2.K2 Sheet2.M4:Sheet2.M51 Sheet2.D4:Sheet2.D51 Sheet1.L2:Sheet1.L2 Sheet1.N4:Sheet1.N69 Sheet1.D4:Sheet1.D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, no colling, N2 gaz, beam splitter on</text:p>
          </table:table-cell>
          <table:covered-table-cell/>
          <table:covered-table-cell table:number-columns-repeated="2" table:style-name="Default"/>
          <table:covered-table-cell table:number-columns-repeated="13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Top (65.5V), run 1 , no colling, N2 gaz, beam splitter on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, no colling, N2 gaz, beam splitter o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formula="of:=HOUR([.A4])*60+MINUTE([.A4])" office:value-type="float" office:value="461" calcext:value-type="float">
            <text:p>46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formula="of:=HOUR([.A5])*60+MINUTE([.A5])" office:value-type="float" office:value="465" calcext:value-type="float">
            <text:p>465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formula="of:=HOUR([.A6])*60+MINUTE([.A6])" office:value-type="float" office:value="480" calcext:value-type="float">
            <text:p>480</text:p>
          </table:table-cell>
          <table:table-cell table:formula="of:=[.C6] - [.C$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formula="of:=HOUR([.A7])*60+MINUTE([.A7])" office:value-type="float" office:value="484" calcext:value-type="float">
            <text:p>484</text:p>
          </table:table-cell>
          <table:table-cell table:formula="of:=[.C7] - [.C$4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formula="of:=HOUR([.A8])*60+MINUTE([.A8])" office:value-type="float" office:value="488" calcext:value-type="float">
            <text:p>488</text:p>
          </table:table-cell>
          <table:table-cell table:formula="of:=[.C8] - [.C$4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formula="of:=HOUR([.A9])*60+MINUTE([.A9])" office:value-type="float" office:value="491" calcext:value-type="float">
            <text:p>491</text:p>
          </table:table-cell>
          <table:table-cell table:formula="of:=[.C9] - [.C$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formula="of:=HOUR([.A10])*60+MINUTE([.A10])" office:value-type="float" office:value="494" calcext:value-type="float">
            <text:p>494</text:p>
          </table:table-cell>
          <table:table-cell table:formula="of:=[.C10] - [.C$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formula="of:=HOUR([.A11])*60+MINUTE([.A11])" office:value-type="float" office:value="498" calcext:value-type="float">
            <text:p>498</text:p>
          </table:table-cell>
          <table:table-cell table:formula="of:=[.C11] - [.C$4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formula="of:=HOUR([.A12])*60+MINUTE([.A12])" office:value-type="float" office:value="501" calcext:value-type="float">
            <text:p>501</text:p>
          </table:table-cell>
          <table:table-cell table:formula="of:=[.C12] - [.C$4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formula="of:=HOUR([.A13])*60+MINUTE([.A13])" office:value-type="float" office:value="505" calcext:value-type="float">
            <text:p>505</text:p>
          </table:table-cell>
          <table:table-cell table:formula="of:=[.C13] - [.C$4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formula="of:=HOUR([.A14])*60+MINUTE([.A14])" office:value-type="float" office:value="508" calcext:value-type="float">
            <text:p>508</text:p>
          </table:table-cell>
          <table:table-cell table:formula="of:=[.C14] - [.C$4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formula="of:=HOUR([.A15])*60+MINUTE([.A15])" office:value-type="float" office:value="512" calcext:value-type="float">
            <text:p>512</text:p>
          </table:table-cell>
          <table:table-cell table:formula="of:=[.C15] - [.C$4]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formula="of:=HOUR([.A16])*60+MINUTE([.A16])" office:value-type="float" office:value="516" calcext:value-type="float">
            <text:p>516</text:p>
          </table:table-cell>
          <table:table-cell table:formula="of:=[.C16] - [.C$4]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formula="of:=HOUR([.A17])*60+MINUTE([.A17])" office:value-type="float" office:value="523" calcext:value-type="float">
            <text:p>523</text:p>
          </table:table-cell>
          <table:table-cell table:formula="of:=[.C17] - [.C$4]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formula="of:=HOUR([.A18])*60+MINUTE([.A18])" office:value-type="float" office:value="527" calcext:value-type="float">
            <text:p>527</text:p>
          </table:table-cell>
          <table:table-cell table:formula="of:=[.C18] - [.C$4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formula="of:=HOUR([.A19])*60+MINUTE([.A19])" office:value-type="float" office:value="530" calcext:value-type="float">
            <text:p>530</text:p>
          </table:table-cell>
          <table:table-cell table:formula="of:=[.C19] - [.C$4]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formula="of:=HOUR([.A20])*60+MINUTE([.A20])" office:value-type="float" office:value="534" calcext:value-type="float">
            <text:p>534</text:p>
          </table:table-cell>
          <table:table-cell table:formula="of:=[.C20] - [.C$4]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formula="of:=HOUR([.A21])*60+MINUTE([.A21])" office:value-type="float" office:value="537" calcext:value-type="float">
            <text:p>537</text:p>
          </table:table-cell>
          <table:table-cell table:formula="of:=[.C21] - [.C$4]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formula="of:=HOUR([.A22])*60+MINUTE([.A22])" office:value-type="float" office:value="540" calcext:value-type="float">
            <text:p>540</text:p>
          </table:table-cell>
          <table:table-cell table:formula="of:=[.C22] - [.C$4]"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formula="of:=HOUR([.A23])*60+MINUTE([.A23])" office:value-type="float" office:value="544" calcext:value-type="float">
            <text:p>544</text:p>
          </table:table-cell>
          <table:table-cell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formula="of:=HOUR([.A24])*60+MINUTE([.A24])" office:value-type="float" office:value="548" calcext:value-type="float">
            <text:p>548</text:p>
          </table:table-cell>
          <table:table-cell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formula="of:=HOUR([.A25])*60+MINUTE([.A25])" office:value-type="float" office:value="551" calcext:value-type="float">
            <text:p>551</text:p>
          </table:table-cell>
          <table:table-cell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formula="of:=HOUR([.A26])*60+MINUTE([.A26])" office:value-type="float" office:value="555" calcext:value-type="float">
            <text:p>555</text:p>
          </table:table-cell>
          <table:table-cell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formula="of:=HOUR([.A27])*60+MINUTE([.A27])" office:value-type="float" office:value="558" calcext:value-type="float">
            <text:p>558</text:p>
          </table:table-cell>
          <table:table-cell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formula="of:=HOUR([.A28])*60+MINUTE([.A28])" office:value-type="float" office:value="562" calcext:value-type="float">
            <text:p>562</text:p>
          </table:table-cell>
          <table:table-cell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formula="of:=HOUR([.A29])*60+MINUTE([.A29])" office:value-type="float" office:value="565" calcext:value-type="float">
            <text:p>565</text:p>
          </table:table-cell>
          <table:table-cell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formula="of:=HOUR([.A30])*60+MINUTE([.A30])" office:value-type="float" office:value="569" calcext:value-type="float">
            <text:p>569</text:p>
          </table:table-cell>
          <table:table-cell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formula="of:=HOUR([.A31])*60+MINUTE([.A31])" office:value-type="float" office:value="572" calcext:value-type="float">
            <text:p>572</text:p>
          </table:table-cell>
          <table:table-cell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formula="of:=HOUR([.A32])*60+MINUTE([.A32])" office:value-type="float" office:value="576" calcext:value-type="float">
            <text:p>576</text:p>
          </table:table-cell>
          <table:table-cell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formula="of:=HOUR([.A33])*60+MINUTE([.A33])" office:value-type="float" office:value="579" calcext:value-type="float">
            <text:p>579</text:p>
          </table:table-cell>
          <table:table-cell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formula="of:=HOUR([.A34])*60+MINUTE([.A34])" office:value-type="float" office:value="587" calcext:value-type="float">
            <text:p>587</text:p>
          </table:table-cell>
          <table:table-cell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formula="of:=HOUR([.A35])*60+MINUTE([.A35])" office:value-type="float" office:value="590" calcext:value-type="float">
            <text:p>590</text:p>
          </table:table-cell>
          <table:table-cell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formula="of:=HOUR([.A36])*60+MINUTE([.A36])" office:value-type="float" office:value="591" calcext:value-type="float">
            <text:p>591</text:p>
          </table:table-cell>
          <table:table-cell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formula="of:=HOUR([.A37])*60+MINUTE([.A37])" office:value-type="float" office:value="594" calcext:value-type="float">
            <text:p>594</text:p>
          </table:table-cell>
          <table:table-cell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formula="of:=HOUR([.A38])*60+MINUTE([.A38])" office:value-type="float" office:value="598" calcext:value-type="float">
            <text:p>598</text:p>
          </table:table-cell>
          <table:table-cell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formula="of:=HOUR([.A39])*60+MINUTE([.A39])" office:value-type="float" office:value="601" calcext:value-type="float">
            <text:p>601</text:p>
          </table:table-cell>
          <table:table-cell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formula="of:=HOUR([.A40])*60+MINUTE([.A40])" office:value-type="float" office:value="605" calcext:value-type="float">
            <text:p>605</text:p>
          </table:table-cell>
          <table:table-cell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formula="of:=HOUR([.A41])*60+MINUTE([.A41])" office:value-type="float" office:value="608" calcext:value-type="float">
            <text:p>608</text:p>
          </table:table-cell>
          <table:table-cell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formula="of:=HOUR([.A42])*60+MINUTE([.A42])" office:value-type="float" office:value="612" calcext:value-type="float">
            <text:p>612</text:p>
          </table:table-cell>
          <table:table-cell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formula="of:=HOUR([.A43])*60+MINUTE([.A43])" office:value-type="float" office:value="615" calcext:value-type="float">
            <text:p>615</text:p>
          </table:table-cell>
          <table:table-cell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formula="of:=HOUR([.A44])*60+MINUTE([.A44])" office:value-type="float" office:value="619" calcext:value-type="float">
            <text:p>619</text:p>
          </table:table-cell>
          <table:table-cell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formula="of:=HOUR([.A45])*60+MINUTE([.A45])" office:value-type="float" office:value="622" calcext:value-type="float">
            <text:p>622</text:p>
          </table:table-cell>
          <table:table-cell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formula="of:=HOUR([.A46])*60+MINUTE([.A46])" office:value-type="float" office:value="626" calcext:value-type="float">
            <text:p>626</text:p>
          </table:table-cell>
          <table:table-cell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formula="of:=HOUR([.A47])*60+MINUTE([.A47])" office:value-type="float" office:value="630" calcext:value-type="float">
            <text:p>630</text:p>
          </table:table-cell>
          <table:table-cell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formula="of:=HOUR([.A48])*60+MINUTE([.A48])" office:value-type="float" office:value="637" calcext:value-type="float">
            <text:p>637</text:p>
          </table:table-cell>
          <table:table-cell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formula="of:=HOUR([.A49])*60+MINUTE([.A49])" office:value-type="float" office:value="641" calcext:value-type="float">
            <text:p>641</text:p>
          </table:table-cell>
          <table:table-cell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formula="of:=HOUR([.A50])*60+MINUTE([.A50])" office:value-type="float" office:value="644" calcext:value-type="float">
            <text:p>644</text:p>
          </table:table-cell>
          <table:table-cell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formula="of:=HOUR([.A51])*60+MINUTE([.A51])" office:value-type="float" office:value="648" calcext:value-type="float">
            <text:p>648</text:p>
          </table:table-cell>
          <table:table-cell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formula="of:=HOUR([.A52])*60+MINUTE([.A52])" office:value-type="float" office:value="651" calcext:value-type="float">
            <text:p>651</text:p>
          </table:table-cell>
          <table:table-cell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formula="of:=HOUR([.A53])*60+MINUTE([.A53])" office:value-type="float" office:value="655" calcext:value-type="float">
            <text:p>655</text:p>
          </table:table-cell>
          <table:table-cell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formula="of:=HOUR([.A54])*60+MINUTE([.A54])" office:value-type="float" office:value="658" calcext:value-type="float">
            <text:p>658</text:p>
          </table:table-cell>
          <table:table-cell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formula="of:=HOUR([.A55])*60+MINUTE([.A55])" office:value-type="float" office:value="662" calcext:value-type="float">
            <text:p>662</text:p>
          </table:table-cell>
          <table:table-cell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formula="of:=HOUR([.A56])*60+MINUTE([.A56])" office:value-type="float" office:value="665" calcext:value-type="float">
            <text:p>665</text:p>
          </table:table-cell>
          <table:table-cell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formula="of:=HOUR([.A57])*60+MINUTE([.A57])" office:value-type="float" office:value="669" calcext:value-type="float">
            <text:p>669</text:p>
          </table:table-cell>
          <table:table-cell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formula="of:=HOUR([.A58])*60+MINUTE([.A58])" office:value-type="float" office:value="672" calcext:value-type="float">
            <text:p>672</text:p>
          </table:table-cell>
          <table:table-cell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formula="of:=HOUR([.A59])*60+MINUTE([.A59])" office:value-type="float" office:value="676" calcext:value-type="float">
            <text:p>676</text:p>
          </table:table-cell>
          <table:table-cell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formula="of:=HOUR([.A60])*60+MINUTE([.A60])" office:value-type="float" office:value="680" calcext:value-type="float">
            <text:p>680</text:p>
          </table:table-cell>
          <table:table-cell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formula="of:=HOUR([.A61])*60+MINUTE([.A61])" office:value-type="float" office:value="683" calcext:value-type="float">
            <text:p>683</text:p>
          </table:table-cell>
          <table:table-cell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formula="of:=HOUR([.A62])*60+MINUTE([.A62])" office:value-type="float" office:value="687" calcext:value-type="float">
            <text:p>687</text:p>
          </table:table-cell>
          <table:table-cell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formula="of:=HOUR([.A63])*60+MINUTE([.A63])" office:value-type="float" office:value="690" calcext:value-type="float">
            <text:p>690</text:p>
          </table:table-cell>
          <table:table-cell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formula="of:=HOUR([.A64])*60+MINUTE([.A64])" office:value-type="float" office:value="694" calcext:value-type="float">
            <text:p>694</text:p>
          </table:table-cell>
          <table:table-cell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formula="of:=HOUR([.A65])*60+MINUTE([.A65])" office:value-type="float" office:value="697" calcext:value-type="float">
            <text:p>697</text:p>
          </table:table-cell>
          <table:table-cell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formula="of:=HOUR([.A66])*60+MINUTE([.A66])" office:value-type="float" office:value="701" calcext:value-type="float">
            <text:p>701</text:p>
          </table:table-cell>
          <table:table-cell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formula="of:=HOUR([.A67])*60+MINUTE([.A67])" office:value-type="float" office:value="704" calcext:value-type="float">
            <text:p>704</text:p>
          </table:table-cell>
          <table:table-cell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formula="of:=HOUR([.A68])*60+MINUTE([.A68])" office:value-type="float" office:value="708" calcext:value-type="float">
            <text:p>708</text:p>
          </table:table-cell>
          <table:table-cell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formula="of:=HOUR([.A69])*60+MINUTE([.A69])" office:value-type="float" office:value="711" calcext:value-type="float">
            <text:p>711</text:p>
          </table:table-cell>
          <table:table-cell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 table:formula="of:=[.I69]/[.I$4]" office:value-type="float" office:value="1.20420947329726" calcext:value-type="float">
            <text:p>1.2042094733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O4:Sheet2.O69 Sheet2.P3:Sheet2.P3 Sheet2.P4:Sheet2.P69 Sheet2.O4:Sheet2.O69 Sheet2.Q3:Sheet2.Q3 Sheet2.Q4:Sheet2.Q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O4:Sheet2.O71 Sheet2.R3:Sheet2.R3 Sheet2.R4:Sheet2.R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RUN 2, no colling, N2 gaz</text:p>
          </table:table-cell>
          <table:covered-table-cell table:number-columns-repeated="13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no collin, N2 gaz, 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no colling, N2 gaz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 </text:p>
          </table:table-cell>
          <table:table-cell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table:formula="of:=HOUR([.A4])*60 + MINUTE ([.A4])" office:value-type="float" office:value="756" calcext:value-type="float">
            <text:p>756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H4]/[Sheet2.G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L4]/[.K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I4]/[.M4]" office:value-type="float" office:value="8.87057381071366" calcext:value-type="float">
            <text:p>8.8705738107</text:p>
          </table:table-cell>
          <table:table-cell table:formula="of:=[.Q4]-[.P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table:formula="of:=HOUR([.A5])*60 + MINUTE ([.A5])" office:value-type="float" office:value="759" calcext:value-type="float">
            <text:p>759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H5]/[Sheet2.G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L5]/[.K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I5]/[.M5]" office:value-type="float" office:value="10.5023793170088" calcext:value-type="float">
            <text:p>10.502379317</text:p>
          </table:table-cell>
          <table:table-cell table:formula="of:=[.Q5]-[.P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table:formula="of:=HOUR([.A6])*60 + MINUTE ([.A6])" office:value-type="float" office:value="762" calcext:value-type="float">
            <text:p>762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H6]/[Sheet2.G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L6]/[.K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I6]/[.M6]" office:value-type="float" office:value="10.3527136253465" calcext:value-type="float">
            <text:p>10.3527136253</text:p>
          </table:table-cell>
          <table:table-cell table:formula="of:=[.Q6]-[.P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table:formula="of:=HOUR([.A7])*60 + MINUTE ([.A7])" office:value-type="float" office:value="766" calcext:value-type="float">
            <text:p>766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H7]/[Sheet2.G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L7]/[.K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I7]/[.M7]" office:value-type="float" office:value="9.90132542511884" calcext:value-type="float">
            <text:p>9.9013254251</text:p>
          </table:table-cell>
          <table:table-cell table:formula="of:=[.Q7]-[.P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table:formula="of:=HOUR([.A8])*60 + MINUTE ([.A8])" office:value-type="float" office:value="769" calcext:value-type="float">
            <text:p>769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H8]/[Sheet2.G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L8]/[.K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I8]/[.M8]" office:value-type="float" office:value="11.1048478885828" calcext:value-type="float">
            <text:p>11.1048478886</text:p>
          </table:table-cell>
          <table:table-cell table:formula="of:=[.Q8]-[.P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table:formula="of:=HOUR([.A9])*60 + MINUTE ([.A9])" office:value-type="float" office:value="773" calcext:value-type="float">
            <text:p>773</text:p>
          </table:table-cell>
          <table:table-cell table:formula="of:=[.C9] - [.C$4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H9]/[Sheet2.G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L9]/[.K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I9]/[.M9]" office:value-type="float" office:value="10.5596709186138" calcext:value-type="float">
            <text:p>10.5596709186</text:p>
          </table:table-cell>
          <table:table-cell table:formula="of:=[.Q9]-[.P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table:formula="of:=HOUR([.A10])*60 + MINUTE ([.A10])" office:value-type="float" office:value="776" calcext:value-type="float">
            <text:p>776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H10]/[Sheet2.G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L10]/[.K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I10]/[.M10]" office:value-type="float" office:value="11.3124666117524" calcext:value-type="float">
            <text:p>11.3124666118</text:p>
          </table:table-cell>
          <table:table-cell table:formula="of:=[.Q10]-[.P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table:formula="of:=HOUR([.A11])*60 + MINUTE ([.A11])" office:value-type="float" office:value="780" calcext:value-type="float">
            <text:p>780</text:p>
          </table:table-cell>
          <table:table-cell table:formula="of:=[.C11] - [.C$4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H11]/[Sheet2.G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L11]/[.K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I11]/[.M11]" office:value-type="float" office:value="11.7208472649888" calcext:value-type="float">
            <text:p>11.720847265</text:p>
          </table:table-cell>
          <table:table-cell table:formula="of:=[.Q11]-[.P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13H03M00S" calcext:value-type="time">
            <text:p>01:03:00 PM</text:p>
          </table:table-cell>
          <table:table-cell office:value-type="float" office:value="24.13" calcext:value-type="float">
            <text:p>24.13</text:p>
          </table:table-cell>
          <table:table-cell table:formula="of:=HOUR([.A12])*60 + MINUTE ([.A12])" office:value-type="float" office:value="783" calcext:value-type="float">
            <text:p>783</text:p>
          </table:table-cell>
          <table:table-cell table:formula="of:=[.C12] - [.C$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H12]/[Sheet2.G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L12]/[.K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I12]/[.M12]" office:value-type="float" office:value="9.95384569549842" calcext:value-type="float">
            <text:p>9.9538456955</text:p>
          </table:table-cell>
          <table:table-cell table:formula="of:=[.Q12]-[.P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table:formula="of:=HOUR([.A13])*60 + MINUTE ([.A13])" office:value-type="float" office:value="787" calcext:value-type="float">
            <text:p>787</text:p>
          </table:table-cell>
          <table:table-cell table:formula="of:=[.C13] - [.C$4]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H13]/[Sheet2.G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L13]/[.K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I13]/[.M13]" office:value-type="float" office:value="10.4507530562036" calcext:value-type="float">
            <text:p>10.4507530562</text:p>
          </table:table-cell>
          <table:table-cell table:formula="of:=[.Q13]-[.P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table:formula="of:=HOUR([.A14])*60 + MINUTE ([.A14])" office:value-type="float" office:value="790" calcext:value-type="float">
            <text:p>790</text:p>
          </table:table-cell>
          <table:table-cell table:formula="of:=[.C14] - [.C$4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H14]/[Sheet2.G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L14]/[.K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I14]/[.M14]" office:value-type="float" office:value="192.440802798709" calcext:value-type="float">
            <text:p>192.4408027987</text:p>
          </table:table-cell>
          <table:table-cell table:formula="of:=[.Q14]-[.P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table:formula="of:=HOUR([.A15])*60 + MINUTE ([.A15])" office:value-type="float" office:value="794" calcext:value-type="float">
            <text:p>794</text:p>
          </table:table-cell>
          <table:table-cell table:formula="of:=[.C15] - [.C$4]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H15]/[Sheet2.G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L15]/[.K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I15]/[.M15]" office:value-type="float" office:value="10.0015166167865" calcext:value-type="float">
            <text:p>10.0015166168</text:p>
          </table:table-cell>
          <table:table-cell table:formula="of:=[.Q15]-[.P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table:formula="of:=HOUR([.A16])*60 + MINUTE ([.A16])" office:value-type="float" office:value="798" calcext:value-type="float">
            <text:p>798</text:p>
          </table:table-cell>
          <table:table-cell table:formula="of:=[.C16] - [.C$4]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H16]/[Sheet2.G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L16]/[.K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I16]/[.M16]" office:value-type="float" office:value="9.03086455275062" calcext:value-type="float">
            <text:p>9.0308645528</text:p>
          </table:table-cell>
          <table:table-cell table:formula="of:=[.Q16]-[.P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table:formula="of:=HOUR([.A17])*60 + MINUTE ([.A17])" office:value-type="float" office:value="801" calcext:value-type="float">
            <text:p>801</text:p>
          </table:table-cell>
          <table:table-cell table:formula="of:=[.C17] - [.C$4]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H17]/[Sheet2.G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L17]/[.K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I17]/[.M17]" office:value-type="float" office:value="8.32104605420172" calcext:value-type="float">
            <text:p>8.3210460542</text:p>
          </table:table-cell>
          <table:table-cell table:formula="of:=[.Q17]-[.P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table:formula="of:=HOUR([.A18])*60 + MINUTE ([.A18])" office:value-type="float" office:value="804" calcext:value-type="float">
            <text:p>804</text:p>
          </table:table-cell>
          <table:table-cell table:formula="of:=[.C18] - [.C$4]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H18]/[Sheet2.G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L18]/[.K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I18]/[.M18]" office:value-type="float" office:value="10.6947091649415" calcext:value-type="float">
            <text:p>10.6947091649</text:p>
          </table:table-cell>
          <table:table-cell table:formula="of:=[.Q18]-[.P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table:formula="of:=HOUR([.A19])*60 + MINUTE ([.A19])" office:value-type="float" office:value="808" calcext:value-type="float">
            <text:p>808</text:p>
          </table:table-cell>
          <table:table-cell table:formula="of:=[.C19] - [.C$4]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H19]/[Sheet2.G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L19]/[.K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I19]/[.M19]" office:value-type="float" office:value="11.2132628147682" calcext:value-type="float">
            <text:p>11.2132628148</text:p>
          </table:table-cell>
          <table:table-cell table:formula="of:=[.Q19]-[.P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table:formula="of:=HOUR([.A20])*60 + MINUTE ([.A20])" office:value-type="float" office:value="812" calcext:value-type="float">
            <text:p>812</text:p>
          </table:table-cell>
          <table:table-cell table:formula="of:=[.C20] - [.C$4]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H20]/[Sheet2.G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L20]/[.K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I20]/[.M20]" office:value-type="float" office:value="11.6922177717249" calcext:value-type="float">
            <text:p>11.6922177717</text:p>
          </table:table-cell>
          <table:table-cell table:formula="of:=[.Q20]-[.P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table:formula="of:=HOUR([.A21])*60 + MINUTE ([.A21])" office:value-type="float" office:value="815" calcext:value-type="float">
            <text:p>815</text:p>
          </table:table-cell>
          <table:table-cell table:formula="of:=[.C21] - [.C$4]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H21]/[Sheet2.G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L21]/[.K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I21]/[.M21]" office:value-type="float" office:value="10.7383066683275" calcext:value-type="float">
            <text:p>10.7383066683</text:p>
          </table:table-cell>
          <table:table-cell table:formula="of:=[.Q21]-[.P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table:formula="of:=HOUR([.A22])*60 + MINUTE ([.A22])" office:value-type="float" office:value="819" calcext:value-type="float">
            <text:p>819</text:p>
          </table:table-cell>
          <table:table-cell table:formula="of:=[.C22] - [.C$4]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H22]/[Sheet2.G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L22]/[.K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I22]/[.M22]" office:value-type="float" office:value="10.0042772879952" calcext:value-type="float">
            <text:p>10.004277288</text:p>
          </table:table-cell>
          <table:table-cell table:formula="of:=[.Q22]-[.P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table:formula="of:=HOUR([.A23])*60 + MINUTE ([.A23])" office:value-type="float" office:value="822" calcext:value-type="float">
            <text:p>822</text:p>
          </table:table-cell>
          <table:table-cell table:formula="of:=[.C23] - [.C$4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H23]/[Sheet2.G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L23]/[.K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I23]/[.M23]" office:value-type="float" office:value="13.2079855551818" calcext:value-type="float">
            <text:p>13.2079855552</text:p>
          </table:table-cell>
          <table:table-cell table:formula="of:=[.Q23]-[.P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table:formula="of:=HOUR([.A24])*60 + MINUTE ([.A24])" office:value-type="float" office:value="826" calcext:value-type="float">
            <text:p>826</text:p>
          </table:table-cell>
          <table:table-cell table:formula="of:=[.C24] - [.C$4]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H24]/[Sheet2.G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L24]/[.K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I24]/[.M24]" office:value-type="float" office:value="10.8284485470941" calcext:value-type="float">
            <text:p>10.8284485471</text:p>
          </table:table-cell>
          <table:table-cell table:formula="of:=[.Q24]-[.P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table:formula="of:=HOUR([.A25])*60 + MINUTE ([.A25])" office:value-type="float" office:value="830" calcext:value-type="float">
            <text:p>830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H25]/[Sheet2.G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L25]/[.K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I25]/[.M25]" office:value-type="float" office:value="10.4563616052465" calcext:value-type="float">
            <text:p>10.4563616052</text:p>
          </table:table-cell>
          <table:table-cell table:formula="of:=[.Q25]-[.P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table:formula="of:=HOUR([.A26])*60 + MINUTE ([.A26])" office:value-type="float" office:value="833" calcext:value-type="float">
            <text:p>833</text:p>
          </table:table-cell>
          <table:table-cell table:formula="of:=[.C26] - [.C$4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H26]/[Sheet2.G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L26]/[.K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I26]/[.M26]" office:value-type="float" office:value="10.237282952534" calcext:value-type="float">
            <text:p>10.2372829525</text:p>
          </table:table-cell>
          <table:table-cell table:formula="of:=[.Q26]-[.P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table:formula="of:=HOUR([.A27])*60 + MINUTE ([.A27])" office:value-type="float" office:value="837" calcext:value-type="float">
            <text:p>837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H27]/[Sheet2.G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L27]/[.K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I27]/[.M27]" office:value-type="float" office:value="12.7428588394789" calcext:value-type="float">
            <text:p>12.7428588395</text:p>
          </table:table-cell>
          <table:table-cell table:formula="of:=[.Q27]-[.P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table:formula="of:=HOUR([.A28])*60 + MINUTE ([.A28])" office:value-type="float" office:value="840" calcext:value-type="float">
            <text:p>840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H28]/[Sheet2.G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L28]/[.K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I28]/[.M28]" office:value-type="float" office:value="10.8758537179786" calcext:value-type="float">
            <text:p>10.875853718</text:p>
          </table:table-cell>
          <table:table-cell table:formula="of:=[.Q28]-[.P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table:formula="of:=HOUR([.A29])*60 + MINUTE ([.A29])" office:value-type="float" office:value="845" calcext:value-type="float">
            <text:p>845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H29]/[Sheet2.G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L29]/[.K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I29]/[.M29]" office:value-type="float" office:value="11.8396194009215" calcext:value-type="float">
            <text:p>11.8396194009</text:p>
          </table:table-cell>
          <table:table-cell table:formula="of:=[.Q29]-[.P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table:formula="of:=HOUR([.A30])*60 + MINUTE ([.A30])" office:value-type="float" office:value="850" calcext:value-type="float">
            <text:p>850</text:p>
          </table:table-cell>
          <table:table-cell table:formula="of:=[.C30] - [.C$4]"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H30]/[Sheet2.G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L30]/[.K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I30]/[.M30]" office:value-type="float" office:value="9.62675279653554" calcext:value-type="float">
            <text:p>9.6267527965</text:p>
          </table:table-cell>
          <table:table-cell table:formula="of:=[.Q30]-[.P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table:formula="of:=HOUR([.A31])*60 + MINUTE ([.A31])" office:value-type="float" office:value="853" calcext:value-type="float">
            <text:p>853</text:p>
          </table:table-cell>
          <table:table-cell table:formula="of:=[.C31] - [.C$4]"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H31]/[Sheet2.G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L31]/[.K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I31]/[.M31]" office:value-type="float" office:value="10.6728388455051" calcext:value-type="float">
            <text:p>10.6728388455</text:p>
          </table:table-cell>
          <table:table-cell table:formula="of:=[.Q31]-[.P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table:formula="of:=HOUR([.A32])*60 + MINUTE ([.A32])" office:value-type="float" office:value="857" calcext:value-type="float">
            <text:p>857</text:p>
          </table:table-cell>
          <table:table-cell table:formula="of:=[.C32] - [.C$4]"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H32]/[Sheet2.G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L32]/[.K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I32]/[.M32]" office:value-type="float" office:value="11.3345934094601" calcext:value-type="float">
            <text:p>11.3345934095</text:p>
          </table:table-cell>
          <table:table-cell table:formula="of:=[.Q32]-[.P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table:formula="of:=HOUR([.A33])*60 + MINUTE ([.A33])" office:value-type="float" office:value="861" calcext:value-type="float">
            <text:p>861</text:p>
          </table:table-cell>
          <table:table-cell table:formula="of:=[.C33] - [.C$4]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H33]/[Sheet2.G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L33]/[.K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I33]/[.M33]" office:value-type="float" office:value="9.71132036908036" calcext:value-type="float">
            <text:p>9.7113203691</text:p>
          </table:table-cell>
          <table:table-cell table:formula="of:=[.Q33]-[.P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table:formula="of:=HOUR([.A34])*60 + MINUTE ([.A34])" office:value-type="float" office:value="865" calcext:value-type="float">
            <text:p>865</text:p>
          </table:table-cell>
          <table:table-cell table:formula="of:=[.C34] - [.C$4]"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H34]/[Sheet2.G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L34]/[.K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I34]/[.M34]" office:value-type="float" office:value="9.59322514407815" calcext:value-type="float">
            <text:p>9.5932251441</text:p>
          </table:table-cell>
          <table:table-cell table:formula="of:=[.Q34]-[.P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table:formula="of:=HOUR([.A35])*60 + MINUTE ([.A35])" office:value-type="float" office:value="868" calcext:value-type="float">
            <text:p>868</text:p>
          </table:table-cell>
          <table:table-cell table:formula="of:=[.C35] - [.C$4]"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H35]/[Sheet2.G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I35]/[.M35]" office:value-type="float" office:value="12.0020220986096" calcext:value-type="float">
            <text:p>12.0020220986</text:p>
          </table:table-cell>
          <table:table-cell table:formula="of:=[.Q35]-[.P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table:formula="of:=HOUR([.A36])*60 + MINUTE ([.A36])" office:value-type="float" office:value="871" calcext:value-type="float">
            <text:p>871</text:p>
          </table:table-cell>
          <table:table-cell table:formula="of:=[.C36] - [.C$4]"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H36]/[Sheet2.G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L35]/[.K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I36]/[.M36]" office:value-type="float" office:value="11.443523178065" calcext:value-type="float">
            <text:p>11.4435231781</text:p>
          </table:table-cell>
          <table:table-cell table:formula="of:=[.Q36]-[.P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table:formula="of:=HOUR([.A37])*60 + MINUTE ([.A37])" office:value-type="float" office:value="875" calcext:value-type="float">
            <text:p>875</text:p>
          </table:table-cell>
          <table:table-cell table:formula="of:=[.C37] - [.C$4]"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H37]/[Sheet2.G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L37]/[.K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I37]/[.M37]" office:value-type="float" office:value="10.515036752745" calcext:value-type="float">
            <text:p>10.5150367527</text:p>
          </table:table-cell>
          <table:table-cell table:formula="of:=[.Q37]-[.P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table:formula="of:=HOUR([.A38])*60 + MINUTE ([.A38])" office:value-type="float" office:value="879" calcext:value-type="float">
            <text:p>879</text:p>
          </table:table-cell>
          <table:table-cell table:formula="of:=[.C38] - [.C$4]"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H38]/[Sheet2.G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L38]/[.K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I38]/[.M38]" office:value-type="float" office:value="11.6501425145146" calcext:value-type="float">
            <text:p>11.6501425145</text:p>
          </table:table-cell>
          <table:table-cell table:formula="of:=[.Q38]-[.P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table:formula="of:=HOUR([.A39])*60 + MINUTE ([.A39])" office:value-type="float" office:value="883" calcext:value-type="float">
            <text:p>883</text:p>
          </table:table-cell>
          <table:table-cell table:formula="of:=[.C39] - [.C$4]"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H39]/[Sheet2.G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L39]/[.K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I39]/[.M39]" office:value-type="float" office:value="10.5953646286279" calcext:value-type="float">
            <text:p>10.5953646286</text:p>
          </table:table-cell>
          <table:table-cell table:formula="of:=[.Q39]-[.P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table:formula="of:=HOUR([.A40])*60 + MINUTE ([.A40])" office:value-type="float" office:value="887" calcext:value-type="float">
            <text:p>887</text:p>
          </table:table-cell>
          <table:table-cell table:formula="of:=[.C40] - [.C$4]"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H40]/[Sheet2.G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L40]/[.K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I40]/[.M40]" office:value-type="float" office:value="10.1040287207153" calcext:value-type="float">
            <text:p>10.1040287207</text:p>
          </table:table-cell>
          <table:table-cell table:formula="of:=[.Q40]-[.P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table:formula="of:=HOUR([.A41])*60 + MINUTE ([.A41])" office:value-type="float" office:value="890" calcext:value-type="float">
            <text:p>890</text:p>
          </table:table-cell>
          <table:table-cell table:formula="of:=[.C41] - [.C$4]"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H41]/[Sheet2.G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L41]/[.K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I41]/[.M41]" office:value-type="float" office:value="13.0215113265839" calcext:value-type="float">
            <text:p>13.0215113266</text:p>
          </table:table-cell>
          <table:table-cell table:formula="of:=[.Q41]-[.P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table:formula="of:=HOUR([.A42])*60 + MINUTE ([.A42])" office:value-type="float" office:value="894" calcext:value-type="float">
            <text:p>894</text:p>
          </table:table-cell>
          <table:table-cell table:formula="of:=[.C42] - [.C$4]"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H42]/[Sheet2.G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L42]/[.K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I42]/[.M42]" office:value-type="float" office:value="10.9232372762544" calcext:value-type="float">
            <text:p>10.9232372763</text:p>
          </table:table-cell>
          <table:table-cell table:formula="of:=[.Q42]-[.P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table:formula="of:=HOUR([.A43])*60 + MINUTE ([.A43])" office:value-type="float" office:value="897" calcext:value-type="float">
            <text:p>897</text:p>
          </table:table-cell>
          <table:table-cell table:formula="of:=[.C43] - [.C$4]"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H43]/[Sheet2.G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L43]/[.K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I43]/[.M43]" office:value-type="float" office:value="11.9172740810481" calcext:value-type="float">
            <text:p>11.917274081</text:p>
          </table:table-cell>
          <table:table-cell table:formula="of:=[.Q43]-[.P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table:formula="of:=HOUR([.A44])*60 + MINUTE ([.A44])" office:value-type="float" office:value="901" calcext:value-type="float">
            <text:p>901</text:p>
          </table:table-cell>
          <table:table-cell table:formula="of:=[.C44] - [.C$4]" office:value-type="float" office:value="145" calcext:value-type="float">
            <text:p>145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H44]/[Sheet2.G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L44]/[.K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I44]/[.M44]" office:value-type="float" office:value="12.5810530518913" calcext:value-type="float">
            <text:p>12.5810530519</text:p>
          </table:table-cell>
          <table:table-cell table:formula="of:=[.Q44]-[.P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table:formula="of:=HOUR([.A45])*60 + MINUTE ([.A45])" office:value-type="float" office:value="904" calcext:value-type="float">
            <text:p>904</text:p>
          </table:table-cell>
          <table:table-cell table:formula="of:=[.C45] - [.C$4]"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H45]/[Sheet2.G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L45]/[.K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I45]/[.M45]" office:value-type="float" office:value="12.0735124031265" calcext:value-type="float">
            <text:p>12.0735124031</text:p>
          </table:table-cell>
          <table:table-cell table:formula="of:=[.Q45]-[.P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table:formula="of:=HOUR([.A46])*60 + MINUTE ([.A46])" office:value-type="float" office:value="908" calcext:value-type="float">
            <text:p>908</text:p>
          </table:table-cell>
          <table:table-cell table:formula="of:=[.C46] - [.C$4]"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H46]/[Sheet2.G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L46]/[.K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I46]/[.M46]" office:value-type="float" office:value="10.8445795591704" calcext:value-type="float">
            <text:p>10.8445795592</text:p>
          </table:table-cell>
          <table:table-cell table:formula="of:=[.Q46]-[.P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table:formula="of:=HOUR([.A47])*60 + MINUTE ([.A47])" office:value-type="float" office:value="912" calcext:value-type="float">
            <text:p>912</text:p>
          </table:table-cell>
          <table:table-cell table:formula="of:=[.C47] - [.C$4]"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H47]/[Sheet2.G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L47]/[.K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I47]/[.M47]" office:value-type="float" office:value="9.6616654613737" calcext:value-type="float">
            <text:p>9.6616654614</text:p>
          </table:table-cell>
          <table:table-cell table:formula="of:=[.Q47]-[.P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table:formula="of:=HOUR([.A48])*60 + MINUTE ([.A48])" office:value-type="float" office:value="916" calcext:value-type="float">
            <text:p>916</text:p>
          </table:table-cell>
          <table:table-cell table:formula="of:=[.C48] - [.C$4]"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H48]/[Sheet2.G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L48]/[.K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I48]/[.M48]" office:value-type="float" office:value="10.8908179519701" calcext:value-type="float">
            <text:p>10.890817952</text:p>
          </table:table-cell>
          <table:table-cell table:formula="of:=[.Q48]-[.P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table:formula="of:=HOUR([.A49])*60 + MINUTE ([.A49])" office:value-type="float" office:value="919" calcext:value-type="float">
            <text:p>919</text:p>
          </table:table-cell>
          <table:table-cell table:formula="of:=[.C49] - [.C$4]" office:value-type="float" office:value="163" calcext:value-type="float">
            <text:p>163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H49]/[Sheet2.G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L49]/[.K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I49]/[.M49]" office:value-type="float" office:value="9.63236903133084" calcext:value-type="float">
            <text:p>9.6323690313</text:p>
          </table:table-cell>
          <table:table-cell table:formula="of:=[.Q49]-[.P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table:formula="of:=HOUR([.A50])*60 + MINUTE ([.A50])" office:value-type="float" office:value="923" calcext:value-type="float">
            <text:p>923</text:p>
          </table:table-cell>
          <table:table-cell table:formula="of:=[.C50] - [.C$4]"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H50]/[Sheet2.G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L50]/[.K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I50]/[.M50]" office:value-type="float" office:value="11.6830448904159" calcext:value-type="float">
            <text:p>11.6830448904</text:p>
          </table:table-cell>
          <table:table-cell table:formula="of:=[.Q50]-[.P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table:formula="of:=HOUR([.A51])*60 + MINUTE ([.A51])" office:value-type="float" office:value="926" calcext:value-type="float">
            <text:p>926</text:p>
          </table:table-cell>
          <table:table-cell table:formula="of:=[.C51] - [.C$4]"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H51]/[Sheet2.G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L51]/[.K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I51]/[.M51]" office:value-type="float" office:value="9.80042148753822" calcext:value-type="float">
            <text:p>9.8004214875</text:p>
          </table:table-cell>
          <table:table-cell table:formula="of:=[.Q51]-[.P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H52]/[Sheet2.G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L52]/[.K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I52]/[.M52]" office:value-type="float" office:value="14.51545933787" calcext:value-type="float">
            <text:p>14.5154593379</text:p>
          </table:table-cell>
          <table:table-cell table:formula="of:=[.Q52]-[.P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H53]/[Sheet2.G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L53]/[.K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I53]/[.M53]" office:value-type="float" office:value="9.39037749202167" calcext:value-type="float">
            <text:p>9.390377492</text:p>
          </table:table-cell>
          <table:table-cell table:formula="of:=[.Q53]-[.P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H54]/[Sheet2.G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L54]/[.K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I54]/[.M54]" office:value-type="float" office:value="11.0839068505056" calcext:value-type="float">
            <text:p>11.0839068505</text:p>
          </table:table-cell>
          <table:table-cell table:formula="of:=[.Q54]-[.P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H55]/[Sheet2.G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L55]/[.K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I55]/[.M55]" office:value-type="float" office:value="12.5042438265941" calcext:value-type="float">
            <text:p>12.5042438266</text:p>
          </table:table-cell>
          <table:table-cell table:formula="of:=[.Q55]-[.P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H56]/[Sheet2.G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L56]/[.K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I56]/[.M56]" office:value-type="float" office:value="10.6101914806861" calcext:value-type="float">
            <text:p>10.6101914807</text:p>
          </table:table-cell>
          <table:table-cell table:formula="of:=[.Q56]-[.P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H57]/[Sheet2.G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L57]/[.K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I57]/[.M57]" office:value-type="float" office:value="11.1719407155581" calcext:value-type="float">
            <text:p>11.1719407156</text:p>
          </table:table-cell>
          <table:table-cell table:formula="of:=[.Q57]-[.P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H58]/[Sheet2.G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L58]/[.K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I58]/[.M58]" office:value-type="float" office:value="9.50339440169494" calcext:value-type="float">
            <text:p>9.5033944017</text:p>
          </table:table-cell>
          <table:table-cell table:formula="of:=[.Q58]-[.P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H59]/[Sheet2.G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L59]/[.K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I59]/[.M59]" office:value-type="float" office:value="11.4673854916727" calcext:value-type="float">
            <text:p>11.4673854917</text:p>
          </table:table-cell>
          <table:table-cell table:formula="of:=[.Q59]-[.P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H60]/[Sheet2.G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L60]/[.K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I60]/[.M60]" office:value-type="float" office:value="10.3638933826503" calcext:value-type="float">
            <text:p>10.3638933827</text:p>
          </table:table-cell>
          <table:table-cell table:formula="of:=[.Q60]-[.P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H61]/[Sheet2.G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L61]/[.K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I61]/[.M61]" office:value-type="float" office:value="10.5689220560162" calcext:value-type="float">
            <text:p>10.568922056</text:p>
          </table:table-cell>
          <table:table-cell table:formula="of:=[.Q61]-[.P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H62]/[Sheet2.G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L62]/[.K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I62]/[.M62]" office:value-type="float" office:value="11.5474538368941" calcext:value-type="float">
            <text:p>11.5474538369</text:p>
          </table:table-cell>
          <table:table-cell table:formula="of:=[.Q62]-[.P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H63]/[Sheet2.G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L63]/[.K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I63]/[.M63]" office:value-type="float" office:value="11.0916666987894" calcext:value-type="float">
            <text:p>11.0916666988</text:p>
          </table:table-cell>
          <table:table-cell table:formula="of:=[.Q63]-[.P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H64]/[Sheet2.G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L64]/[.K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I64]/[.M64]" office:value-type="float" office:value="11.9009789863423" calcext:value-type="float">
            <text:p>11.9009789863</text:p>
          </table:table-cell>
          <table:table-cell table:formula="of:=[.Q64]-[.P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H65]/[Sheet2.G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L65]/[.K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I65]/[.M65]" office:value-type="float" office:value="11.1067027723352" calcext:value-type="float">
            <text:p>11.1067027723</text:p>
          </table:table-cell>
          <table:table-cell table:formula="of:=[.Q65]-[.P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H66]/[Sheet2.G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L66]/[.K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I66]/[.M66]" office:value-type="float" office:value="12.3004832585833" calcext:value-type="float">
            <text:p>12.3004832586</text:p>
          </table:table-cell>
          <table:table-cell table:formula="of:=[.Q66]-[.P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H67]/[Sheet2.G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L67]/[.K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I67]/[.M67]" office:value-type="float" office:value="13.0883737946996" calcext:value-type="float">
            <text:p>13.0883737947</text:p>
          </table:table-cell>
          <table:table-cell table:formula="of:=[.Q67]-[.P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H68]/[Sheet2.G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L68]/[.K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I68]/[.M68]" office:value-type="float" office:value="10.5719140782013" calcext:value-type="float">
            <text:p>10.5719140782</text:p>
          </table:table-cell>
          <table:table-cell table:formula="of:=[.Q68]-[.P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H69]/[Sheet2.G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L69]/[.K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I69]/[.M69]" office:value-type="float" office:value="11.2573702964766" calcext:value-type="float">
            <text:p>11.2573702965</text:p>
          </table:table-cell>
          <table:table-cell table:formula="of:=[.Q69]-[.P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H70]/[Sheet2.G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L70]/[.K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I70]/[.M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H71]/[Sheet2.G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L71]/[.K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I71]/[.M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C4:Sheet3.C40 Sheet3.D1:Sheet3.D1 Sheet3.J4:Sheet3.J40 Sheet3.M4:Sheet3.M40 Sheet3.K1:Sheet3.K1 Sheet3.T4:Sheet3.T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RUN 4, beam splitter off, no cooling, start lamp and detector when taking data, no N2 gaz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9" table:number-rows-spanned="1">
            <text:p>RUN 5, beam splitter off, no colling, leave the detecor on, start lamp while taking data, no N2 gaz</text:p>
          </table:table-cell>
          <table:covered-table-cell table:number-columns-repeated="5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5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4])*60 + MINUTE([.A4])" office:value-type="float" office:value="652" calcext:value-type="float">
            <text:p>652</text:p>
          </table:table-cell>
          <table:table-cell table:formula="of:=[.B4] - [.B$4]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H4]/[Sheet3.G4])" office:value-type="float" office:value="0.500113331006819" calcext:value-type="float">
            <text:p>0.500113331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time" office:time-value="PT14H51M00S" calcext:value-type="time">
            <text:p>02:51:00 PM</text:p>
          </table:table-cell>
          <table:table-cell table:formula="of:=HOUR([.K4])*60+MINUTE([.K4])" office:value-type="float" office:value="891" calcext:value-type="float">
            <text:p>891</text:p>
          </table:table-cell>
          <table:table-cell table:formula="of:=[.L4]-[.L$4]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R4]/[Sheet3.Q4])" office:value-type="float" office:value="0.504361773833102" calcext:value-type="float">
            <text:p>0.5043617738</text:p>
          </table:table-cell>
          <table:table-cell table:formula="of:=[.S4]/[.S$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5])*60 + MINUTE([.A5])" office:value-type="float" office:value="656" calcext:value-type="float">
            <text:p>656</text:p>
          </table:table-cell>
          <table:table-cell table:formula="of:=[.B5] - [.B$4]" office:value-type="float" office:value="4" calcext:value-type="float">
            <text:p>4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H5]/[Sheet3.G5])" office:value-type="float" office:value="0.517056173516627" calcext:value-type="float">
            <text:p>0.5170561735</text:p>
          </table:table-cell>
          <table:table-cell table:formula="of:=[.I5]/[.I$4]" office:value-type="float" office:value="1.03387800616252" calcext:value-type="float">
            <text:p>1.0338780062</text:p>
          </table:table-cell>
          <table:table-cell office:value-type="time" office:time-value="PT14H54M00S" calcext:value-type="time">
            <text:p>02:54:00 PM</text:p>
          </table:table-cell>
          <table:table-cell table:formula="of:=HOUR([.K5])*60+MINUTE([.K5])" office:value-type="float" office:value="894" calcext:value-type="float">
            <text:p>894</text:p>
          </table:table-cell>
          <table:table-cell table:formula="of:=[.L5]-[.L$4]" office:value-type="float" office:value="3" calcext:value-type="float">
            <text:p>3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R5]/[Sheet3.Q5])" office:value-type="float" office:value="0.510025760842697" calcext:value-type="float">
            <text:p>0.5100257608</text:p>
          </table:table-cell>
          <table:table-cell table:formula="of:=[.S5]/[.S$4]" office:value-type="float" office:value="1.01123000850471" calcext:value-type="float">
            <text:p>1.0112300085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6])*60 + MINUTE([.A6])" office:value-type="float" office:value="659" calcext:value-type="float">
            <text:p>659</text:p>
          </table:table-cell>
          <table:table-cell table:formula="of:=[.B6] - [.B$4]" office:value-type="float" office:value="7" calcext:value-type="float">
            <text:p>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H6]/[Sheet3.G6])" office:value-type="float" office:value="0.502447900137017" calcext:value-type="float">
            <text:p>0.5024479001</text:p>
          </table:table-cell>
          <table:table-cell table:formula="of:=[.I6]/[.I$4]" office:value-type="float" office:value="1.00466808018394" calcext:value-type="float">
            <text:p>1.0046680802</text:p>
          </table:table-cell>
          <table:table-cell office:value-type="time" office:time-value="PT14H57M00S" calcext:value-type="time">
            <text:p>02:57:00 PM</text:p>
          </table:table-cell>
          <table:table-cell table:formula="of:=HOUR([.K6])*60+MINUTE([.K6])" office:value-type="float" office:value="897" calcext:value-type="float">
            <text:p>897</text:p>
          </table:table-cell>
          <table:table-cell table:formula="of:=[.L6]-[.L$4]" office:value-type="float" office:value="6" calcext:value-type="float">
            <text:p>6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R6]/[Sheet3.Q6])" office:value-type="float" office:value="0.512522042417032" calcext:value-type="float">
            <text:p>0.5125220424</text:p>
          </table:table-cell>
          <table:table-cell table:formula="of:=[.S6]/[.S$4]" office:value-type="float" office:value="1.01617939544053" calcext:value-type="float">
            <text:p>1.0161793954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7])*60 + MINUTE([.A7])" office:value-type="float" office:value="662" calcext:value-type="float">
            <text:p>662</text:p>
          </table:table-cell>
          <table:table-cell table:formula="of:=[.B7] - [.B$4]" office:value-type="float" office:value="10" calcext:value-type="float">
            <text:p>10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H7]/[Sheet3.G7])" office:value-type="float" office:value="0.517877973589954" calcext:value-type="float">
            <text:p>0.5178779736</text:p>
          </table:table-cell>
          <table:table-cell table:formula="of:=[.I7]/[.I$4]" office:value-type="float" office:value="1.03552123385188" calcext:value-type="float">
            <text:p>1.0355212339</text:p>
          </table:table-cell>
          <table:table-cell office:value-type="time" office:time-value="PT15H01M00S" calcext:value-type="time">
            <text:p>03:01:00 PM</text:p>
          </table:table-cell>
          <table:table-cell table:formula="of:=HOUR([.K7])*60+MINUTE([.K7])" office:value-type="float" office:value="901" calcext:value-type="float">
            <text:p>901</text:p>
          </table:table-cell>
          <table:table-cell table:formula="of:=[.L7]-[.L$4]" office:value-type="float" office:value="10" calcext:value-type="float">
            <text:p>10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R7]/[Sheet3.Q7])" office:value-type="float" office:value="0.51847537277882" calcext:value-type="float">
            <text:p>0.5184753728</text:p>
          </table:table-cell>
          <table:table-cell table:formula="of:=[.S7]/[.S$4]" office:value-type="float" office:value="1.02798308610594" calcext:value-type="float">
            <text:p>1.0279830861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8])*60 + MINUTE([.A8])" office:value-type="float" office:value="665" calcext:value-type="float">
            <text:p>665</text:p>
          </table:table-cell>
          <table:table-cell table:formula="of:=[.B8] - [.B$4]"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H8]/[Sheet3.G8])" office:value-type="float" office:value="0.521399595208147" calcext:value-type="float">
            <text:p>0.5213995952</text:p>
          </table:table-cell>
          <table:table-cell table:formula="of:=[.I8]/[.I$4]" office:value-type="float" office:value="1.04256288101434" calcext:value-type="float">
            <text:p>1.042562881</text:p>
          </table:table-cell>
          <table:table-cell office:value-type="time" office:time-value="PT15H04M00S" calcext:value-type="time">
            <text:p>03:04:00 PM</text:p>
          </table:table-cell>
          <table:table-cell table:formula="of:=HOUR([.K8])*60+MINUTE([.K8])" office:value-type="float" office:value="904" calcext:value-type="float">
            <text:p>904</text:p>
          </table:table-cell>
          <table:table-cell table:formula="of:=[.L8]-[.L$4]" office:value-type="float" office:value="13" calcext:value-type="float">
            <text:p>13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R8]/[Sheet3.Q8])" office:value-type="float" office:value="0.534627545917172" calcext:value-type="float">
            <text:p>0.5346275459</text:p>
          </table:table-cell>
          <table:table-cell table:formula="of:=[.S8]/[.S$4]" office:value-type="float" office:value="1.06000806098776" calcext:value-type="float">
            <text:p>1.060008061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9])*60 + MINUTE([.A9])" office:value-type="float" office:value="669" calcext:value-type="float">
            <text:p>669</text:p>
          </table:table-cell>
          <table:table-cell table:formula="of:=[.B9] - [.B$4]" office:value-type="float" office:value="17" calcext:value-type="float">
            <text:p>17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H9]/[Sheet3.G9])" office:value-type="float" office:value="0.509645772442611" calcext:value-type="float">
            <text:p>0.5096457724</text:p>
          </table:table-cell>
          <table:table-cell table:formula="of:=[.I9]/[.I$4]" office:value-type="float" office:value="1.01906056256609" calcext:value-type="float">
            <text:p>1.0190605626</text:p>
          </table:table-cell>
          <table:table-cell office:value-type="time" office:time-value="PT15H07M00S" calcext:value-type="time">
            <text:p>03:07:00 PM</text:p>
          </table:table-cell>
          <table:table-cell table:formula="of:=HOUR([.K9])*60+MINUTE([.K9])" office:value-type="float" office:value="907" calcext:value-type="float">
            <text:p>907</text:p>
          </table:table-cell>
          <table:table-cell table:formula="of:=[.L9]-[.L$4]" office:value-type="float" office:value="16" calcext:value-type="float">
            <text:p>16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R9]/[Sheet3.Q9])" office:value-type="float" office:value="0.510939253673505" calcext:value-type="float">
            <text:p>0.5109392537</text:p>
          </table:table-cell>
          <table:table-cell table:formula="of:=[.S9]/[.S$4]" office:value-type="float" office:value="1.01304119420156" calcext:value-type="float">
            <text:p>1.013041194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0])*60 + MINUTE([.A10])" office:value-type="float" office:value="673" calcext:value-type="float">
            <text:p>673</text:p>
          </table:table-cell>
          <table:table-cell table:formula="of:=[.B10] - [.B$4]"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H10]/[Sheet3.G10])" office:value-type="float" office:value="0.530146162922532" calcext:value-type="float">
            <text:p>0.5301461629</text:p>
          </table:table-cell>
          <table:table-cell table:formula="of:=[.I10]/[.I$4]" office:value-type="float" office:value="1.06005205231233" calcext:value-type="float">
            <text:p>1.0600520523</text:p>
          </table:table-cell>
          <table:table-cell office:value-type="time" office:time-value="PT15H10M00S" calcext:value-type="time">
            <text:p>03:10:00 PM</text:p>
          </table:table-cell>
          <table:table-cell table:formula="of:=HOUR([.K10])*60+MINUTE([.K10])" office:value-type="float" office:value="910" calcext:value-type="float">
            <text:p>910</text:p>
          </table:table-cell>
          <table:table-cell table:formula="of:=[.L10]-[.L$4]" office:value-type="float" office:value="19" calcext:value-type="float">
            <text:p>19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R10]/[Sheet3.Q10])" office:value-type="float" office:value="0.51770499773688" calcext:value-type="float">
            <text:p>0.5177049977</text:p>
          </table:table-cell>
          <table:table-cell table:formula="of:=[.S10]/[.S$4]" office:value-type="float" office:value="1.02645566059135" calcext:value-type="float">
            <text:p>1.0264556606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1])*60 + MINUTE([.A11])" office:value-type="float" office:value="676" calcext:value-type="float">
            <text:p>676</text:p>
          </table:table-cell>
          <table:table-cell table:formula="of:=[.B11] - [.B$4]" office:value-type="float" office:value="24" calcext:value-type="float">
            <text:p>24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H11]/[Sheet3.G11])" office:value-type="float" office:value="0.523657428061284" calcext:value-type="float">
            <text:p>0.5236574281</text:p>
          </table:table-cell>
          <table:table-cell table:formula="of:=[.I11]/[.I$4]" office:value-type="float" office:value="1.04707752342267" calcext:value-type="float">
            <text:p>1.0470775234</text:p>
          </table:table-cell>
          <table:table-cell office:value-type="time" office:time-value="PT15H13M00S" calcext:value-type="time">
            <text:p>03:13:00 PM</text:p>
          </table:table-cell>
          <table:table-cell table:formula="of:=HOUR([.K11])*60+MINUTE([.K11])" office:value-type="float" office:value="913" calcext:value-type="float">
            <text:p>913</text:p>
          </table:table-cell>
          <table:table-cell table:formula="of:=[.L11]-[.L$4]" office:value-type="float" office:value="22" calcext:value-type="float">
            <text:p>22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R11]/[Sheet3.Q11])" office:value-type="float" office:value="0.537993929538928" calcext:value-type="float">
            <text:p>0.5379939295</text:p>
          </table:table-cell>
          <table:table-cell table:formula="of:=[.S11]/[.S$4]" office:value-type="float" office:value="1.0666826025498" calcext:value-type="float">
            <text:p>1.0666826025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2])*60 + MINUTE([.A12])" office:value-type="float" office:value="679" calcext:value-type="float">
            <text:p>679</text:p>
          </table:table-cell>
          <table:table-cell table:formula="of:=[.B12] - [.B$4]" office:value-type="float" office:value="27" calcext:value-type="float">
            <text:p>27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H12]/[Sheet3.G12])" office:value-type="float" office:value="0.511943394508129" calcext:value-type="float">
            <text:p>0.5119433945</text:p>
          </table:table-cell>
          <table:table-cell table:formula="of:=[.I12]/[.I$4]" office:value-type="float" office:value="1.02365476536587" calcext:value-type="float">
            <text:p>1.0236547654</text:p>
          </table:table-cell>
          <table:table-cell office:value-type="time" office:time-value="PT15H17M00S" calcext:value-type="time">
            <text:p>03:17:00 PM</text:p>
          </table:table-cell>
          <table:table-cell table:formula="of:=HOUR([.K12])*60+MINUTE([.K12])" office:value-type="float" office:value="917" calcext:value-type="float">
            <text:p>917</text:p>
          </table:table-cell>
          <table:table-cell table:formula="of:=[.L12]-[.L$4]" office:value-type="float" office:value="26" calcext:value-type="float">
            <text:p>26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R12]/[Sheet3.Q12])" office:value-type="float" office:value="0.532049650233142" calcext:value-type="float">
            <text:p>0.5320496502</text:p>
          </table:table-cell>
          <table:table-cell table:formula="of:=[.S12]/[.S$4]" office:value-type="float" office:value="1.05489685744741" calcext:value-type="float">
            <text:p>1.0548968574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3])*60 + MINUTE([.A13])" office:value-type="float" office:value="682" calcext:value-type="float">
            <text:p>682</text:p>
          </table:table-cell>
          <table:table-cell table:formula="of:=[.B13] - [.B$4]" office:value-type="float" office:value="30" calcext:value-type="float">
            <text:p>30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H13]/[Sheet3.G13])" office:value-type="float" office:value="0.519280347684923" calcext:value-type="float">
            <text:p>0.5192803477</text:p>
          </table:table-cell>
          <table:table-cell table:formula="of:=[.I13]/[.I$4]" office:value-type="float" office:value="1.03832534645601" calcext:value-type="float">
            <text:p>1.0383253465</text:p>
          </table:table-cell>
          <table:table-cell office:value-type="time" office:time-value="PT15H20M00S" calcext:value-type="time">
            <text:p>03:20:00 PM</text:p>
          </table:table-cell>
          <table:table-cell table:formula="of:=HOUR([.K13])*60+MINUTE([.K13])" office:value-type="float" office:value="920" calcext:value-type="float">
            <text:p>920</text:p>
          </table:table-cell>
          <table:table-cell table:formula="of:=[.L13]-[.L$4]" office:value-type="float" office:value="29" calcext:value-type="float">
            <text:p>29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R13]/[Sheet3.Q13])" office:value-type="float" office:value="0.524080883172308" calcext:value-type="float">
            <text:p>0.5240808832</text:p>
          </table:table-cell>
          <table:table-cell table:formula="of:=[.S13]/[.S$4]" office:value-type="float" office:value="1.03909715280233" calcext:value-type="float">
            <text:p>1.0390971528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4])*60 + MINUTE([.A14])" office:value-type="float" office:value="685" calcext:value-type="float">
            <text:p>685</text:p>
          </table:table-cell>
          <table:table-cell table:formula="of:=[.B14] - [.B$4]"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H14]/[Sheet3.G14])" office:value-type="float" office:value="0.510327319905324" calcext:value-type="float">
            <text:p>0.5103273199</text:p>
          </table:table-cell>
          <table:table-cell table:formula="of:=[.I14]/[.I$4]" office:value-type="float" office:value="1.02042334859969" calcext:value-type="float">
            <text:p>1.0204233486</text:p>
          </table:table-cell>
          <table:table-cell office:value-type="time" office:time-value="PT15H23M00S" calcext:value-type="time">
            <text:p>03:23:00 PM</text:p>
          </table:table-cell>
          <table:table-cell table:formula="of:=HOUR([.K14])*60+MINUTE([.K14])" office:value-type="float" office:value="923" calcext:value-type="float">
            <text:p>923</text:p>
          </table:table-cell>
          <table:table-cell table:formula="of:=[.L14]-[.L$4]" office:value-type="float" office:value="32" calcext:value-type="float">
            <text:p>32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R14]/[Sheet3.Q14])" office:value-type="float" office:value="0.523843964525248" calcext:value-type="float">
            <text:p>0.5238439645</text:p>
          </table:table-cell>
          <table:table-cell table:formula="of:=[.S14]/[.S$4]" office:value-type="float" office:value="1.03862741330312" calcext:value-type="float">
            <text:p>1.0386274133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5])*60 + MINUTE([.A15])" office:value-type="float" office:value="689" calcext:value-type="float">
            <text:p>689</text:p>
          </table:table-cell>
          <table:table-cell table:formula="of:=[.B15] - [.B$4]" office:value-type="float" office:value="37" calcext:value-type="float">
            <text:p>37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H15]/[Sheet3.G15])" office:value-type="float" office:value="0.535684271693807" calcext:value-type="float">
            <text:p>0.5356842717</text:p>
          </table:table-cell>
          <table:table-cell table:formula="of:=[.I15]/[.I$4]" office:value-type="float" office:value="1.07112575986602" calcext:value-type="float">
            <text:p>1.0711257599</text:p>
          </table:table-cell>
          <table:table-cell office:value-type="time" office:time-value="PT15H27M00S" calcext:value-type="time">
            <text:p>03:27:00 PM</text:p>
          </table:table-cell>
          <table:table-cell table:formula="of:=HOUR([.K15])*60+MINUTE([.K15])" office:value-type="float" office:value="927" calcext:value-type="float">
            <text:p>927</text:p>
          </table:table-cell>
          <table:table-cell table:formula="of:=[.L15]-[.L$4]" office:value-type="float" office:value="36" calcext:value-type="float">
            <text:p>36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R15]/[Sheet3.Q15])" office:value-type="float" office:value="0.542652988622219" calcext:value-type="float">
            <text:p>0.5426529886</text:p>
          </table:table-cell>
          <table:table-cell table:formula="of:=[.S15]/[.S$4]" office:value-type="float" office:value="1.07592013664737" calcext:value-type="float">
            <text:p>1.075920136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6])*60 + MINUTE([.A16])" office:value-type="float" office:value="692" calcext:value-type="float">
            <text:p>692</text:p>
          </table:table-cell>
          <table:table-cell table:formula="of:=[.B16] - [.B$4]" office:value-type="float" office:value="40" calcext:value-type="float">
            <text:p>40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H16]/[Sheet3.G16])" office:value-type="float" office:value="0.495561656097259" calcext:value-type="float">
            <text:p>0.4955616561</text:p>
          </table:table-cell>
          <table:table-cell table:formula="of:=[.I16]/[.I$4]" office:value-type="float" office:value="0.990898713096895" calcext:value-type="float">
            <text:p>0.9908987131</text:p>
          </table:table-cell>
          <table:table-cell office:value-type="time" office:time-value="PT15H30M00S" calcext:value-type="time">
            <text:p>03:30:00 PM</text:p>
          </table:table-cell>
          <table:table-cell table:formula="of:=HOUR([.K16])*60+MINUTE([.K16])" office:value-type="float" office:value="930" calcext:value-type="float">
            <text:p>930</text:p>
          </table:table-cell>
          <table:table-cell table:formula="of:=[.L16]-[.L$4]" office:value-type="float" office:value="39" calcext:value-type="float">
            <text:p>39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R16]/[Sheet3.Q16])" office:value-type="float" office:value="0.533517034968061" calcext:value-type="float">
            <text:p>0.533517035</text:p>
          </table:table-cell>
          <table:table-cell table:formula="of:=[.S16]/[.S$4]" office:value-type="float" office:value="1.05780624672124" calcext:value-type="float">
            <text:p>1.0578062467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7])*60 + MINUTE([.A17])" office:value-type="float" office:value="695" calcext:value-type="float">
            <text:p>695</text:p>
          </table:table-cell>
          <table:table-cell table:formula="of:=[.B17] - [.B$4]" office:value-type="float" office:value="43" calcext:value-type="float">
            <text:p>43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H17]/[Sheet3.G17])" office:value-type="float" office:value="0.497552799854796" calcext:value-type="float">
            <text:p>0.4975527999</text:p>
          </table:table-cell>
          <table:table-cell table:formula="of:=[.I17]/[.I$4]" office:value-type="float" office:value="0.99488009818321" calcext:value-type="float">
            <text:p>0.9948800982</text:p>
          </table:table-cell>
          <table:table-cell office:value-type="time" office:time-value="PT15H33M00S" calcext:value-type="time">
            <text:p>03:33:00 PM</text:p>
          </table:table-cell>
          <table:table-cell table:formula="of:=HOUR([.K17])*60+MINUTE([.K17])" office:value-type="float" office:value="933" calcext:value-type="float">
            <text:p>933</text:p>
          </table:table-cell>
          <table:table-cell table:formula="of:=[.L17]-[.L$4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R17]/[Sheet3.Q17])" office:value-type="float" office:value="0.53741868005147" calcext:value-type="float">
            <text:p>0.5374186801</text:p>
          </table:table-cell>
          <table:table-cell table:formula="of:=[.S17]/[.S$4]" office:value-type="float" office:value="1.06554205321141" calcext:value-type="float">
            <text:p>1.065542053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8])*60 + MINUTE([.A18])" office:value-type="float" office:value="699" calcext:value-type="float">
            <text:p>699</text:p>
          </table:table-cell>
          <table:table-cell table:formula="of:=[.B18] - [.B$4]" office:value-type="float" office:value="47" calcext:value-type="float">
            <text:p>47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H18]/[Sheet3.G18])" office:value-type="float" office:value="0.5143735045459" calcext:value-type="float">
            <text:p>0.5143735045</text:p>
          </table:table-cell>
          <table:table-cell table:formula="of:=[.I18]/[.I$4]" office:value-type="float" office:value="1.02851388406378" calcext:value-type="float">
            <text:p>1.0285138841</text:p>
          </table:table-cell>
          <table:table-cell office:value-type="time" office:time-value="PT15H36M00S" calcext:value-type="time">
            <text:p>03:36:00 PM</text:p>
          </table:table-cell>
          <table:table-cell table:formula="of:=HOUR([.K18])*60+MINUTE([.K18])" office:value-type="float" office:value="936" calcext:value-type="float">
            <text:p>936</text:p>
          </table:table-cell>
          <table:table-cell table:formula="of:=[.L18]-[.L$4]" office:value-type="float" office:value="45" calcext:value-type="float">
            <text:p>45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R18]/[Sheet3.Q18])" office:value-type="float" office:value="0.533446070202038" calcext:value-type="float">
            <text:p>0.5334460702</text:p>
          </table:table-cell>
          <table:table-cell table:formula="of:=[.S18]/[.S$4]" office:value-type="float" office:value="1.05766554461076" calcext:value-type="float">
            <text:p>1.0576655446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19])*60 + MINUTE([.A19])" office:value-type="float" office:value="703" calcext:value-type="float">
            <text:p>703</text:p>
          </table:table-cell>
          <table:table-cell table:formula="of:=[.B19] - [.B$4]" office:value-type="float" office:value="51" calcext:value-type="float">
            <text:p>51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H19]/[Sheet3.G19])" office:value-type="float" office:value="0.513273034812222" calcext:value-type="float">
            <text:p>0.5132730348</text:p>
          </table:table-cell>
          <table:table-cell table:formula="of:=[.I19]/[.I$4]" office:value-type="float" office:value="1.02631344335275" calcext:value-type="float">
            <text:p>1.0263134434</text:p>
          </table:table-cell>
          <table:table-cell office:value-type="time" office:time-value="PT15H40M00S" calcext:value-type="time">
            <text:p>03:40:00 PM</text:p>
          </table:table-cell>
          <table:table-cell table:formula="of:=HOUR([.K19])*60+MINUTE([.K19])" office:value-type="float" office:value="940" calcext:value-type="float">
            <text:p>940</text:p>
          </table:table-cell>
          <table:table-cell table:formula="of:=[.L19]-[.L$4]" office:value-type="float" office:value="49" calcext:value-type="float">
            <text:p>49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R19]/[Sheet3.Q19])" office:value-type="float" office:value="0.506115299465807" calcext:value-type="float">
            <text:p>0.5061152995</text:p>
          </table:table-cell>
          <table:table-cell table:formula="of:=[.S19]/[.S$4]" office:value-type="float" office:value="1.00347672191605" calcext:value-type="float">
            <text:p>1.003476721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0])*60 + MINUTE([.A20])" office:value-type="float" office:value="707" calcext:value-type="float">
            <text:p>707</text:p>
          </table:table-cell>
          <table:table-cell table:formula="of:=[.B20] - [.B$4]" office:value-type="float" office:value="55" calcext:value-type="float">
            <text:p>55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H19]/[Sheet3.G19])" office:value-type="float" office:value="0.513273034812222" calcext:value-type="float">
            <text:p>0.5132730348</text:p>
          </table:table-cell>
          <table:table-cell table:formula="of:=[.I20]/[.I$4]" office:value-type="float" office:value="1.02631344335275" calcext:value-type="float">
            <text:p>1.0263134434</text:p>
          </table:table-cell>
          <table:table-cell office:value-type="time" office:time-value="PT15H44M00S" calcext:value-type="time">
            <text:p>03:44:00 PM</text:p>
          </table:table-cell>
          <table:table-cell table:formula="of:=HOUR([.K20])*60+MINUTE([.K20])" office:value-type="float" office:value="944" calcext:value-type="float">
            <text:p>944</text:p>
          </table:table-cell>
          <table:table-cell table:formula="of:=[.L20]-[.L$4]" office:value-type="float" office:value="53" calcext:value-type="float">
            <text:p>53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R20]/[Sheet3.Q20])" office:value-type="float" office:value="0.521046271638395" calcext:value-type="float">
            <text:p>0.5210462716</text:p>
          </table:table-cell>
          <table:table-cell table:formula="of:=[.S20]/[.S$4]" office:value-type="float" office:value="1.03308041701593" calcext:value-type="float">
            <text:p>1.033080417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1])*60 + MINUTE([.A21])" office:value-type="float" office:value="710" calcext:value-type="float">
            <text:p>710</text:p>
          </table:table-cell>
          <table:table-cell table:formula="of:=[.B21] - [.B$4]" office:value-type="float" office:value="58" calcext:value-type="float">
            <text:p>58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H20]/[Sheet3.G20])" office:value-type="float" office:value="0.52341986180395" calcext:value-type="float">
            <text:p>0.5234198618</text:p>
          </table:table-cell>
          <table:table-cell table:formula="of:=[.I21]/[.I$4]" office:value-type="float" office:value="1.04660249857809" calcext:value-type="float">
            <text:p>1.0466024986</text:p>
          </table:table-cell>
          <table:table-cell office:value-type="time" office:time-value="PT15H47M00S" calcext:value-type="time">
            <text:p>03:47:00 PM</text:p>
          </table:table-cell>
          <table:table-cell table:formula="of:=HOUR([.K21])*60+MINUTE([.K21])" office:value-type="float" office:value="947" calcext:value-type="float">
            <text:p>947</text:p>
          </table:table-cell>
          <table:table-cell table:formula="of:=[.L21]-[.L$4]" office:value-type="float" office:value="56" calcext:value-type="float">
            <text:p>56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R21]/[Sheet3.Q21])" office:value-type="float" office:value="0.504327282480584" calcext:value-type="float">
            <text:p>0.5043272825</text:p>
          </table:table-cell>
          <table:table-cell table:formula="of:=[.S21]/[.S$4]" office:value-type="float" office:value="0.999931613864676" calcext:value-type="float">
            <text:p>0.9999316139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2])*60 + MINUTE([.A22])" office:value-type="float" office:value="713" calcext:value-type="float">
            <text:p>713</text:p>
          </table:table-cell>
          <table:table-cell table:formula="of:=[.B22] - [.B$4]" office:value-type="float" office:value="61" calcext:value-type="float">
            <text:p>61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H21]/[Sheet3.G21])" office:value-type="float" office:value="0.505780262681012" calcext:value-type="float">
            <text:p>0.5057802627</text:p>
          </table:table-cell>
          <table:table-cell table:formula="of:=[.I22]/[.I$4]" office:value-type="float" office:value="1.01133129497425" calcext:value-type="float">
            <text:p>1.011331295</text:p>
          </table:table-cell>
          <table:table-cell office:value-type="time" office:time-value="PT15H50M00S" calcext:value-type="time">
            <text:p>03:50:00 PM</text:p>
          </table:table-cell>
          <table:table-cell table:formula="of:=HOUR([.K22])*60+MINUTE([.K22])" office:value-type="float" office:value="950" calcext:value-type="float">
            <text:p>950</text:p>
          </table:table-cell>
          <table:table-cell table:formula="of:=[.L22]-[.L$4]" office:value-type="float" office:value="59" calcext:value-type="float">
            <text:p>59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R22]/[Sheet3.Q22])" office:value-type="float" office:value="0.523368917140559" calcext:value-type="float">
            <text:p>0.5233689171</text:p>
          </table:table-cell>
          <table:table-cell table:formula="of:=[.S22]/[.S$4]" office:value-type="float" office:value="1.03768553505355" calcext:value-type="float">
            <text:p>1.0376855351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3])*60 + MINUTE([.A23])" office:value-type="float" office:value="716" calcext:value-type="float">
            <text:p>716</text:p>
          </table:table-cell>
          <table:table-cell table:formula="of:=[.B23] - [.B$4]" office:value-type="float" office:value="64" calcext:value-type="float">
            <text:p>64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H22]/[Sheet3.G22])" office:value-type="float" office:value="0.496321245955277" calcext:value-type="float">
            <text:p>0.496321246</text:p>
          </table:table-cell>
          <table:table-cell table:formula="of:=[.I23]/[.I$4]" office:value-type="float" office:value="0.99241754855063" calcext:value-type="float">
            <text:p>0.9924175486</text:p>
          </table:table-cell>
          <table:table-cell office:value-type="time" office:time-value="PT15H53M00S" calcext:value-type="time">
            <text:p>03:53:00 PM</text:p>
          </table:table-cell>
          <table:table-cell table:formula="of:=HOUR([.K23])*60+MINUTE([.K23])" office:value-type="float" office:value="953" calcext:value-type="float">
            <text:p>953</text:p>
          </table:table-cell>
          <table:table-cell table:formula="of:=[.L23]-[.L$4]" office:value-type="float" office:value="62" calcext:value-type="float">
            <text:p>62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R23]/[Sheet3.Q23])" office:value-type="float" office:value="0.537746855582846" calcext:value-type="float">
            <text:p>0.5377468556</text:p>
          </table:table-cell>
          <table:table-cell table:formula="of:=[.S23]/[.S$4]" office:value-type="float" office:value="1.06619272808092" calcext:value-type="float">
            <text:p>1.0661927281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4])*60 + MINUTE([.A24])" office:value-type="float" office:value="719" calcext:value-type="float">
            <text:p>719</text:p>
          </table:table-cell>
          <table:table-cell table:formula="of:=[.B24] - [.B$4]"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H23]/[Sheet3.G23])" office:value-type="float" office:value="0.507918978510026" calcext:value-type="float">
            <text:p>0.5079189785</text:p>
          </table:table-cell>
          <table:table-cell table:formula="of:=[.I24]/[.I$4]" office:value-type="float" office:value="1.01560775732071" calcext:value-type="float">
            <text:p>1.0156077573</text:p>
          </table:table-cell>
          <table:table-cell office:value-type="time" office:time-value="PT15H56M00S" calcext:value-type="time">
            <text:p>03:56:00 PM</text:p>
          </table:table-cell>
          <table:table-cell table:formula="of:=HOUR([.K24])*60+MINUTE([.K24])" office:value-type="float" office:value="956" calcext:value-type="float">
            <text:p>956</text:p>
          </table:table-cell>
          <table:table-cell table:formula="of:=[.L24]-[.L$4]" office:value-type="float" office:value="65" calcext:value-type="float">
            <text:p>65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R24]/[Sheet3.Q24])" office:value-type="float" office:value="0.519190996562404" calcext:value-type="float">
            <text:p>0.5191909966</text:p>
          </table:table-cell>
          <table:table-cell table:formula="of:=[.S24]/[.S$4]" office:value-type="float" office:value="1.02940195609315" calcext:value-type="float">
            <text:p>1.0294019561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5])*60 + MINUTE([.A25])" office:value-type="float" office:value="723" calcext:value-type="float">
            <text:p>723</text:p>
          </table:table-cell>
          <table:table-cell table:formula="of:=[.B25] - [.B$4]" office:value-type="float" office:value="71" calcext:value-type="float">
            <text:p>71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H24]/[Sheet3.G24])" office:value-type="float" office:value="0.521686863197595" calcext:value-type="float">
            <text:p>0.5216868632</text:p>
          </table:table-cell>
          <table:table-cell table:formula="of:=[.I25]/[.I$4]" office:value-type="float" office:value="1.04313728679726" calcext:value-type="float">
            <text:p>1.0431372868</text:p>
          </table:table-cell>
          <table:table-cell office:value-type="time" office:time-value="PT15H59M00S" calcext:value-type="time">
            <text:p>03:59:00 PM</text:p>
          </table:table-cell>
          <table:table-cell table:formula="of:=HOUR([.K25])*60+MINUTE([.K25])" office:value-type="float" office:value="959" calcext:value-type="float">
            <text:p>959</text:p>
          </table:table-cell>
          <table:table-cell table:formula="of:=[.L25]-[.L$4]" office:value-type="float" office:value="68" calcext:value-type="float">
            <text:p>68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R25]/[Sheet3.Q25])" office:value-type="float" office:value="0.530080268309914" calcext:value-type="float">
            <text:p>0.5300802683</text:p>
          </table:table-cell>
          <table:table-cell table:formula="of:=[.S25]/[.S$4]" office:value-type="float" office:value="1.05099215644626" calcext:value-type="float">
            <text:p>1.0509921564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6])*60 + MINUTE([.A26])" office:value-type="float" office:value="726" calcext:value-type="float">
            <text:p>726</text:p>
          </table:table-cell>
          <table:table-cell table:formula="of:=[.B26] - [.B$4]" office:value-type="float" office:value="74" calcext:value-type="float">
            <text:p>74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H25]/[Sheet3.G25])" office:value-type="float" office:value="0.518333600125868" calcext:value-type="float">
            <text:p>0.5183336001</text:p>
          </table:table-cell>
          <table:table-cell table:formula="of:=[.I26]/[.I$4]" office:value-type="float" office:value="1.03643228042405" calcext:value-type="float">
            <text:p>1.0364322804</text:p>
          </table:table-cell>
          <table:table-cell office:value-type="time" office:time-value="PT16H03M00S" calcext:value-type="time">
            <text:p>04:03:00 PM</text:p>
          </table:table-cell>
          <table:table-cell table:formula="of:=HOUR([.K26])*60+MINUTE([.K26])" office:value-type="float" office:value="963" calcext:value-type="float">
            <text:p>963</text:p>
          </table:table-cell>
          <table:table-cell table:formula="of:=[.L26]-[.L$4]" office:value-type="float" office:value="72" calcext:value-type="float">
            <text:p>72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R26]/[Sheet3.Q26])" office:value-type="float" office:value="0.509482440219523" calcext:value-type="float">
            <text:p>0.5094824402</text:p>
          </table:table-cell>
          <table:table-cell table:formula="of:=[.S26]/[.S$4]" office:value-type="float" office:value="1.01015276464651" calcext:value-type="float">
            <text:p>1.0101527646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7])*60 + MINUTE([.A27])" office:value-type="float" office:value="730" calcext:value-type="float">
            <text:p>730</text:p>
          </table:table-cell>
          <table:table-cell table:formula="of:=[.B27] - [.B$4]" office:value-type="float" office:value="78" calcext:value-type="float">
            <text:p>78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H27]/[Sheet3.G27])" office:value-type="float" office:value="0.517315786527209" calcext:value-type="float">
            <text:p>0.5173157865</text:p>
          </table:table-cell>
          <table:table-cell table:formula="of:=[.I27]/[.I$4]" office:value-type="float" office:value="1.03439711452154" calcext:value-type="float">
            <text:p>1.0343971145</text:p>
          </table:table-cell>
          <table:table-cell office:value-type="time" office:time-value="PT16H06M00S" calcext:value-type="time">
            <text:p>04:06:00 PM</text:p>
          </table:table-cell>
          <table:table-cell table:formula="of:=HOUR([.K27])*60+MINUTE([.K27])" office:value-type="float" office:value="966" calcext:value-type="float">
            <text:p>966</text:p>
          </table:table-cell>
          <table:table-cell table:formula="of:=[.L27]-[.L$4]" office:value-type="float" office:value="75" calcext:value-type="float">
            <text:p>75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R27]/[Sheet3.Q27])" office:value-type="float" office:value="0.501839683968276" calcext:value-type="float">
            <text:p>0.501839684</text:p>
          </table:table-cell>
          <table:table-cell table:formula="of:=[.S27]/[.S$4]" office:value-type="float" office:value="0.99499944286884" calcext:value-type="float">
            <text:p>0.9949994429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8])*60 + MINUTE([.A28])" office:value-type="float" office:value="733" calcext:value-type="float">
            <text:p>733</text:p>
          </table:table-cell>
          <table:table-cell table:formula="of:=[.B28] - [.B$4]" office:value-type="float" office:value="81" calcext:value-type="float">
            <text:p>81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H28]/[Sheet3.G28])" office:value-type="float" office:value="0.519368737373971" calcext:value-type="float">
            <text:p>0.5193687374</text:p>
          </table:table-cell>
          <table:table-cell table:formula="of:=[.I28]/[.I$4]" office:value-type="float" office:value="1.03850208577401" calcext:value-type="float">
            <text:p>1.0385020858</text:p>
          </table:table-cell>
          <table:table-cell office:value-type="time" office:time-value="PT16H09M00S" calcext:value-type="time">
            <text:p>04:09:00 PM</text:p>
          </table:table-cell>
          <table:table-cell table:formula="of:=HOUR([.K28])*60+MINUTE([.K28])" office:value-type="float" office:value="969" calcext:value-type="float">
            <text:p>969</text:p>
          </table:table-cell>
          <table:table-cell table:formula="of:=[.L28]-[.L$4]" office:value-type="float" office:value="78" calcext:value-type="float">
            <text:p>78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R28]/[Sheet3.Q28])" office:value-type="float" office:value="0.521667937143042" calcext:value-type="float">
            <text:p>0.5216679371</text:p>
          </table:table-cell>
          <table:table-cell table:formula="of:=[.S28]/[.S$4]" office:value-type="float" office:value="1.03431299556748" calcext:value-type="float">
            <text:p>1.0343129956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29])*60 + MINUTE([.A29])" office:value-type="float" office:value="736" calcext:value-type="float">
            <text:p>736</text:p>
          </table:table-cell>
          <table:table-cell table:formula="of:=[.B29] - [.B$4]" office:value-type="float" office:value="84" calcext:value-type="float">
            <text:p>84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H29]/[Sheet3.G29])" office:value-type="float" office:value="0.522837896206784" calcext:value-type="float">
            <text:p>0.5228378962</text:p>
          </table:table-cell>
          <table:table-cell table:formula="of:=[.I29]/[.I$4]" office:value-type="float" office:value="1.04543883114297" calcext:value-type="float">
            <text:p>1.0454388311</text:p>
          </table:table-cell>
          <table:table-cell office:value-type="time" office:time-value="PT16H12M00S" calcext:value-type="time">
            <text:p>04:12:00 PM</text:p>
          </table:table-cell>
          <table:table-cell table:formula="of:=HOUR([.K29])*60+MINUTE([.K29])" office:value-type="float" office:value="972" calcext:value-type="float">
            <text:p>972</text:p>
          </table:table-cell>
          <table:table-cell table:formula="of:=[.L29]-[.L$4]" office:value-type="float" office:value="81" calcext:value-type="float">
            <text:p>81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R29]/[Sheet3.Q29])" office:value-type="float" office:value="0.529817429404214" calcext:value-type="float">
            <text:p>0.5298174294</text:p>
          </table:table-cell>
          <table:table-cell table:formula="of:=[.S29]/[.S$4]" office:value-type="float" office:value="1.05047102475204" calcext:value-type="float">
            <text:p>1.0504710248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0])*60 + MINUTE([.A30])" office:value-type="float" office:value="739" calcext:value-type="float">
            <text:p>739</text:p>
          </table:table-cell>
          <table:table-cell table:formula="of:=[.B30] - [.B$4]" office:value-type="float" office:value="87" calcext:value-type="float">
            <text:p>87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H30]/[Sheet3.G30])" office:value-type="float" office:value="0.501812003549926" calcext:value-type="float">
            <text:p>0.5018120035</text:p>
          </table:table-cell>
          <table:table-cell table:formula="of:=[.I30]/[.I$4]" office:value-type="float" office:value="1.00339657521164" calcext:value-type="float">
            <text:p>1.0033965752</text:p>
          </table:table-cell>
          <table:table-cell office:value-type="time" office:time-value="PT16H15M00S" calcext:value-type="time">
            <text:p>04:15:00 PM</text:p>
          </table:table-cell>
          <table:table-cell table:formula="of:=HOUR([.K30])*60+MINUTE([.K30])" office:value-type="float" office:value="975" calcext:value-type="float">
            <text:p>975</text:p>
          </table:table-cell>
          <table:table-cell table:formula="of:=[.L30]-[.L$4]" office:value-type="float" office:value="84" calcext:value-type="float">
            <text:p>84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R30]/[Sheet3.Q30])" office:value-type="float" office:value="0.527285325507107" calcext:value-type="float">
            <text:p>0.5272853255</text:p>
          </table:table-cell>
          <table:table-cell table:formula="of:=[.S30]/[.S$4]" office:value-type="float" office:value="1.04545061276113" calcext:value-type="float">
            <text:p>1.0454506128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1])*60 + MINUTE([.A31])" office:value-type="float" office:value="743" calcext:value-type="float">
            <text:p>743</text:p>
          </table:table-cell>
          <table:table-cell table:formula="of:=[.B31] - [.B$4]" office:value-type="float" office:value="91" calcext:value-type="float">
            <text:p>91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H31]/[Sheet3.G31])" office:value-type="float" office:value="0.530238463491459" calcext:value-type="float">
            <text:p>0.5302384635</text:p>
          </table:table-cell>
          <table:table-cell table:formula="of:=[.I31]/[.I$4]" office:value-type="float" office:value="1.06023661161759" calcext:value-type="float">
            <text:p>1.0602366116</text:p>
          </table:table-cell>
          <table:table-cell office:value-type="time" office:time-value="PT16H19M00S" calcext:value-type="time">
            <text:p>04:19:00 PM</text:p>
          </table:table-cell>
          <table:table-cell table:formula="of:=HOUR([.K31])*60+MINUTE([.K31])" office:value-type="float" office:value="979" calcext:value-type="float">
            <text:p>979</text:p>
          </table:table-cell>
          <table:table-cell table:formula="of:=[.L31]-[.L$4]" office:value-type="float" office:value="88" calcext:value-type="float">
            <text:p>88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R31]/[Sheet3.Q31])" office:value-type="float" office:value="0.513026011618397" calcext:value-type="float">
            <text:p>0.5130260116</text:p>
          </table:table-cell>
          <table:table-cell table:formula="of:=[.S31]/[.S$4]" office:value-type="float" office:value="1.01717861708561" calcext:value-type="float">
            <text:p>1.0171786171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2])*60 + MINUTE([.A32])" office:value-type="float" office:value="746" calcext:value-type="float">
            <text:p>746</text:p>
          </table:table-cell>
          <table:table-cell table:formula="of:=[.B32] - [.B$4]" office:value-type="float" office:value="94" calcext:value-type="float">
            <text:p>94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H32]/[Sheet3.G32])" office:value-type="float" office:value="0.499417858077577" calcext:value-type="float">
            <text:p>0.4994178581</text:p>
          </table:table-cell>
          <table:table-cell table:formula="of:=[.I32]/[.I$4]" office:value-type="float" office:value="0.998609369344661" calcext:value-type="float">
            <text:p>0.9986093693</text:p>
          </table:table-cell>
          <table:table-cell office:value-type="time" office:time-value="PT16H22M00S" calcext:value-type="time">
            <text:p>04:22:00 PM</text:p>
          </table:table-cell>
          <table:table-cell table:formula="of:=HOUR([.K32])*60+MINUTE([.K32])" office:value-type="float" office:value="982" calcext:value-type="float">
            <text:p>982</text:p>
          </table:table-cell>
          <table:table-cell table:formula="of:=[.L32]-[.L$4]" office:value-type="float" office:value="91" calcext:value-type="float">
            <text:p>91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R32]/[Sheet3.Q32])" office:value-type="float" office:value="0.520938624832143" calcext:value-type="float">
            <text:p>0.5209386248</text:p>
          </table:table-cell>
          <table:table-cell table:formula="of:=[.S32]/[.S$4]" office:value-type="float" office:value="1.0328669852853" calcext:value-type="float">
            <text:p>1.0328669853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3])*60 + MINUTE([.A33])" office:value-type="float" office:value="749" calcext:value-type="float">
            <text:p>749</text:p>
          </table:table-cell>
          <table:table-cell table:formula="of:=[.B33] - [.B$4]" office:value-type="float" office:value="97" calcext:value-type="float">
            <text:p>97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H33]/[Sheet3.G33])" office:value-type="float" office:value="0.525617940362397" calcext:value-type="float">
            <text:p>0.5256179404</text:p>
          </table:table-cell>
          <table:table-cell table:formula="of:=[.I33]/[.I$4]" office:value-type="float" office:value="1.05099765947897" calcext:value-type="float">
            <text:p>1.0509976595</text:p>
          </table:table-cell>
          <table:table-cell office:value-type="time" office:time-value="PT16H25M00S" calcext:value-type="time">
            <text:p>04:25:00 PM</text:p>
          </table:table-cell>
          <table:table-cell table:formula="of:=HOUR([.K33])*60+MINUTE([.K33])" office:value-type="float" office:value="985" calcext:value-type="float">
            <text:p>985</text:p>
          </table:table-cell>
          <table:table-cell table:formula="of:=[.L33]-[.L$4]" office:value-type="float" office:value="94" calcext:value-type="float">
            <text:p>94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R33]/[Sheet3.Q33])" office:value-type="float" office:value="0.52334835492386" calcext:value-type="float">
            <text:p>0.5233483549</text:p>
          </table:table-cell>
          <table:table-cell table:formula="of:=[.S33]/[.S$4]" office:value-type="float" office:value="1.03764476626859" calcext:value-type="float">
            <text:p>1.0376447663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4])*60 + MINUTE([.A34])" office:value-type="float" office:value="752" calcext:value-type="float">
            <text:p>752</text:p>
          </table:table-cell>
          <table:table-cell table:formula="of:=[.B34] - [.B$4]" office:value-type="float" office:value="100" calcext:value-type="float">
            <text:p>100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H34]/[Sheet3.G34])" office:value-type="float" office:value="0.509005787049005" calcext:value-type="float">
            <text:p>0.509005787</text:p>
          </table:table-cell>
          <table:table-cell table:formula="of:=[.I34]/[.I$4]" office:value-type="float" office:value="1.01778088183389" calcext:value-type="float">
            <text:p>1.0177808818</text:p>
          </table:table-cell>
          <table:table-cell office:value-type="time" office:time-value="PT16H28M00S" calcext:value-type="time">
            <text:p>04:28:00 PM</text:p>
          </table:table-cell>
          <table:table-cell table:formula="of:=HOUR([.K34])*60+MINUTE([.K34])" office:value-type="float" office:value="988" calcext:value-type="float">
            <text:p>988</text:p>
          </table:table-cell>
          <table:table-cell table:formula="of:=[.L34]-[.L$4]" office:value-type="float" office:value="97" calcext:value-type="float">
            <text:p>97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R34]/[Sheet3.Q34])" office:value-type="float" office:value="0.505068731067531" calcext:value-type="float">
            <text:p>0.5050687311</text:p>
          </table:table-cell>
          <table:table-cell table:formula="of:=[.S34]/[.S$4]" office:value-type="float" office:value="1.00140168678736" calcext:value-type="float">
            <text:p>1.0014016868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5])*60 + MINUTE([.A35])" office:value-type="float" office:value="756" calcext:value-type="float">
            <text:p>756</text:p>
          </table:table-cell>
          <table:table-cell table:formula="of:=[.B35] - [.B$4]" office:value-type="float" office:value="104" calcext:value-type="float">
            <text:p>104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H35]/[Sheet3.G35])" office:value-type="float" office:value="0.530582579577154" calcext:value-type="float">
            <text:p>0.5305825796</text:p>
          </table:table-cell>
          <table:table-cell table:formula="of:=[.I35]/[.I$4]" office:value-type="float" office:value="1.06092468782825" calcext:value-type="float">
            <text:p>1.0609246878</text:p>
          </table:table-cell>
          <table:table-cell office:value-type="time" office:time-value="PT16H31M00S" calcext:value-type="time">
            <text:p>04:31:00 PM</text:p>
          </table:table-cell>
          <table:table-cell table:formula="of:=HOUR([.K35])*60+MINUTE([.K35])" office:value-type="float" office:value="991" calcext:value-type="float">
            <text:p>991</text:p>
          </table:table-cell>
          <table:table-cell table:formula="of:=[.L35]-[.L$4]" office:value-type="float" office:value="100" calcext:value-type="float">
            <text:p>100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R35]/[Sheet3.Q35])" office:value-type="float" office:value="0.539714633618128" calcext:value-type="float">
            <text:p>0.5397146336</text:p>
          </table:table-cell>
          <table:table-cell table:formula="of:=[.S35]/[.S$4]" office:value-type="float" office:value="1.07009424904736" calcext:value-type="float">
            <text:p>1.07009424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6])*60 + MINUTE([.A36])" office:value-type="float" office:value="759" calcext:value-type="float">
            <text:p>759</text:p>
          </table:table-cell>
          <table:table-cell table:formula="of:=[.B36] - [.B$4]" office:value-type="float" office:value="107" calcext:value-type="float">
            <text:p>107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H36]/[Sheet3.G36])" office:value-type="float" office:value="0.495985168752877" calcext:value-type="float">
            <text:p>0.4959851688</text:p>
          </table:table-cell>
          <table:table-cell table:formula="of:=[.I36]/[.I$4]" office:value-type="float" office:value="0.991745546463175" calcext:value-type="float">
            <text:p>0.9917455465</text:p>
          </table:table-cell>
          <table:table-cell office:value-type="time" office:time-value="PT16H35M00S" calcext:value-type="time">
            <text:p>04:35:00 PM</text:p>
          </table:table-cell>
          <table:table-cell table:formula="of:=HOUR([.K36])*60+MINUTE([.K36])" office:value-type="float" office:value="995" calcext:value-type="float">
            <text:p>995</text:p>
          </table:table-cell>
          <table:table-cell table:formula="of:=[.L36]-[.L$4]" office:value-type="float" office:value="104" calcext:value-type="float">
            <text:p>104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R36]/[Sheet3.Q36])" office:value-type="float" office:value="0.530085534753793" calcext:value-type="float">
            <text:p>0.5300855348</text:p>
          </table:table-cell>
          <table:table-cell table:formula="of:=[.S36]/[.S$4]" office:value-type="float" office:value="1.0510025982445" calcext:value-type="float">
            <text:p>1.051002598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7])*60 + MINUTE([.A37])" office:value-type="float" office:value="762" calcext:value-type="float">
            <text:p>762</text:p>
          </table:table-cell>
          <table:table-cell table:formula="of:=[.B37] - [.B$4]" office:value-type="float" office:value="110" calcext:value-type="float">
            <text:p>110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H37]/[Sheet3.G37])" office:value-type="float" office:value="0.519718677698017" calcext:value-type="float">
            <text:p>0.5197186777</text:p>
          </table:table-cell>
          <table:table-cell table:formula="of:=[.I37]/[.I$4]" office:value-type="float" office:value="1.0392018078217" calcext:value-type="float">
            <text:p>1.0392018078</text:p>
          </table:table-cell>
          <table:table-cell office:value-type="time" office:time-value="PT16H38M00S" calcext:value-type="time">
            <text:p>04:38:00 PM</text:p>
          </table:table-cell>
          <table:table-cell table:formula="of:=HOUR([.K37])*60+MINUTE([.K37])" office:value-type="float" office:value="998" calcext:value-type="float">
            <text:p>998</text:p>
          </table:table-cell>
          <table:table-cell table:formula="of:=[.L37]-[.L$4]" office:value-type="float" office:value="107" calcext:value-type="float">
            <text:p>107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R37]/[Sheet3.Q37])" office:value-type="float" office:value="0.527320372932322" calcext:value-type="float">
            <text:p>0.5273203729</text:p>
          </table:table-cell>
          <table:table-cell table:formula="of:=[.S37]/[.S$4]" office:value-type="float" office:value="1.0455201014239" calcext:value-type="float">
            <text:p>1.0455201014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8])*60 + MINUTE([.A38])" office:value-type="float" office:value="766" calcext:value-type="float">
            <text:p>766</text:p>
          </table:table-cell>
          <table:table-cell table:formula="of:=[.B38] - [.B$4]" office:value-type="float" office:value="114" calcext:value-type="float">
            <text:p>114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H38]/[Sheet3.G38])" office:value-type="float" office:value="0.49880712519322" calcext:value-type="float">
            <text:p>0.4988071252</text:p>
          </table:table-cell>
          <table:table-cell table:formula="of:=[.I38]/[.I$4]" office:value-type="float" office:value="0.997388180373097" calcext:value-type="float">
            <text:p>0.9973881804</text:p>
          </table:table-cell>
          <table:table-cell office:value-type="time" office:time-value="PT16H41M00S" calcext:value-type="time">
            <text:p>04:41:00 PM</text:p>
          </table:table-cell>
          <table:table-cell table:formula="of:=HOUR([.K38])*60+MINUTE([.K38])" office:value-type="float" office:value="1001" calcext:value-type="float">
            <text:p>1001</text:p>
          </table:table-cell>
          <table:table-cell table:formula="of:=[.L38]-[.L$4]" office:value-type="float" office:value="110" calcext:value-type="float">
            <text:p>110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R38]/[Sheet3.Q38])" office:value-type="float" office:value="0.533950232665063" calcext:value-type="float">
            <text:p>0.5339502327</text:p>
          </table:table-cell>
          <table:table-cell table:formula="of:=[.S38]/[.S$4]" office:value-type="float" office:value="1.05866514943647" calcext:value-type="float">
            <text:p>1.0586651494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39])*60 + MINUTE([.A39])" office:value-type="float" office:value="769" calcext:value-type="float">
            <text:p>769</text:p>
          </table:table-cell>
          <table:table-cell table:formula="of:=[.B39] - [.B$4]" office:value-type="float" office:value="117" calcext:value-type="float">
            <text:p>117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H39]/[Sheet3.G39])" office:value-type="float" office:value="0.493435857825086" calcext:value-type="float">
            <text:p>0.4934358578</text:p>
          </table:table-cell>
          <table:table-cell table:formula="of:=[.I39]/[.I$4]" office:value-type="float" office:value="0.986648080009604" calcext:value-type="float">
            <text:p>0.98664808</text:p>
          </table:table-cell>
          <table:table-cell office:value-type="time" office:time-value="PT16H44M00S" calcext:value-type="time">
            <text:p>04:44:00 PM</text:p>
          </table:table-cell>
          <table:table-cell table:formula="of:=HOUR([.K39])*60+MINUTE([.K39])" office:value-type="float" office:value="1004" calcext:value-type="float">
            <text:p>1004</text:p>
          </table:table-cell>
          <table:table-cell table:formula="of:=[.L39]-[.L$4]" office:value-type="float" office:value="113" calcext:value-type="float">
            <text:p>113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R39]/[Sheet3.Q39])" office:value-type="float" office:value="0.508196600133648" calcext:value-type="float">
            <text:p>0.5081966001</text:p>
          </table:table-cell>
          <table:table-cell table:formula="of:=[.S39]/[.S$4]" office:value-type="float" office:value="1.00760332463621" calcext:value-type="float">
            <text:p>1.0076033246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0])*60 + MINUTE([.A40])" office:value-type="float" office:value="772" calcext:value-type="float">
            <text:p>772</text:p>
          </table:table-cell>
          <table:table-cell table:formula="of:=[.B40] - [.B$4]" office:value-type="float" office:value="120" calcext:value-type="float">
            <text:p>120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H40]/[Sheet3.G40])" office:value-type="float" office:value="0.501538938197786" calcext:value-type="float">
            <text:p>0.5015389382</text:p>
          </table:table-cell>
          <table:table-cell table:formula="of:=[.I40]/[.I$4]" office:value-type="float" office:value="1.00285056826639" calcext:value-type="float">
            <text:p>1.0028505683</text:p>
          </table:table-cell>
          <table:table-cell office:value-type="time" office:time-value="PT16H48M00S" calcext:value-type="time">
            <text:p>04:48:00 PM</text:p>
          </table:table-cell>
          <table:table-cell table:formula="of:=HOUR([.K40])*60+MINUTE([.K40])" office:value-type="float" office:value="1008" calcext:value-type="float">
            <text:p>1008</text:p>
          </table:table-cell>
          <table:table-cell table:formula="of:=[.L40]-[.L$4]" office:value-type="float" office:value="117" calcext:value-type="float">
            <text:p>117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R40]/[Sheet3.Q40])" office:value-type="float" office:value="0.539535359834074" calcext:value-type="float">
            <text:p>0.5395353598</text:p>
          </table:table-cell>
          <table:table-cell table:formula="of:=[.S40]/[.S$4]" office:value-type="float" office:value="1.06973880223645" calcext:value-type="float">
            <text:p>1.069738802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9.9268in" svg:height="4.9177in" svg:x="15.2874in" svg:y="0.5205in">
            <draw:object draw:notify-on-update-of-ranges="Sheet4.D4:Sheet4.D60 Sheet4.G2:Sheet4.G2 Sheet4.I4:Sheet4.I71 Sheet6.G2:Sheet6.G2 Sheet6.I4:Sheet6.I60 Sheet6.D4:Sheet6.D60 Sheet6.K2:Sheet6.K2 Sheet6.M4:Sheet6.M60 Sheet6.D4:Sheet6.D60 Sheet4.D4:Sheet4.D60 Sheet4.K2:Sheet4.K2 Sheet4.M4:Sheet4.M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5.078in" svg:y="5.7937in">
            <draw:object draw:notify-on-update-of-ranges="Sheet4.D4:Sheet4.D60 Sheet4.G2:Sheet4.G2 Sheet4.J4:Sheet4.J60 Sheet6.D4:Sheet6.D60 Sheet6.G2:Sheet6.G2 Sheet6.J4:Sheet6.J60 Sheet1.D4:Sheet1.D69 Sheet1.L2:Sheet1.L2 Sheet4.O4:Sheet4.O60 Sheet4.D4:Sheet4.D60 Sheet4.K2:Sheet4.K2 Sheet4.O4:Sheet4.O6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UN 6, bean splitter on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6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6 </text:p>
          </table:table-cell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Default" office:value-type="string" calcext:value-type="string">
            <text:p>&lt;PE&gt; nor</text:p>
          </table:table-cell>
          <table:table-cell/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4])*60 + MINUTE([.A4])" office:value-type="float" office:value="531" calcext:value-type="float">
            <text:p>53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4]/[.G4])" office:value-type="float" office:value="0.916127007694457" calcext:value-type="float">
            <text:p>0.916127007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4]/[.K4])" office:value-type="float" office:value="1.16384456867226" calcext:value-type="float">
            <text:p>1.1638445687</text:p>
          </table:table-cell>
          <table:table-cell office:value-type="time" office:time-value="PT08H51M00S" calcext:value-type="time">
            <text:p>08:51:00 AM</text:p>
          </table:table-cell>
          <table:table-cell table:formula="of:=[.M$4]/[.M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5])*60 + MINUTE([.A5])" office:value-type="float" office:value="534" calcext:value-type="float">
            <text:p>534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5]/[.G5])" office:value-type="float" office:value="0.949308791205936" calcext:value-type="float">
            <text:p>0.9493087912</text:p>
          </table:table-cell>
          <table:table-cell table:formula="of:=[.I5]/[.I$4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5]/[.K5])" office:value-type="float" office:value="1.14439889759613" calcext:value-type="float">
            <text:p>1.1443988976</text:p>
          </table:table-cell>
          <table:table-cell office:value-type="time" office:time-value="PT08H54M00S" calcext:value-type="time">
            <text:p>08:54:00 AM</text:p>
          </table:table-cell>
          <table:table-cell table:formula="of:=[.M$4]/[.M5]" office:value-type="float" office:value="1.0169920393291" calcext:value-type="float">
            <text:p>1.0169920393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6])*60 + MINUTE([.A6])" office:value-type="float" office:value="537" calcext:value-type="float">
            <text:p>537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6]/[.G6])" office:value-type="float" office:value="0.969580294771716" calcext:value-type="float">
            <text:p>0.9695802948</text:p>
          </table:table-cell>
          <table:table-cell table:formula="of:=[.I6]/[.I$4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6]/[.K6])" office:value-type="float" office:value="1.09521669966697" calcext:value-type="float">
            <text:p>1.0952166997</text:p>
          </table:table-cell>
          <table:table-cell office:value-type="time" office:time-value="PT08H57M00S" calcext:value-type="time">
            <text:p>08:57:00 AM</text:p>
          </table:table-cell>
          <table:table-cell table:formula="of:=[.M$4]/[.M6]" office:value-type="float" office:value="1.06266145231912" calcext:value-type="float">
            <text:p>1.0626614523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7])*60 + MINUTE([.A7])" office:value-type="float" office:value="541" calcext:value-type="float">
            <text:p>541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7]/[.G7])" office:value-type="float" office:value="1.01863673565177" calcext:value-type="float">
            <text:p>1.0186367357</text:p>
          </table:table-cell>
          <table:table-cell table:formula="of:=[.I7]/[.I$4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7]/[.K7])" office:value-type="float" office:value="1.08767017213354" calcext:value-type="float">
            <text:p>1.0876701721</text:p>
          </table:table-cell>
          <table:table-cell office:value-type="time" office:time-value="PT09H01M00S" calcext:value-type="time">
            <text:p>09:01:00 AM</text:p>
          </table:table-cell>
          <table:table-cell table:formula="of:=[.M$4]/[.M7]" office:value-type="float" office:value="1.07003446310318" calcext:value-type="float">
            <text:p>1.0700344631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8])*60 + MINUTE([.A8])" office:value-type="float" office:value="544" calcext:value-type="float">
            <text:p>544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8]/[.G8])" office:value-type="float" office:value="1.04508958143252" calcext:value-type="float">
            <text:p>1.0450895814</text:p>
          </table:table-cell>
          <table:table-cell table:formula="of:=[.I8]/[.I$4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8]/[.K8])" office:value-type="float" office:value="1.04341199832603" calcext:value-type="float">
            <text:p>1.0434119983</text:p>
          </table:table-cell>
          <table:table-cell office:value-type="time" office:time-value="PT09H04M00S" calcext:value-type="time">
            <text:p>09:04:00 AM</text:p>
          </table:table-cell>
          <table:table-cell table:formula="of:=[.M$4]/[.M8]" office:value-type="float" office:value="1.11542187605609" calcext:value-type="float">
            <text:p>1.1154218761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9])*60 + MINUTE([.A9])" office:value-type="float" office:value="547" calcext:value-type="float">
            <text:p>547</text:p>
          </table:table-cell>
          <table:table-cell table:formula="of:=[.C9] - [.C$4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9]/[.G9])" office:value-type="float" office:value="1.08236401599738" calcext:value-type="float">
            <text:p>1.082364016</text:p>
          </table:table-cell>
          <table:table-cell table:formula="of:=[.I9]/[.I$4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9]/[.K9])" office:value-type="float" office:value="0.989737252039786" calcext:value-type="float">
            <text:p>0.989737252</text:p>
          </table:table-cell>
          <table:table-cell office:value-type="time" office:time-value="PT09H07M00S" calcext:value-type="time">
            <text:p>09:07:00 AM</text:p>
          </table:table-cell>
          <table:table-cell table:formula="of:=[.M$4]/[.M9]" office:value-type="float" office:value="1.17591266396576" calcext:value-type="float">
            <text:p>1.175912664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0])*60 + MINUTE([.A10])" office:value-type="float" office:value="551" calcext:value-type="float">
            <text:p>551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0]/[.G10])" office:value-type="float" office:value="1.12870942463476" calcext:value-type="float">
            <text:p>1.1287094246</text:p>
          </table:table-cell>
          <table:table-cell table:formula="of:=[.I10]/[.I$4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0]/[.K10])" office:value-type="float" office:value="0.974116257146449" calcext:value-type="float">
            <text:p>0.9741162571</text:p>
          </table:table-cell>
          <table:table-cell office:value-type="time" office:time-value="PT09H11M00S" calcext:value-type="time">
            <text:p>09:11:00 AM</text:p>
          </table:table-cell>
          <table:table-cell table:formula="of:=[.M$4]/[.M10]" office:value-type="float" office:value="1.19476967983431" calcext:value-type="float">
            <text:p>1.1947696798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1])*60 + MINUTE([.A11])" office:value-type="float" office:value="554" calcext:value-type="float">
            <text:p>554</text:p>
          </table:table-cell>
          <table:table-cell table:formula="of:=[.C11] - [.C$4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1]/[.G11])" office:value-type="float" office:value="1.17488911287654" calcext:value-type="float">
            <text:p>1.1748891129</text:p>
          </table:table-cell>
          <table:table-cell table:formula="of:=[.I11]/[.I$4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1]/[.K11])" office:value-type="float" office:value="0.932322802615113" calcext:value-type="float">
            <text:p>0.9323228026</text:p>
          </table:table-cell>
          <table:table-cell office:value-type="time" office:time-value="PT09H14M00S" calcext:value-type="time">
            <text:p>09:14:00 AM</text:p>
          </table:table-cell>
          <table:table-cell table:formula="of:=[.M$4]/[.M11]" office:value-type="float" office:value="1.24832790253305" calcext:value-type="float">
            <text:p>1.2483279025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2])*60 + MINUTE([.A12])" office:value-type="float" office:value="561" calcext:value-type="float">
            <text:p>561</text:p>
          </table:table-cell>
          <table:table-cell table:formula="of:=[.C12] - [.C$4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2]/[.G12])" office:value-type="float" office:value="1.22459942465423" calcext:value-type="float">
            <text:p>1.2245994247</text:p>
          </table:table-cell>
          <table:table-cell table:formula="of:=[.I12]/[.I$4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2]/[.K12])" office:value-type="float" office:value="0.849278786282871" calcext:value-type="float">
            <text:p>0.8492787863</text:p>
          </table:table-cell>
          <table:table-cell office:value-type="time" office:time-value="PT09H21M00S" calcext:value-type="time">
            <text:p>09:21:00 AM</text:p>
          </table:table-cell>
          <table:table-cell table:formula="of:=[.M$4]/[.M12]" office:value-type="float" office:value="1.37039166345622" calcext:value-type="float">
            <text:p>1.3703916635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3])*60 + MINUTE([.A13])" office:value-type="float" office:value="564" calcext:value-type="float">
            <text:p>564</text:p>
          </table:table-cell>
          <table:table-cell table:formula="of:=[.C13] - [.C$4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3]/[.G13])" office:value-type="float" office:value="1.24618241349108" calcext:value-type="float">
            <text:p>1.2461824135</text:p>
          </table:table-cell>
          <table:table-cell table:formula="of:=[.I13]/[.I$4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3]/[.K13])" office:value-type="float" office:value="0.807666701381359" calcext:value-type="float">
            <text:p>0.8076667014</text:p>
          </table:table-cell>
          <table:table-cell office:value-type="time" office:time-value="PT09H24M00S" calcext:value-type="time">
            <text:p>09:24:00 AM</text:p>
          </table:table-cell>
          <table:table-cell table:formula="of:=[.M$4]/[.M13]" office:value-type="float" office:value="1.44099610232999" calcext:value-type="float">
            <text:p>1.4409961023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4])*60 + MINUTE([.A14])" office:value-type="float" office:value="567" calcext:value-type="float">
            <text:p>567</text:p>
          </table:table-cell>
          <table:table-cell table:formula="of:=[.C14] - [.C$4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4]/[.G14])" office:value-type="float" office:value="1.30789868386475" calcext:value-type="float">
            <text:p>1.3078986839</text:p>
          </table:table-cell>
          <table:table-cell table:formula="of:=[.I14]/[.I$4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4]/[.K14])" office:value-type="float" office:value="0.791824141991808" calcext:value-type="float">
            <text:p>0.791824142</text:p>
          </table:table-cell>
          <table:table-cell office:value-type="time" office:time-value="PT09H27M00S" calcext:value-type="time">
            <text:p>09:27:00 AM</text:p>
          </table:table-cell>
          <table:table-cell table:formula="of:=[.M$4]/[.M14]" office:value-type="float" office:value="1.46982708274674" calcext:value-type="float">
            <text:p>1.4698270827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5])*60 + MINUTE([.A15])" office:value-type="float" office:value="571" calcext:value-type="float">
            <text:p>571</text:p>
          </table:table-cell>
          <table:table-cell table:formula="of:=[.C15] - [.C$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5]/[.G15])" office:value-type="float" office:value="1.34673419642006" calcext:value-type="float">
            <text:p>1.3467341964</text:p>
          </table:table-cell>
          <table:table-cell table:formula="of:=[.I15]/[.I$4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5]/[.K15])" office:value-type="float" office:value="0.754255349285683" calcext:value-type="float">
            <text:p>0.7542553493</text:p>
          </table:table-cell>
          <table:table-cell office:value-type="time" office:time-value="PT09H31M00S" calcext:value-type="time">
            <text:p>09:31:00 AM</text:p>
          </table:table-cell>
          <table:table-cell table:formula="of:=[.M$4]/[.M15]" office:value-type="float" office:value="1.54303787142442" calcext:value-type="float">
            <text:p>1.5430378714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6])*60 + MINUTE([.A16])" office:value-type="float" office:value="575" calcext:value-type="float">
            <text:p>575</text:p>
          </table:table-cell>
          <table:table-cell table:formula="of:=[.C16] - [.C$4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6]/[.G16])" office:value-type="float" office:value="1.38895832987527" calcext:value-type="float">
            <text:p>1.3889583299</text:p>
          </table:table-cell>
          <table:table-cell table:formula="of:=[.I16]/[.I$4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6]/[.K16])" office:value-type="float" office:value="0.743752808705157" calcext:value-type="float">
            <text:p>0.7437528087</text:p>
          </table:table-cell>
          <table:table-cell office:value-type="time" office:time-value="PT09H35M00S" calcext:value-type="time">
            <text:p>09:35:00 AM</text:p>
          </table:table-cell>
          <table:table-cell table:formula="of:=[.M$4]/[.M16]" office:value-type="float" office:value="1.56482712407966" calcext:value-type="float">
            <text:p>1.5648271241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7])*60 + MINUTE([.A17])" office:value-type="float" office:value="578" calcext:value-type="float">
            <text:p>578</text:p>
          </table:table-cell>
          <table:table-cell table:formula="of:=[.C17] - [.C$4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7]/[.G17])" office:value-type="float" office:value="1.4518046011227" calcext:value-type="float">
            <text:p>1.4518046011</text:p>
          </table:table-cell>
          <table:table-cell table:formula="of:=[.I17]/[.I$4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7]/[.K17])" office:value-type="float" office:value="0.725830271253796" calcext:value-type="float">
            <text:p>0.7258302713</text:p>
          </table:table-cell>
          <table:table-cell office:value-type="time" office:time-value="PT09H38M00S" calcext:value-type="time">
            <text:p>09:38:00 AM</text:p>
          </table:table-cell>
          <table:table-cell table:formula="of:=[.M$4]/[.M17]" office:value-type="float" office:value="1.60346656066279" calcext:value-type="float">
            <text:p>1.6034665607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8])*60 + MINUTE([.A18])" office:value-type="float" office:value="582" calcext:value-type="float">
            <text:p>582</text:p>
          </table:table-cell>
          <table:table-cell table:formula="of:=[.C18] - [.C$4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8]/[.G18])" office:value-type="float" office:value="1.46661944499099" calcext:value-type="float">
            <text:p>1.466619445</text:p>
          </table:table-cell>
          <table:table-cell table:formula="of:=[.I18]/[.I$4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8]/[.K18])" office:value-type="float" office:value="0.696687480173001" calcext:value-type="float">
            <text:p>0.6966874802</text:p>
          </table:table-cell>
          <table:table-cell office:value-type="time" office:time-value="PT09H42M00S" calcext:value-type="time">
            <text:p>09:42:00 AM</text:p>
          </table:table-cell>
          <table:table-cell table:formula="of:=[.M$4]/[.M18]" office:value-type="float" office:value="1.67054038115233" calcext:value-type="float">
            <text:p>1.6705403812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19])*60 + MINUTE([.A19])" office:value-type="float" office:value="585" calcext:value-type="float">
            <text:p>585</text:p>
          </table:table-cell>
          <table:table-cell table:formula="of:=[.C19] - [.C$4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19]/[.G19])" office:value-type="float" office:value="1.48022300720229" calcext:value-type="float">
            <text:p>1.4802230072</text:p>
          </table:table-cell>
          <table:table-cell table:formula="of:=[.I19]/[.I$4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19]/[.K19])" office:value-type="float" office:value="0.674909593010164" calcext:value-type="float">
            <text:p>0.674909593</text:p>
          </table:table-cell>
          <table:table-cell office:value-type="time" office:time-value="PT09H45M00S" calcext:value-type="time">
            <text:p>09:45:00 AM</text:p>
          </table:table-cell>
          <table:table-cell table:formula="of:=[.M$4]/[.M19]" office:value-type="float" office:value="1.72444514158022" calcext:value-type="float">
            <text:p>1.7244451416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0])*60 + MINUTE([.A20])" office:value-type="float" office:value="588" calcext:value-type="float">
            <text:p>588</text:p>
          </table:table-cell>
          <table:table-cell table:formula="of:=[.C20] - [.C$4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0]/[.G20])" office:value-type="float" office:value="1.52924418397902" calcext:value-type="float">
            <text:p>1.529244184</text:p>
          </table:table-cell>
          <table:table-cell table:formula="of:=[.I20]/[.I$4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0]/[.K20])" office:value-type="float" office:value="0.658792156478291" calcext:value-type="float">
            <text:p>0.6587921565</text:p>
          </table:table-cell>
          <table:table-cell office:value-type="time" office:time-value="PT09H48M00S" calcext:value-type="time">
            <text:p>09:48:00 AM</text:p>
          </table:table-cell>
          <table:table-cell table:formula="of:=[.M$4]/[.M20]" office:value-type="float" office:value="1.76663391819027" calcext:value-type="float">
            <text:p>1.7666339182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1])*60 + MINUTE([.A21])" office:value-type="float" office:value="592" calcext:value-type="float">
            <text:p>592</text:p>
          </table:table-cell>
          <table:table-cell table:formula="of:=[.C21] - [.C$4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1]/[.G21])" office:value-type="float" office:value="1.58478067061787" calcext:value-type="float">
            <text:p>1.5847806706</text:p>
          </table:table-cell>
          <table:table-cell table:formula="of:=[.I21]/[.I$4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1]/[.K21])" office:value-type="float" office:value="0.647973794914547" calcext:value-type="float">
            <text:p>0.6479737949</text:p>
          </table:table-cell>
          <table:table-cell office:value-type="time" office:time-value="PT09H52M00S" calcext:value-type="time">
            <text:p>09:52:00 AM</text:p>
          </table:table-cell>
          <table:table-cell table:formula="of:=[.M$4]/[.M21]" office:value-type="float" office:value="1.79612906849998" calcext:value-type="float">
            <text:p>1.7961290685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2])*60 + MINUTE([.A22])" office:value-type="float" office:value="595" calcext:value-type="float">
            <text:p>595</text:p>
          </table:table-cell>
          <table:table-cell table:formula="of:=[.C22] - [.C$4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2]/[.G22])" office:value-type="float" office:value="1.60954148034885" calcext:value-type="float">
            <text:p>1.6095414803</text:p>
          </table:table-cell>
          <table:table-cell table:formula="of:=[.I22]/[.I$4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2]/[.K22])" office:value-type="float" office:value="0.629701505560815" calcext:value-type="float">
            <text:p>0.6297015056</text:p>
          </table:table-cell>
          <table:table-cell office:value-type="time" office:time-value="PT09H55M00S" calcext:value-type="time">
            <text:p>09:55:00 AM</text:p>
          </table:table-cell>
          <table:table-cell table:formula="of:=[.M$4]/[.M22]" office:value-type="float" office:value="1.84824803243203" calcext:value-type="float">
            <text:p>1.8482480324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3])*60 + MINUTE([.A23])" office:value-type="float" office:value="599" calcext:value-type="float">
            <text:p>599</text:p>
          </table:table-cell>
          <table:table-cell table:formula="of:=[.C23] - [.C$4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3]/[.G23])" office:value-type="float" office:value="1.66018876037494" calcext:value-type="float">
            <text:p>1.6601887604</text:p>
          </table:table-cell>
          <table:table-cell table:formula="of:=[.I23]/[.I$4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3]/[.K23])" office:value-type="float" office:value="0.631354457950205" calcext:value-type="float">
            <text:p>0.631354458</text:p>
          </table:table-cell>
          <table:table-cell office:value-type="time" office:time-value="PT09H59M00S" calcext:value-type="time">
            <text:p>09:59:00 AM</text:p>
          </table:table-cell>
          <table:table-cell table:formula="of:=[.M$4]/[.M23]" office:value-type="float" office:value="1.84340912464746" calcext:value-type="float">
            <text:p>1.8434091246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4])*60 + MINUTE([.A24])" office:value-type="float" office:value="602" calcext:value-type="float">
            <text:p>602</text:p>
          </table:table-cell>
          <table:table-cell table:formula="of:=[.C24] - [.C$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4]/[.G24])" office:value-type="float" office:value="1.64591199053621" calcext:value-type="float">
            <text:p>1.6459119905</text:p>
          </table:table-cell>
          <table:table-cell table:formula="of:=[.I24]/[.I$4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4]/[.K24])" office:value-type="float" office:value="0.611909916434872" calcext:value-type="float">
            <text:p>0.6119099164</text:p>
          </table:table-cell>
          <table:table-cell office:value-type="time" office:time-value="PT10H02M00S" calcext:value-type="time">
            <text:p>10:02:00 AM</text:p>
          </table:table-cell>
          <table:table-cell table:formula="of:=[.M$4]/[.M24]" office:value-type="float" office:value="1.90198677519901" calcext:value-type="float">
            <text:p>1.9019867752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5])*60 + MINUTE([.A25])" office:value-type="float" office:value="606" calcext:value-type="float">
            <text:p>606</text:p>
          </table:table-cell>
          <table:table-cell table:formula="of:=[.C25] - [.C$4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5]/[.G25])" office:value-type="float" office:value="1.66974867412069" calcext:value-type="float">
            <text:p>1.6697486741</text:p>
          </table:table-cell>
          <table:table-cell table:formula="of:=[.I25]/[.I$4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5]/[.K25])" office:value-type="float" office:value="0.586973553774349" calcext:value-type="float">
            <text:p>0.5869735538</text:p>
          </table:table-cell>
          <table:table-cell office:value-type="time" office:time-value="PT10H06M00S" calcext:value-type="time">
            <text:p>10:06:00 AM</text:p>
          </table:table-cell>
          <table:table-cell table:formula="of:=[.M$4]/[.M25]" office:value-type="float" office:value="1.98278876652708" calcext:value-type="float">
            <text:p>1.9827887665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6])*60 + MINUTE([.A26])" office:value-type="float" office:value="609" calcext:value-type="float">
            <text:p>609</text:p>
          </table:table-cell>
          <table:table-cell table:formula="of:=[.C26] - [.C$4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6]/[.G26])" office:value-type="float" office:value="1.6588985426025" calcext:value-type="float">
            <text:p>1.6588985426</text:p>
          </table:table-cell>
          <table:table-cell table:formula="of:=[.I26]/[.I$4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6]/[.K26])" office:value-type="float" office:value="0.598771143747417" calcext:value-type="float">
            <text:p>0.5987711437</text:p>
          </table:table-cell>
          <table:table-cell office:value-type="time" office:time-value="PT10H09M00S" calcext:value-type="time">
            <text:p>10:09:00 AM</text:p>
          </table:table-cell>
          <table:table-cell table:formula="of:=[.M$4]/[.M26]" office:value-type="float" office:value="1.9437218724141" calcext:value-type="float">
            <text:p>1.9437218724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7])*60 + MINUTE([.A27])" office:value-type="float" office:value="613" calcext:value-type="float">
            <text:p>613</text:p>
          </table:table-cell>
          <table:table-cell table:formula="of:=[.C27] - [.C$4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7]/[.G27])" office:value-type="float" office:value="1.66614173187209" calcext:value-type="float">
            <text:p>1.6661417319</text:p>
          </table:table-cell>
          <table:table-cell table:formula="of:=[.I27]/[.I$4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7]/[.K27])" office:value-type="float" office:value="0.591435499119502" calcext:value-type="float">
            <text:p>0.5914354991</text:p>
          </table:table-cell>
          <table:table-cell office:value-type="time" office:time-value="PT10H13M00S" calcext:value-type="time">
            <text:p>10:13:00 AM</text:p>
          </table:table-cell>
          <table:table-cell table:formula="of:=[.M$4]/[.M27]" office:value-type="float" office:value="1.96783008528391" calcext:value-type="float">
            <text:p>1.967830085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8])*60 + MINUTE([.A28])" office:value-type="float" office:value="616" calcext:value-type="float">
            <text:p>616</text:p>
          </table:table-cell>
          <table:table-cell table:formula="of:=[.C28] - [.C$4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8]/[.G28])" office:value-type="float" office:value="1.71265528813678" calcext:value-type="float">
            <text:p>1.7126552881</text:p>
          </table:table-cell>
          <table:table-cell table:formula="of:=[.I28]/[.I$4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8]/[.K28])" office:value-type="float" office:value="0.572737442049246" calcext:value-type="float">
            <text:p>0.572737442</text:p>
          </table:table-cell>
          <table:table-cell office:value-type="time" office:time-value="PT10H16M00S" calcext:value-type="time">
            <text:p>10:16:00 AM</text:p>
          </table:table-cell>
          <table:table-cell table:formula="of:=[.M$4]/[.M28]" office:value-type="float" office:value="2.03207348293494" calcext:value-type="float">
            <text:p>2.0320734829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29])*60 + MINUTE([.A29])" office:value-type="float" office:value="620" calcext:value-type="float">
            <text:p>620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29]/[.G29])" office:value-type="float" office:value="1.78923255627483" calcext:value-type="float">
            <text:p>1.7892325563</text:p>
          </table:table-cell>
          <table:table-cell table:formula="of:=[.I29]/[.I$4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29]/[.K29])" office:value-type="float" office:value="0.577544588530819" calcext:value-type="float">
            <text:p>0.5775445885</text:p>
          </table:table-cell>
          <table:table-cell office:value-type="time" office:time-value="PT10H20M00S" calcext:value-type="time">
            <text:p>10:20:00 AM</text:p>
          </table:table-cell>
          <table:table-cell table:formula="of:=[.M$4]/[.M29]" office:value-type="float" office:value="2.01515968080126" calcext:value-type="float">
            <text:p>2.0151596808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0])*60 + MINUTE([.A30])" office:value-type="float" office:value="624" calcext:value-type="float">
            <text:p>624</text:p>
          </table:table-cell>
          <table:table-cell table:formula="of:=[.C30] - [.C$4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0]/[.G30])" office:value-type="float" office:value="1.77259970309896" calcext:value-type="float">
            <text:p>1.7725997031</text:p>
          </table:table-cell>
          <table:table-cell table:formula="of:=[.I30]/[.I$4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0]/[.K30])" office:value-type="float" office:value="0.567768302684483" calcext:value-type="float">
            <text:p>0.5677683027</text:p>
          </table:table-cell>
          <table:table-cell office:value-type="time" office:time-value="PT10H24M00S" calcext:value-type="time">
            <text:p>10:24:00 AM</text:p>
          </table:table-cell>
          <table:table-cell table:formula="of:=[.M$4]/[.M30]" office:value-type="float" office:value="2.04985830165131" calcext:value-type="float">
            <text:p>2.0498583017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1])*60 + MINUTE([.A31])" office:value-type="float" office:value="627" calcext:value-type="float">
            <text:p>627</text:p>
          </table:table-cell>
          <table:table-cell table:formula="of:=[.C31] - [.C$4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1]/[.G31])" office:value-type="float" office:value="1.8283073585328" calcext:value-type="float">
            <text:p>1.8283073585</text:p>
          </table:table-cell>
          <table:table-cell table:formula="of:=[.I31]/[.I$4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1]/[.K31])" office:value-type="float" office:value="0.568556826988118" calcext:value-type="float">
            <text:p>0.568556827</text:p>
          </table:table-cell>
          <table:table-cell office:value-type="time" office:time-value="PT10H27M00S" calcext:value-type="time">
            <text:p>10:27:00 AM</text:p>
          </table:table-cell>
          <table:table-cell table:formula="of:=[.M$4]/[.M31]" office:value-type="float" office:value="2.04701537898618" calcext:value-type="float">
            <text:p>2.047015379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2])*60 + MINUTE([.A32])" office:value-type="float" office:value="631" calcext:value-type="float">
            <text:p>631</text:p>
          </table:table-cell>
          <table:table-cell table:formula="of:=[.C32] - [.C$4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2]/[.G32])" office:value-type="float" office:value="1.84205543100169" calcext:value-type="float">
            <text:p>1.842055431</text:p>
          </table:table-cell>
          <table:table-cell table:formula="of:=[.I32]/[.I$4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2]/[.K32])" office:value-type="float" office:value="0.553399735876029" calcext:value-type="float">
            <text:p>0.5533997359</text:p>
          </table:table-cell>
          <table:table-cell office:value-type="time" office:time-value="PT10H31M00S" calcext:value-type="time">
            <text:p>10:31:00 AM</text:p>
          </table:table-cell>
          <table:table-cell table:formula="of:=[.M$4]/[.M32]" office:value-type="float" office:value="2.10308117843587" calcext:value-type="float">
            <text:p>2.1030811784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3])*60 + MINUTE([.A33])" office:value-type="float" office:value="634" calcext:value-type="float">
            <text:p>634</text:p>
          </table:table-cell>
          <table:table-cell table:formula="of:=[.C33] - [.C$4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3]/[.G33])" office:value-type="float" office:value="1.88039112476569" calcext:value-type="float">
            <text:p>1.8803911248</text:p>
          </table:table-cell>
          <table:table-cell table:formula="of:=[.I33]/[.I$4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3]/[.K33])" office:value-type="float" office:value="0.555704949943424" calcext:value-type="float">
            <text:p>0.5557049499</text:p>
          </table:table-cell>
          <table:table-cell office:value-type="time" office:time-value="PT10H34M00S" calcext:value-type="time">
            <text:p>10:34:00 AM</text:p>
          </table:table-cell>
          <table:table-cell table:formula="of:=[.M$4]/[.M33]" office:value-type="float" office:value="2.09435703027434" calcext:value-type="float">
            <text:p>2.094357030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4])*60 + MINUTE([.A34])" office:value-type="float" office:value="638" calcext:value-type="float">
            <text:p>638</text:p>
          </table:table-cell>
          <table:table-cell table:formula="of:=[.C34] - [.C$4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4]/[.G34])" office:value-type="float" office:value="1.83438073185577" calcext:value-type="float">
            <text:p>1.8343807319</text:p>
          </table:table-cell>
          <table:table-cell table:formula="of:=[.I34]/[.I$4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4]/[.K34])" office:value-type="float" office:value="0.558282898701101" calcext:value-type="float">
            <text:p>0.5582828987</text:p>
          </table:table-cell>
          <table:table-cell office:value-type="time" office:time-value="PT10H38M00S" calcext:value-type="time">
            <text:p>10:38:00 AM</text:p>
          </table:table-cell>
          <table:table-cell table:formula="of:=[.M$4]/[.M34]" office:value-type="float" office:value="2.0846860460531" calcext:value-type="float">
            <text:p>2.0846860461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5])*60 + MINUTE([.A35])" office:value-type="float" office:value="642" calcext:value-type="float">
            <text:p>642</text:p>
          </table:table-cell>
          <table:table-cell table:formula="of:=[.C35] - [.C$4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5]/[.G35])" office:value-type="float" office:value="1.84943607881626" calcext:value-type="float">
            <text:p>1.8494360788</text:p>
          </table:table-cell>
          <table:table-cell table:formula="of:=[.I35]/[.I$4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5]/[.K35])" office:value-type="float" office:value="0.549379536867894" calcext:value-type="float">
            <text:p>0.5493795369</text:p>
          </table:table-cell>
          <table:table-cell office:value-type="time" office:time-value="PT10H42M00S" calcext:value-type="time">
            <text:p>10:42:00 AM</text:p>
          </table:table-cell>
          <table:table-cell table:formula="of:=[.M$4]/[.M35]" office:value-type="float" office:value="2.11847091230871" calcext:value-type="float">
            <text:p>2.1184709123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6])*60 + MINUTE([.A36])" office:value-type="float" office:value="645" calcext:value-type="float">
            <text:p>645</text:p>
          </table:table-cell>
          <table:table-cell table:formula="of:=[.C36] - [.C$4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6]/[.G36])" office:value-type="float" office:value="1.90232876756075" calcext:value-type="float">
            <text:p>1.9023287676</text:p>
          </table:table-cell>
          <table:table-cell table:formula="of:=[.I36]/[.I$4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6]/[.K36])" office:value-type="float" office:value="0.555821222253304" calcext:value-type="float">
            <text:p>0.5558212223</text:p>
          </table:table-cell>
          <table:table-cell office:value-type="time" office:time-value="PT10H45M00S" calcext:value-type="time">
            <text:p>10:45:00 AM</text:p>
          </table:table-cell>
          <table:table-cell table:formula="of:=[.M$4]/[.M36]" office:value-type="float" office:value="2.09391891146946" calcext:value-type="float">
            <text:p>2.0939189115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7])*60 + MINUTE([.A37])" office:value-type="float" office:value="648" calcext:value-type="float">
            <text:p>648</text:p>
          </table:table-cell>
          <table:table-cell table:formula="of:=[.C37] - [.C$4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7]/[.G37])" office:value-type="float" office:value="1.94389320605611" calcext:value-type="float">
            <text:p>1.9438932061</text:p>
          </table:table-cell>
          <table:table-cell table:formula="of:=[.I37]/[.I$4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7]/[.K37])" office:value-type="float" office:value="0.530828311080843" calcext:value-type="float">
            <text:p>0.5308283111</text:p>
          </table:table-cell>
          <table:table-cell office:value-type="time" office:time-value="PT10H48M00S" calcext:value-type="time">
            <text:p>10:48:00 AM</text:p>
          </table:table-cell>
          <table:table-cell table:formula="of:=[.M$4]/[.M37]" office:value-type="float" office:value="2.19250658711572" calcext:value-type="float">
            <text:p>2.1925065871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8])*60 + MINUTE([.A38])" office:value-type="float" office:value="653" calcext:value-type="float">
            <text:p>653</text:p>
          </table:table-cell>
          <table:table-cell table:formula="of:=[.C38] - [.C$4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8]/[.G38])" office:value-type="float" office:value="1.91368267414658" calcext:value-type="float">
            <text:p>1.9136826741</text:p>
          </table:table-cell>
          <table:table-cell table:formula="of:=[.I38]/[.I$4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8]/[.K38])" office:value-type="float" office:value="0.532671152691971" calcext:value-type="float">
            <text:p>0.5326711527</text:p>
          </table:table-cell>
          <table:table-cell office:value-type="time" office:time-value="PT10H53M00S" calcext:value-type="time">
            <text:p>10:53:00 AM</text:p>
          </table:table-cell>
          <table:table-cell table:formula="of:=[.M$4]/[.M38]" office:value-type="float" office:value="2.18492133991209" calcext:value-type="float">
            <text:p>2.1849213399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7" calcext:value-type="float">
            <text:p>657</text:p>
          </table:table-cell>
          <table:table-cell table:formula="of:=[.C39] - [.C$4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39]/[.G39])" office:value-type="float" office:value="1.99770165818372" calcext:value-type="float">
            <text:p>1.9977016582</text:p>
          </table:table-cell>
          <table:table-cell table:formula="of:=[.I39]/[.I$4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39]/[.K39])" office:value-type="float" office:value="0.541543106398125" calcext:value-type="float">
            <text:p>0.5415431064</text:p>
          </table:table-cell>
          <table:table-cell office:value-type="time" office:time-value="PT10H57M00S" calcext:value-type="time">
            <text:p>10:57:00 AM</text:p>
          </table:table-cell>
          <table:table-cell table:formula="of:=[.M$4]/[.M39]" office:value-type="float" office:value="2.14912636671371" calcext:value-type="float">
            <text:p>2.1491263667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0])*60 + MINUTE([.A40])" office:value-type="float" office:value="660" calcext:value-type="float">
            <text:p>660</text:p>
          </table:table-cell>
          <table:table-cell table:formula="of:=[.C40] - [.C$4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0]/[.G40])" office:value-type="float" office:value="1.96809935460055" calcext:value-type="float">
            <text:p>1.9680993546</text:p>
          </table:table-cell>
          <table:table-cell table:formula="of:=[.I40]/[.I$4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0]/[.K40])" office:value-type="float" office:value="0.537387520564466" calcext:value-type="float">
            <text:p>0.5373875206</text:p>
          </table:table-cell>
          <table:table-cell office:value-type="time" office:time-value="PT11H00M00S" calcext:value-type="time">
            <text:p>11:00:00 AM</text:p>
          </table:table-cell>
          <table:table-cell table:formula="of:=[.M$4]/[.M40]" office:value-type="float" office:value="2.16574543348117" calcext:value-type="float">
            <text:p>2.1657454335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1])*60 + MINUTE([.A41])" office:value-type="float" office:value="663" calcext:value-type="float">
            <text:p>663</text:p>
          </table:table-cell>
          <table:table-cell table:formula="of:=[.C41] - [.C$4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1]/[.G41])" office:value-type="float" office:value="2.01470249918607" calcext:value-type="float">
            <text:p>2.0147024992</text:p>
          </table:table-cell>
          <table:table-cell table:formula="of:=[.I41]/[.I$4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1]/[.K41])" office:value-type="float" office:value="0.538710712956743" calcext:value-type="float">
            <text:p>0.538710713</text:p>
          </table:table-cell>
          <table:table-cell office:value-type="time" office:time-value="PT11H03M00S" calcext:value-type="time">
            <text:p>11:03:00 AM</text:p>
          </table:table-cell>
          <table:table-cell table:formula="of:=[.M$4]/[.M41]" office:value-type="float" office:value="2.16042588476557" calcext:value-type="float">
            <text:p>2.1604258848</text:p>
          </table:table-cell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2])*60 + MINUTE([.A42])" office:value-type="float" office:value="667" calcext:value-type="float">
            <text:p>667</text:p>
          </table:table-cell>
          <table:table-cell table:formula="of:=[.C42] - [.C$4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2]/[.G42])" office:value-type="float" office:value="2.04173808182339" calcext:value-type="float">
            <text:p>2.0417380818</text:p>
          </table:table-cell>
          <table:table-cell table:formula="of:=[.I42]/[.I$4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2]/[.K42])" office:value-type="float" office:value="0.529628484257797" calcext:value-type="float">
            <text:p>0.5296284843</text:p>
          </table:table-cell>
          <table:table-cell office:value-type="time" office:time-value="PT11H07M00S" calcext:value-type="time">
            <text:p>11:07:00 AM</text:p>
          </table:table-cell>
          <table:table-cell table:formula="of:=[.M$4]/[.M42]" office:value-type="float" office:value="2.19747351825919" calcext:value-type="float">
            <text:p>2.1974735183</text:p>
          </table:table-cell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3])*60 + MINUTE([.A43])" office:value-type="float" office:value="670" calcext:value-type="float">
            <text:p>670</text:p>
          </table:table-cell>
          <table:table-cell table:formula="of:=[.C43] - [.C$4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3]/[.G43])" office:value-type="float" office:value="2.02445174693125" calcext:value-type="float">
            <text:p>2.0244517469</text:p>
          </table:table-cell>
          <table:table-cell table:formula="of:=[.I43]/[.I$4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3]/[.K43])" office:value-type="float" office:value="0.525718682196044" calcext:value-type="float">
            <text:p>0.5257186822</text:p>
          </table:table-cell>
          <table:table-cell office:value-type="time" office:time-value="PT11H10M00S" calcext:value-type="time">
            <text:p>11:10:00 AM</text:p>
          </table:table-cell>
          <table:table-cell table:formula="of:=[.M$4]/[.M43]" office:value-type="float" office:value="2.21381626350165" calcext:value-type="float">
            <text:p>2.2138162635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4])*60 + MINUTE([.A44])" office:value-type="float" office:value="673" calcext:value-type="float">
            <text:p>673</text:p>
          </table:table-cell>
          <table:table-cell table:formula="of:=[.C44] - [.C$4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4]/[.G44])" office:value-type="float" office:value="2.06833912787553" calcext:value-type="float">
            <text:p>2.0683391279</text:p>
          </table:table-cell>
          <table:table-cell table:formula="of:=[.I44]/[.I$4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4]/[.K44])" office:value-type="float" office:value="0.523035623840005" calcext:value-type="float">
            <text:p>0.5230356238</text:p>
          </table:table-cell>
          <table:table-cell office:value-type="time" office:time-value="PT11H13M00S" calcext:value-type="time">
            <text:p>11:13:00 AM</text:p>
          </table:table-cell>
          <table:table-cell table:formula="of:=[.M$4]/[.M44]" office:value-type="float" office:value="2.22517265674484" calcext:value-type="float">
            <text:p>2.2251726567</text:p>
          </table:table-cell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5])*60 + MINUTE([.A45])" office:value-type="float" office:value="677" calcext:value-type="float">
            <text:p>677</text:p>
          </table:table-cell>
          <table:table-cell table:formula="of:=[.C45] - [.C$4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5]/[.G45])" office:value-type="float" office:value="2.0404188287252" calcext:value-type="float">
            <text:p>2.0404188287</text:p>
          </table:table-cell>
          <table:table-cell table:formula="of:=[.I45]/[.I$4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5]/[.K45])" office:value-type="float" office:value="0.532718074121091" calcext:value-type="float">
            <text:p>0.5327180741</text:p>
          </table:table-cell>
          <table:table-cell office:value-type="time" office:time-value="PT11H17M00S" calcext:value-type="time">
            <text:p>11:17:00 AM</text:p>
          </table:table-cell>
          <table:table-cell table:formula="of:=[.M$4]/[.M45]" office:value-type="float" office:value="2.1847288935943" calcext:value-type="float">
            <text:p>2.1847288936</text:p>
          </table:table-cell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6])*60 + MINUTE([.A46])" office:value-type="float" office:value="681" calcext:value-type="float">
            <text:p>681</text:p>
          </table:table-cell>
          <table:table-cell table:formula="of:=[.C46] - [.C$4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6]/[.G46])" office:value-type="float" office:value="2.07038814388512" calcext:value-type="float">
            <text:p>2.0703881439</text:p>
          </table:table-cell>
          <table:table-cell table:formula="of:=[.I46]/[.I$4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6]/[.K46])" office:value-type="float" office:value="0.520654810462466" calcext:value-type="float">
            <text:p>0.5206548105</text:p>
          </table:table-cell>
          <table:table-cell office:value-type="time" office:time-value="PT11H21M00S" calcext:value-type="time">
            <text:p>11:21:00 AM</text:p>
          </table:table-cell>
          <table:table-cell table:formula="of:=[.M$4]/[.M46]" office:value-type="float" office:value="2.23534776839666" calcext:value-type="float">
            <text:p>2.2353477684</text:p>
          </table:table-cell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7])*60 + MINUTE([.A47])" office:value-type="float" office:value="684" calcext:value-type="float">
            <text:p>684</text:p>
          </table:table-cell>
          <table:table-cell table:formula="of:=[.C47] - [.C$4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7]/[.G47])" office:value-type="float" office:value="2.05438050606825" calcext:value-type="float">
            <text:p>2.0543805061</text:p>
          </table:table-cell>
          <table:table-cell table:formula="of:=[.I47]/[.I$4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7]/[.K47])" office:value-type="float" office:value="0.520812636631138" calcext:value-type="float">
            <text:p>0.5208126366</text:p>
          </table:table-cell>
          <table:table-cell office:value-type="time" office:time-value="PT11H24M00S" calcext:value-type="time">
            <text:p>11:24:00 AM</text:p>
          </table:table-cell>
          <table:table-cell table:formula="of:=[.M$4]/[.M47]" office:value-type="float" office:value="2.23467037244057" calcext:value-type="float">
            <text:p>2.2346703724</text:p>
          </table:table-cell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8])*60 + MINUTE([.A48])" office:value-type="float" office:value="688" calcext:value-type="float">
            <text:p>688</text:p>
          </table:table-cell>
          <table:table-cell table:formula="of:=[.C48] - [.C$4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8]/[.G48])" office:value-type="float" office:value="2.04129927415059" calcext:value-type="float">
            <text:p>2.0412992742</text:p>
          </table:table-cell>
          <table:table-cell table:formula="of:=[.I48]/[.I$4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8]/[.K48])" office:value-type="float" office:value="0.514320846443364" calcext:value-type="float">
            <text:p>0.5143208464</text:p>
          </table:table-cell>
          <table:table-cell office:value-type="time" office:time-value="PT11H28M00S" calcext:value-type="time">
            <text:p>11:28:00 AM</text:p>
          </table:table-cell>
          <table:table-cell table:formula="of:=[.M$4]/[.M48]" office:value-type="float" office:value="2.26287652293406" calcext:value-type="float">
            <text:p>2.2628765229</text:p>
          </table:table-cell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49])*60 + MINUTE([.A49])" office:value-type="float" office:value="691" calcext:value-type="float">
            <text:p>691</text:p>
          </table:table-cell>
          <table:table-cell table:formula="of:=[.C49] - [.C$4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49]/[.G49])" office:value-type="float" office:value="2.05618240657908" calcext:value-type="float">
            <text:p>2.0561824066</text:p>
          </table:table-cell>
          <table:table-cell table:formula="of:=[.I49]/[.I$4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49]/[.K49])" office:value-type="float" office:value="0.516755464138861" calcext:value-type="float">
            <text:p>0.5167554641</text:p>
          </table:table-cell>
          <table:table-cell office:value-type="time" office:time-value="PT11H31M00S" calcext:value-type="time">
            <text:p>11:31:00 AM</text:p>
          </table:table-cell>
          <table:table-cell table:formula="of:=[.M$4]/[.M49]" office:value-type="float" office:value="2.25221531157243" calcext:value-type="float">
            <text:p>2.2522153116</text:p>
          </table:table-cell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0])*60 + MINUTE([.A50])" office:value-type="float" office:value="694" calcext:value-type="float">
            <text:p>694</text:p>
          </table:table-cell>
          <table:table-cell table:formula="of:=[.C50] - [.C$4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0]/[.G50])" office:value-type="float" office:value="2.12131302630987" calcext:value-type="float">
            <text:p>2.1213130263</text:p>
          </table:table-cell>
          <table:table-cell table:formula="of:=[.I50]/[.I$4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0]/[.K50])" office:value-type="float" office:value="0.528229848846514" calcext:value-type="float">
            <text:p>0.5282298488</text:p>
          </table:table-cell>
          <table:table-cell office:value-type="time" office:time-value="PT11H34M00S" calcext:value-type="time">
            <text:p>11:34:00 AM</text:p>
          </table:table-cell>
          <table:table-cell table:formula="of:=[.M$4]/[.M50]" office:value-type="float" office:value="2.20329194045684" calcext:value-type="float">
            <text:p>2.2032919405</text:p>
          </table:table-cell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1])*60 + MINUTE([.A51])" office:value-type="float" office:value="698" calcext:value-type="float">
            <text:p>698</text:p>
          </table:table-cell>
          <table:table-cell table:formula="of:=[.C51] - [.C$4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1]/[.G51])" office:value-type="float" office:value="2.14036072876915" calcext:value-type="float">
            <text:p>2.1403607288</text:p>
          </table:table-cell>
          <table:table-cell table:formula="of:=[.I51]/[.I$4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1]/[.K51])" office:value-type="float" office:value="0.528929015309211" calcext:value-type="float">
            <text:p>0.5289290153</text:p>
          </table:table-cell>
          <table:table-cell office:value-type="time" office:time-value="PT11H38M00S" calcext:value-type="time">
            <text:p>11:38:00 AM</text:p>
          </table:table-cell>
          <table:table-cell table:formula="of:=[.M$4]/[.M51]" office:value-type="float" office:value="2.20037951215794" calcext:value-type="float">
            <text:p>2.2003795122</text:p>
          </table:table-cell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2])*60 + MINUTE([.A52])" office:value-type="float" office:value="701" calcext:value-type="float">
            <text:p>701</text:p>
          </table:table-cell>
          <table:table-cell table:formula="of:=[.C52] - [.C$4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2]/[.G52])" office:value-type="float" office:value="2.12922897809923" calcext:value-type="float">
            <text:p>2.1292289781</text:p>
          </table:table-cell>
          <table:table-cell table:formula="of:=[.I52]/[.I$4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13987435311011" calcext:value-type="float">
            <text:p>0.5139874353</text:p>
          </table:table-cell>
          <table:table-cell office:value-type="time" office:time-value="PT11H41M00S" calcext:value-type="time">
            <text:p>11:41:00 AM</text:p>
          </table:table-cell>
          <table:table-cell table:formula="of:=[.M$4]/[.M52]" office:value-type="float" office:value="2.26434439582754" calcext:value-type="float">
            <text:p>2.2643443958</text:p>
          </table:table-cell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3])*60 + MINUTE([.A53])" office:value-type="float" office:value="704" calcext:value-type="float">
            <text:p>704</text:p>
          </table:table-cell>
          <table:table-cell table:formula="of:=[.C53] - [.C$4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3]/[.G53])" office:value-type="float" office:value="2.12815312347525" calcext:value-type="float">
            <text:p>2.1281531235</text:p>
          </table:table-cell>
          <table:table-cell table:formula="of:=[.I53]/[.I$4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3]/[.K53])" office:value-type="float" office:value="0.506300126890309" calcext:value-type="float">
            <text:p>0.5063001269</text:p>
          </table:table-cell>
          <table:table-cell office:value-type="time" office:time-value="PT11H44M00S" calcext:value-type="time">
            <text:p>11:44:00 AM</text:p>
          </table:table-cell>
          <table:table-cell table:formula="of:=[.M$4]/[.M53]" office:value-type="float" office:value="2.29872462371397" calcext:value-type="float">
            <text:p>2.2987246237</text:p>
          </table:table-cell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8" calcext:value-type="float">
            <text:p>708</text:p>
          </table:table-cell>
          <table:table-cell table:formula="of:=[.C54] - [.C$4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4]/[.G54])" office:value-type="float" office:value="2.14826576488238" calcext:value-type="float">
            <text:p>2.1482657649</text:p>
          </table:table-cell>
          <table:table-cell table:formula="of:=[.I54]/[.I$4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4]/[.K54])" office:value-type="float" office:value="0.512382909953903" calcext:value-type="float">
            <text:p>0.51238291</text:p>
          </table:table-cell>
          <table:table-cell office:value-type="time" office:time-value="PT11H48M00S" calcext:value-type="time">
            <text:p>11:48:00 AM</text:p>
          </table:table-cell>
          <table:table-cell table:formula="of:=[.M$4]/[.M54]" office:value-type="float" office:value="2.27143518267806" calcext:value-type="float">
            <text:p>2.2714351827</text:p>
          </table:table-cell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5])*60 + MINUTE([.A55])" office:value-type="float" office:value="711" calcext:value-type="float">
            <text:p>711</text:p>
          </table:table-cell>
          <table:table-cell table:formula="of:=[.C55] - [.C$4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5]/[.G55])" office:value-type="float" office:value="2.12732086880632" calcext:value-type="float">
            <text:p>2.1273208688</text:p>
          </table:table-cell>
          <table:table-cell table:formula="of:=[.I55]/[.I$4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5]/[.K55])" office:value-type="float" office:value="0.503960354857264" calcext:value-type="float">
            <text:p>0.5039603549</text:p>
          </table:table-cell>
          <table:table-cell office:value-type="time" office:time-value="PT11H51M00S" calcext:value-type="time">
            <text:p>11:51:00 AM</text:p>
          </table:table-cell>
          <table:table-cell table:formula="of:=[.M$4]/[.M55]" office:value-type="float" office:value="2.30939707350967" calcext:value-type="float">
            <text:p>2.3093970735</text:p>
          </table:table-cell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6])*60 + MINUTE([.A56])" office:value-type="float" office:value="714" calcext:value-type="float">
            <text:p>714</text:p>
          </table:table-cell>
          <table:table-cell table:formula="of:=[.C56] - [.C$4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6]/[.G56])" office:value-type="float" office:value="2.15286532598244" calcext:value-type="float">
            <text:p>2.152865326</text:p>
          </table:table-cell>
          <table:table-cell table:formula="of:=[.I56]/[.I$4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6]/[.K56])" office:value-type="float" office:value="0.512226978638143" calcext:value-type="float">
            <text:p>0.5122269786</text:p>
          </table:table-cell>
          <table:table-cell office:value-type="time" office:time-value="PT11H54M00S" calcext:value-type="time">
            <text:p>11:54:00 AM</text:p>
          </table:table-cell>
          <table:table-cell table:formula="of:=[.M$4]/[.M56]" office:value-type="float" office:value="2.27212664933536" calcext:value-type="float">
            <text:p>2.2721266493</text:p>
          </table:table-cell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7])*60 + MINUTE([.A57])" office:value-type="float" office:value="718" calcext:value-type="float">
            <text:p>718</text:p>
          </table:table-cell>
          <table:table-cell table:formula="of:=[.C57] - [.C$4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7]/[.G57])" office:value-type="float" office:value="2.18705450566068" calcext:value-type="float">
            <text:p>2.1870545057</text:p>
          </table:table-cell>
          <table:table-cell table:formula="of:=[.I57]/[.I$4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7]/[.K57])" office:value-type="float" office:value="0.512049001553004" calcext:value-type="float">
            <text:p>0.5120490016</text:p>
          </table:table-cell>
          <table:table-cell office:value-type="time" office:time-value="PT11H58M00S" calcext:value-type="time">
            <text:p>11:58:00 AM</text:p>
          </table:table-cell>
          <table:table-cell table:formula="of:=[.M$4]/[.M57]" office:value-type="float" office:value="2.27291639109228" calcext:value-type="float">
            <text:p>2.2729163911</text:p>
          </table:table-cell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8])*60 + MINUTE([.A58])" office:value-type="float" office:value="721" calcext:value-type="float">
            <text:p>721</text:p>
          </table:table-cell>
          <table:table-cell table:formula="of:=[.C58] - [.C$4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8]/[.G58])" office:value-type="float" office:value="2.1814322414264" calcext:value-type="float">
            <text:p>2.1814322414</text:p>
          </table:table-cell>
          <table:table-cell table:formula="of:=[.I58]/[.I$4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498783275288382" calcext:value-type="float">
            <text:p>0.4987832753</text:p>
          </table:table-cell>
          <table:table-cell office:value-type="time" office:time-value="PT12H01M00S" calcext:value-type="time">
            <text:p>12:01:00 PM</text:p>
          </table:table-cell>
          <table:table-cell table:formula="of:=[.M$4]/[.M58]" office:value-type="float" office:value="2.33336726857844" calcext:value-type="float">
            <text:p>2.3333672686</text:p>
          </table:table-cell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59])*60 + MINUTE([.A59])" office:value-type="float" office:value="725" calcext:value-type="float">
            <text:p>725</text:p>
          </table:table-cell>
          <table:table-cell table:formula="of:=[.C59] - [.C$4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59]/[.G59])" office:value-type="float" office:value="2.22056734203552" calcext:value-type="float">
            <text:p>2.220567342</text:p>
          </table:table-cell>
          <table:table-cell table:formula="of:=[.I59]/[.I$4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59]/[.K59])" office:value-type="float" office:value="0.509625703616686" calcext:value-type="float">
            <text:p>0.5096257036</text:p>
          </table:table-cell>
          <table:table-cell office:value-type="time" office:time-value="PT12H05M00S" calcext:value-type="time">
            <text:p>12:05:00 PM</text:p>
          </table:table-cell>
          <table:table-cell table:formula="of:=[.M$4]/[.M59]" office:value-type="float" office:value="2.28372423214282" calcext:value-type="float">
            <text:p>2.2837242321</text:p>
          </table:table-cell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0])*60 + MINUTE([.A60])" office:value-type="float" office:value="729" calcext:value-type="float">
            <text:p>729</text:p>
          </table:table-cell>
          <table:table-cell table:formula="of:=[.C60] - [.C$4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0]/[.G60])" office:value-type="float" office:value="2.17081944538392" calcext:value-type="float">
            <text:p>2.1708194454</text:p>
          </table:table-cell>
          <table:table-cell table:formula="of:=[.I60]/[.I$4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0]/[.K60])" office:value-type="float" office:value="0.496756282990591" calcext:value-type="float">
            <text:p>0.496756283</text:p>
          </table:table-cell>
          <table:table-cell office:value-type="time" office:time-value="PT12H09M00S" calcext:value-type="time">
            <text:p>12:09:00 PM</text:p>
          </table:table-cell>
          <table:table-cell table:formula="of:=[.M$4]/[.M60]" office:value-type="float" office:value="2.34288847171825" calcext:value-type="float">
            <text:p>2.3428884717</text:p>
          </table:table-cell>
        </table:table-row>
        <table:table-row table:style-name="ro1" table:number-rows-repeated="11">
          <table:table-cell table:number-columns-repeated="13"/>
          <table:table-cell table:style-name="Default"/>
          <table:table-cell/>
        </table:table-row>
        <table:table-row table:style-name="ro1">
          <table:table-cell table:number-columns-repeated="13"/>
          <table:table-cell table:style-name="Default"/>
          <table:table-cell/>
        </table:table-row>
      </table:table>
      <table:table table:name="Sheet5" table:style-name="ta1">
        <table:shapes>
          <draw:frame draw:z-index="0" draw:style-name="gr1" draw:text-style-name="P1" svg:width="6.2988in" svg:height="3.5429in" svg:x="10.6472in" svg:y="0.5835in">
            <draw:object draw:notify-on-update-of-ranges="Sheet5.C4:Sheet5.C38 Sheet5.F2:Sheet5.F2 Sheet5.H4:Sheet5.H60 Sheet5.C4:Sheet5.C38 Sheet5.I2:Sheet5.I2 Sheet5.K4:Sheet5.K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UN 7, bean splitter on, no colling, all on when taking data, N2 gaz</text:p>
          </table:table-cell>
          <table:covered-table-cell table:number-columns-repeated="4"/>
          <table:covered-table-cell table:style-name="ce5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4])*60+MINUTE([.A4])"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G4]/[.F4])" office:value-type="float" office:value="2.49207590632572" calcext:value-type="float">
            <text:p>2.4920759063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J4]/[.I4])" office:value-type="float" office:value="0.242592467588603" calcext:value-type="float">
            <text:p>0.2425924676</text:p>
          </table:table-cell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5])*60+MINUTE([.A5])"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G5]/[.F5])" office:value-type="float" office:value="2.5650563379377" calcext:value-type="float">
            <text:p>2.5650563379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J5]/[.I5])" office:value-type="float" office:value="0.254219377561236" calcext:value-type="float">
            <text:p>0.2542193776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6])*60+MINUTE([.A6])"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G6]/[.F6])" office:value-type="float" office:value="2.56484161625581" calcext:value-type="float">
            <text:p>2.5648416163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J6]/[.I6])" office:value-type="float" office:value="0.23166000108534" calcext:value-type="float">
            <text:p>0.2316600011</text:p>
          </table:table-cell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7])*60+MINUTE([.A7])"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G7]/[.F7])" office:value-type="float" office:value="2.57047513131388" calcext:value-type="float">
            <text:p>2.5704751313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J7]/[.I7])" office:value-type="float" office:value="0.222830780302689" calcext:value-type="float">
            <text:p>0.2228307803</text:p>
          </table:table-cell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8])*60+MINUTE([.A8])"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G8]/[.F8])" office:value-type="float" office:value="2.57336455438682" calcext:value-type="float">
            <text:p>2.5733645544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J8]/[.I8])" office:value-type="float" office:value="0.221116751836462" calcext:value-type="float">
            <text:p>0.2211167518</text:p>
          </table:table-cell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9])*60+MINUTE([.A9])" office:value-type="float" office:value="856" calcext:value-type="float">
            <text:p>856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G9]/[.F9])" office:value-type="float" office:value="2.56451771830516" calcext:value-type="float">
            <text:p>2.5645177183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J9]/[.I9])" office:value-type="float" office:value="0.221125329790315" calcext:value-type="float">
            <text:p>0.2211253298</text:p>
          </table:table-cell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0])*60+MINUTE([.A10])"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G10]/[.F10])" office:value-type="float" office:value="2.58470012224523" calcext:value-type="float">
            <text:p>2.5847001222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J10]/[.I10])" office:value-type="float" office:value="0.216759580704286" calcext:value-type="float">
            <text:p>0.2167595807</text:p>
          </table:table-cell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1])*60+MINUTE([.A11])" office:value-type="float" office:value="863" calcext:value-type="float">
            <text:p>863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G11]/[.F11])" office:value-type="float" office:value="2.55098264997983" calcext:value-type="float">
            <text:p>2.55098265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J11]/[.I11])" office:value-type="float" office:value="0.235728038011359" calcext:value-type="float">
            <text:p>0.235728038</text:p>
          </table:table-cell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2])*60+MINUTE([.A12])" office:value-type="float" office:value="867" calcext:value-type="float">
            <text:p>867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G12]/[.F12])" office:value-type="float" office:value="2.51125017649583" calcext:value-type="float">
            <text:p>2.5112501765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J12]/[.I12])" office:value-type="float" office:value="0.217092138612037" calcext:value-type="float">
            <text:p>0.217092138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3])*60+MINUTE([.A13])"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G13]/[.F13])" office:value-type="float" office:value="2.62484478033258" calcext:value-type="float">
            <text:p>2.6248447803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J13]/[.I13])" office:value-type="float" office:value="0.198450938723838" calcext:value-type="float">
            <text:p>0.1984509387</text:p>
          </table:table-cell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4])*60+MINUTE([.A14])" office:value-type="float" office:value="874" calcext:value-type="float">
            <text:p>874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G14]/[.F14])" office:value-type="float" office:value="2.56365931213105" calcext:value-type="float">
            <text:p>2.5636593121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J14]/[.I14])" office:value-type="float" office:value="0.206157098757779" calcext:value-type="float">
            <text:p>0.2061570988</text:p>
          </table:table-cell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5])*60+MINUTE([.A15])"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G15]/[.F15])" office:value-type="float" office:value="2.60867033480347" calcext:value-type="float">
            <text:p>2.6086703348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J15]/[.I15])" office:value-type="float" office:value="0.230641483893908" calcext:value-type="float">
            <text:p>0.2306414839</text:p>
          </table:table-cell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6])*60+MINUTE([.A16])"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G16]/[.F16])" office:value-type="float" office:value="2.6039471690031" calcext:value-type="float">
            <text:p>2.603947169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J16]/[.I16])" office:value-type="float" office:value="0.222124356389906" calcext:value-type="float">
            <text:p>0.2221243564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7])*60+MINUTE([.A17])" office:value-type="float" office:value="885" calcext:value-type="float">
            <text:p>885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G17]/[.F17])" office:value-type="float" office:value="2.54202664272697" calcext:value-type="float">
            <text:p>2.5420266427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J17]/[.I17])" office:value-type="float" office:value="0.20064493089873" calcext:value-type="float">
            <text:p>0.2006449309</text:p>
          </table:table-cell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8])*60+MINUTE([.A18])" office:value-type="float" office:value="888" calcext:value-type="float">
            <text:p>888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G18]/[.F18])" office:value-type="float" office:value="2.49228675708562" calcext:value-type="float">
            <text:p>2.4922867571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8]/[.I18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19])*60+MINUTE([.A19])" office:value-type="float" office:value="891" calcext:value-type="float">
            <text:p>891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G19]/[.F19])" office:value-type="float" office:value="2.48115181379169" calcext:value-type="float">
            <text:p>2.481151813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9]/[.I19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0])*60+MINUTE([.A20])"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G20]/[.F20])" office:value-type="float" office:value="2.53063462307711" calcext:value-type="float">
            <text:p>2.5306346231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J20]/[.I20])" office:value-type="float" office:value="0.199037104389912" calcext:value-type="float">
            <text:p>0.1990371044</text:p>
          </table:table-cell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1])*60+MINUTE([.A21])" office:value-type="float" office:value="899" calcext:value-type="float">
            <text:p>899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G21]/[.F21])" office:value-type="float" office:value="2.49959574266294" calcext:value-type="float">
            <text:p>2.4995957427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J21]/[.I21])" office:value-type="float" office:value="0.200222767123195" calcext:value-type="float">
            <text:p>0.2002227671</text:p>
          </table:table-cell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2])*60+MINUTE([.A22])"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G22]/[.F22])" office:value-type="float" office:value="2.55146697667314" calcext:value-type="float">
            <text:p>2.5514669767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J22]/[.I22])" office:value-type="float" office:value="0.206287922512278" calcext:value-type="float">
            <text:p>0.2062879225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3])*60+MINUTE([.A23])"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G23]/[.F23])" office:value-type="float" office:value="2.44607306707726" calcext:value-type="float">
            <text:p>2.4460730671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J23]/[.I23])" office:value-type="float" office:value="0.189843375060399" calcext:value-type="float">
            <text:p>0.1898433751</text:p>
          </table:table-cell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4])*60+MINUTE([.A24])"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J24]/[.I24])" office:value-type="float" office:value="0.181220299609424" calcext:value-type="float">
            <text:p>0.1812202996</text:p>
          </table:table-cell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5])*60+MINUTE([.A25])" office:value-type="float" office:value="913" calcext:value-type="float">
            <text:p>913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J25]/[.I25])" office:value-type="float" office:value="0.208489704965537" calcext:value-type="float">
            <text:p>0.208489705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6])*60+MINUTE([.A26])" office:value-type="float" office:value="916" calcext:value-type="float">
            <text:p>916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G26]/[.F26])" office:value-type="float" office:value="2.43330705658168" calcext:value-type="float">
            <text:p>2.4333070566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J26]/[.I26])" office:value-type="float" office:value="0.167505775284285" calcext:value-type="float">
            <text:p>0.1675057753</text:p>
          </table:table-cell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7])*60+MINUTE([.A27])" office:value-type="float" office:value="920" calcext:value-type="float">
            <text:p>920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G27]/[.F27])" office:value-type="float" office:value="2.45622150178914" calcext:value-type="float">
            <text:p>2.4562215018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J27]/[.I27])" office:value-type="float" office:value="0.173332573168551" calcext:value-type="float">
            <text:p>0.1733325732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8])*60+MINUTE([.A28])"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G28]/[.F28])" office:value-type="float" office:value="2.44767803642577" calcext:value-type="float">
            <text:p>2.4476780364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J28]/[.I28])" office:value-type="float" office:value="0.183971527704519" calcext:value-type="float">
            <text:p>0.1839715277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29])*60+MINUTE([.A29])"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G29]/[.F29])" office:value-type="float" office:value="2.35583475749316" calcext:value-type="float">
            <text:p>2.3558347575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J29]/[.I29])" office:value-type="float" office:value="0.192747123188544" calcext:value-type="float">
            <text:p>0.1927471232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0])*60+MINUTE([.A30])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G30]/[.F30])" office:value-type="float" office:value="2.39866726070547" calcext:value-type="float">
            <text:p>2.3986672607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J30]/[.I30])" office:value-type="float" office:value="0.163001771376443" calcext:value-type="float">
            <text:p>0.1630017714</text:p>
          </table:table-cell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1])*60+MINUTE([.A31])" office:value-type="float" office:value="934" calcext:value-type="float">
            <text:p>934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G31]/[.F31])" office:value-type="float" office:value="2.32440575164038" calcext:value-type="float">
            <text:p>2.3244057516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J31]/[.I31])" office:value-type="float" office:value="0.172071311653341" calcext:value-type="float">
            <text:p>0.1720713117</text:p>
          </table:table-cell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2])*60+MINUTE([.A32])" office:value-type="float" office:value="937" calcext:value-type="float">
            <text:p>937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G32]/[.F32])" office:value-type="float" office:value="2.28581458124855" calcext:value-type="float">
            <text:p>2.2858145812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J32]/[.I32])" office:value-type="float" office:value="0.188715027083591" calcext:value-type="float">
            <text:p>0.1887150271</text:p>
          </table:table-cell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3])*60+MINUTE([.A33])" office:value-type="float" office:value="941" calcext:value-type="float">
            <text:p>941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G33]/[.F33])" office:value-type="float" office:value="2.29981883950116" calcext:value-type="float">
            <text:p>2.2998188395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J33]/[.I33])" office:value-type="float" office:value="0.181090087875005" calcext:value-type="float">
            <text:p>0.1810900879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4])*60+MINUTE([.A34])" office:value-type="float" office:value="945" calcext:value-type="float">
            <text:p>945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G34]/[.F34])" office:value-type="float" office:value="2.32001226257011" calcext:value-type="float">
            <text:p>2.3200122626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J34]/[.I34])" office:value-type="float" office:value="0.169519105973579" calcext:value-type="float">
            <text:p>0.169519106</text:p>
          </table:table-cell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5])*60+MINUTE([.A35])" office:value-type="float" office:value="948" calcext:value-type="float">
            <text:p>948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G35]/[.F35])" office:value-type="float" office:value="2.22226940367683" calcext:value-type="float">
            <text:p>2.222269403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J35]/[.I35])" office:value-type="float" office:value="0.183381814889391" calcext:value-type="float">
            <text:p>0.1833818149</text:p>
          </table:table-cell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6])*60+MINUTE([.A36])" office:value-type="float" office:value="951" calcext:value-type="float">
            <text:p>951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G36]/[.F36])" office:value-type="float" office:value="2.28577797467766" calcext:value-type="float">
            <text:p>2.2857779747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J36]/[.I36])" office:value-type="float" office:value="0.170369082380901" calcext:value-type="float">
            <text:p>0.1703690824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7])*60+MINUTE([.A37])" office:value-type="float" office:value="955" calcext:value-type="float">
            <text:p>955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G37]/[.F37])" office:value-type="float" office:value="2.2149478300793" calcext:value-type="float">
            <text:p>2.214947830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J37]/[.I37])" office:value-type="float" office:value="0.186546480597677" calcext:value-type="float">
            <text:p>0.1865464806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8])*60+MINUTE([.A38])" office:value-type="float" office:value="959" calcext:value-type="float">
            <text:p>959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G38]/[.F38])" office:value-type="float" office:value="2.19966117174141" calcext:value-type="float">
            <text:p>2.1996611717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J38]/[.I38])" office:value-type="float" office:value="0.188380538233542" calcext:value-type="float">
            <text:p>0.1883805382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39])*60+MINUTE([.A39])" office:value-type="float" office:value="963" calcext:value-type="float">
            <text:p>963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office:value-type="float" office:value="1033" calcext:value-type="float">
            <text:p>1033</text:p>
          </table:table-cell>
          <table:table-cell office:value-type="float" office:value="9008" calcext:value-type="float">
            <text:p>9008</text:p>
          </table:table-cell>
          <table:table-cell table:formula="of:=LN([.G39]/[.F39])" office:value-type="float" office:value="2.16564588125983" calcext:value-type="float">
            <text:p>2.1656458813</text:p>
          </table:table-cell>
          <table:table-cell office:value-type="float" office:value="7043" calcext:value-type="float">
            <text:p>7043</text:p>
          </table:table-cell>
          <table:table-cell office:value-type="float" office:value="8462" calcext:value-type="float">
            <text:p>8462</text:p>
          </table:table-cell>
          <table:table-cell table:formula="of:=LN([.J39]/[.I39])" office:value-type="float" office:value="0.183551336534602" calcext:value-type="float">
            <text:p>0.1835513365</text:p>
          </table:table-cell>
        </table:table-row>
        <table:table-row table:style-name="ro1">
          <table:table-cell office:value-type="time" office:time-value="PT14H07M00S" calcext:value-type="time">
            <text:p>02:07:00 PM</text:p>
          </table:table-cell>
          <table:table-cell office:value-type="float" office:value="20.79" calcext:value-type="float">
            <text:p>20.79</text:p>
          </table:table-cell>
          <table:table-cell table:formula="of:=HOUR([.A40])*60+MINUTE([.A40])"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9045" calcext:value-type="float">
            <text:p>9045</text:p>
          </table:table-cell>
          <table:table-cell table:formula="of:=LN([.G40]/[.F40])" office:value-type="float" office:value="2.18929589358071" calcext:value-type="float">
            <text:p>2.1892958936</text:p>
          </table:table-cell>
          <table:table-cell office:value-type="float" office:value="6994" calcext:value-type="float">
            <text:p>6994</text:p>
          </table:table-cell>
          <table:table-cell office:value-type="float" office:value="8444" calcext:value-type="float">
            <text:p>8444</text:p>
          </table:table-cell>
          <table:table-cell table:formula="of:=LN([.J40]/[.I40])" office:value-type="float" office:value="0.18840349134489" calcext:value-type="float">
            <text:p>0.1884034913</text:p>
          </table:table-cell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6" table:style-name="ta1"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UN 8, bean splitter off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8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8 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4H03M00S" calcext:value-type="time">
            <text:p>02:03:00 PM</text:p>
          </table:table-cell>
          <table:table-cell office:value-type="float" office:value="-99.92" calcext:value-type="float">
            <text:p>-99.92</text:p>
          </table:table-cell>
          <table:table-cell table:formula="of:=HOUR([.A4])*60+MINUTE([.A4])" office:value-type="float" office:value="843" calcext:value-type="float">
            <text:p>843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320" calcext:value-type="float">
            <text:p>1320</text:p>
          </table:table-cell>
          <table:table-cell office:value-type="float" office:value="9017" calcext:value-type="float">
            <text:p>9017</text:p>
          </table:table-cell>
          <table:table-cell table:formula="of:=LN([.H4]/[.G4])" office:value-type="float" office:value="1.92147994791949" calcext:value-type="float">
            <text:p>1.9214799479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14971" calcext:value-type="float">
            <text:p>14971</text:p>
          </table:table-cell>
          <table:table-cell office:value-type="float" office:value="15000" calcext:value-type="float">
            <text:p>15000</text:p>
          </table:table-cell>
          <table:table-cell table:formula="of:=LN([.L4]/[.K4])" office:value-type="float" office:value="0.00193520463451058" calcext:value-type="float">
            <text:p>0.0019352046</text:p>
          </table:table-cell>
          <table:table-cell table:formula="of:=[.M4]/[.M$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4H07M00S" calcext:value-type="time">
            <text:p>02:07:00 PM</text:p>
          </table:table-cell>
          <table:table-cell office:value-type="float" office:value="-100.29" calcext:value-type="float">
            <text:p>-100.29</text:p>
          </table:table-cell>
          <table:table-cell table:formula="of:=HOUR([.A5])*60+MINUTE([.A5])" office:value-type="float" office:value="847" calcext:value-type="float">
            <text:p>847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1301" calcext:value-type="float">
            <text:p>1301</text:p>
          </table:table-cell>
          <table:table-cell office:value-type="float" office:value="9076" calcext:value-type="float">
            <text:p>9076</text:p>
          </table:table-cell>
          <table:table-cell table:formula="of:=LN([.H5]/[.G5])" office:value-type="float" office:value="1.94250036738723" calcext:value-type="float">
            <text:p>1.9425003674</text:p>
          </table:table-cell>
          <table:table-cell table:formula="of:=[.I5]/[.I$4]" office:value-type="float" office:value="1.01093970274865" calcext:value-type="float">
            <text:p>1.0109397027</text:p>
          </table:table-cell>
          <table:table-cell office:value-type="float" office:value="14971" calcext:value-type="float">
            <text:p>14971</text:p>
          </table:table-cell>
          <table:table-cell office:value-type="float" office:value="14999" calcext:value-type="float">
            <text:p>14999</text:p>
          </table:table-cell>
          <table:table-cell table:formula="of:=LN([.L5]/[.K5])" office:value-type="float" office:value="0.00186853574552273" calcext:value-type="float">
            <text:p>0.0018685357</text:p>
          </table:table-cell>
          <table:table-cell table:formula="of:=[.M5]/[.M$4]" office:value-type="float" office:value="0.965549437098828" calcext:value-type="float">
            <text:p>0.9655494371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-100.51" calcext:value-type="float">
            <text:p>-100.51</text:p>
          </table:table-cell>
          <table:table-cell table:formula="of:=HOUR([.A6])*60+MINUTE([.A6])" office:value-type="float" office:value="850" calcext:value-type="float">
            <text:p>850</text:p>
          </table:table-cell>
          <table:table-cell table:formula="of:=[.C6] - [.C$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177" calcext:value-type="float">
            <text:p>1177</text:p>
          </table:table-cell>
          <table:table-cell office:value-type="float" office:value="9166" calcext:value-type="float">
            <text:p>9166</text:p>
          </table:table-cell>
          <table:table-cell table:formula="of:=LN([.H6]/[.G6])" office:value-type="float" office:value="2.05253215780879" calcext:value-type="float">
            <text:p>2.0525321578</text:p>
          </table:table-cell>
          <table:table-cell table:formula="of:=[.I6]/[.I$4]" office:value-type="float" office:value="1.06820378741459" calcext:value-type="float">
            <text:p>1.06820378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99" calcext:value-type="float">
            <text:p>14999</text:p>
          </table:table-cell>
          <table:table-cell table:formula="of:=LN([.L6]/[.K6])" office:value-type="float" office:value="0.00206894324143398" calcext:value-type="float">
            <text:p>0.0020689432</text:p>
          </table:table-cell>
          <table:table-cell table:formula="of:=[.M6]/[.M$4]" office:value-type="float" office:value="1.06910825064101" calcext:value-type="float">
            <text:p>1.0691082506</text:p>
          </table:table-cell>
        </table:table-row>
        <table:table-row table:style-name="ro1">
          <table:table-cell office:value-type="time" office:time-value="PT14H14M00S" calcext:value-type="time">
            <text:p>02:14:00 PM</text:p>
          </table:table-cell>
          <table:table-cell office:value-type="float" office:value="-99.98" calcext:value-type="float">
            <text:p>-99.98</text:p>
          </table:table-cell>
          <table:table-cell table:formula="of:=HOUR([.A7])*60+MINUTE([.A7])" office:value-type="float" office:value="854" calcext:value-type="float">
            <text:p>854</text:p>
          </table:table-cell>
          <table:table-cell table:formula="of:=[.C7] - [.C$4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94" calcext:value-type="float">
            <text:p>1094</text:p>
          </table:table-cell>
          <table:table-cell office:value-type="float" office:value="9146" calcext:value-type="float">
            <text:p>9146</text:p>
          </table:table-cell>
          <table:table-cell table:formula="of:=LN([.H7]/[.G7])" office:value-type="float" office:value="2.12347592123607" calcext:value-type="float">
            <text:p>2.1234759212</text:p>
          </table:table-cell>
          <table:table-cell table:formula="of:=[.I7]/[.I$4]" office:value-type="float" office:value="1.10512520494179" calcext:value-type="float">
            <text:p>1.105125204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98" calcext:value-type="float">
            <text:p>14998</text:p>
          </table:table-cell>
          <table:table-cell table:formula="of:=LN([.L7]/[.K7])" office:value-type="float" office:value="0.00253688633286637" calcext:value-type="float">
            <text:p>0.0025368863</text:p>
          </table:table-cell>
          <table:table-cell table:formula="of:=[.M7]/[.M$4]" office:value-type="float" office:value="1.31091373368272" calcext:value-type="float">
            <text:p>1.3109137337</text:p>
          </table:table-cell>
        </table:table-row>
        <table:table-row table:style-name="ro1">
          <table:table-cell office:value-type="time" office:time-value="PT14H18M00S" calcext:value-type="time">
            <text:p>02:18:00 PM</text:p>
          </table:table-cell>
          <table:table-cell office:value-type="float" office:value="-100.35" calcext:value-type="float">
            <text:p>-100.35</text:p>
          </table:table-cell>
          <table:table-cell table:formula="of:=HOUR([.A8])*60+MINUTE([.A8])" office:value-type="float" office:value="858" calcext:value-type="float">
            <text:p>858</text:p>
          </table:table-cell>
          <table:table-cell table:formula="of:=[.C8] - [.C$4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1046" calcext:value-type="float">
            <text:p>1046</text:p>
          </table:table-cell>
          <table:table-cell office:value-type="float" office:value="9194" calcext:value-type="float">
            <text:p>9194</text:p>
          </table:table-cell>
          <table:table-cell table:formula="of:=LN([.H8]/[.G8])" office:value-type="float" office:value="2.17357773174131" calcext:value-type="float">
            <text:p>2.1735777317</text:p>
          </table:table-cell>
          <table:table-cell table:formula="of:=[.I8]/[.I$4]" office:value-type="float" office:value="1.13119979945395" calcext:value-type="float">
            <text:p>1.1311997995</text:p>
          </table:table-cell>
          <table:table-cell office:value-type="float" office:value="14944" calcext:value-type="float">
            <text:p>14944</text:p>
          </table:table-cell>
          <table:table-cell office:value-type="float" office:value="14999" calcext:value-type="float">
            <text:p>14999</text:p>
          </table:table-cell>
          <table:table-cell table:formula="of:=LN([.L8]/[.K8])" office:value-type="float" office:value="0.00367365072673567" calcext:value-type="float">
            <text:p>0.0036736507</text:p>
          </table:table-cell>
          <table:table-cell table:formula="of:=[.M8]/[.M$4]" office:value-type="float" office:value="1.89832675119898" calcext:value-type="float">
            <text:p>1.8983267512</text:p>
          </table:table-cell>
        </table:table-row>
        <table:table-row table:style-name="ro1">
          <table:table-cell office:value-type="time" office:time-value="PT14H22M00S" calcext:value-type="time">
            <text:p>02:22:00 PM</text:p>
          </table:table-cell>
          <table:table-cell office:value-type="float" office:value="-100.02" calcext:value-type="float">
            <text:p>-100.02</text:p>
          </table:table-cell>
          <table:table-cell table:formula="of:=HOUR([.A9])*60+MINUTE([.A9])" office:value-type="float" office:value="862" calcext:value-type="float">
            <text:p>862</text:p>
          </table:table-cell>
          <table:table-cell table:formula="of:=[.C9] - [.C$4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64" calcext:value-type="float">
            <text:p>1364</text:p>
          </table:table-cell>
          <table:table-cell office:value-type="float" office:value="982" calcext:value-type="float">
            <text:p>982</text:p>
          </table:table-cell>
          <table:table-cell office:value-type="float" office:value="9236" calcext:value-type="float">
            <text:p>9236</text:p>
          </table:table-cell>
          <table:table-cell table:formula="of:=LN([.H9]/[.G9])" office:value-type="float" office:value="2.24127286211992" calcext:value-type="float">
            <text:p>2.2412728621</text:p>
          </table:table-cell>
          <table:table-cell table:formula="of:=[.I9]/[.I$4]" office:value-type="float" office:value="1.16643052379844" calcext:value-type="float">
            <text:p>1.1664305238</text:p>
          </table:table-cell>
          <table:table-cell office:value-type="float" office:value="14933" calcext:value-type="float">
            <text:p>14933</text:p>
          </table:table-cell>
          <table:table-cell office:value-type="float" office:value="14999" calcext:value-type="float">
            <text:p>14999</text:p>
          </table:table-cell>
          <table:table-cell table:formula="of:=LN([.L9]/[.K9])" office:value-type="float" office:value="0.00441000313809076" calcext:value-type="float">
            <text:p>0.0044100031</text:p>
          </table:table-cell>
          <table:table-cell table:formula="of:=[.M9]/[.M$4]" office:value-type="float" office:value="2.27883039315171" calcext:value-type="float">
            <text:p>2.2788303932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-100.05" calcext:value-type="float">
            <text:p>-100.05</text:p>
          </table:table-cell>
          <table:table-cell table:formula="of:=HOUR([.A10])*60+MINUTE([.A10])" office:value-type="float" office:value="865" calcext:value-type="float">
            <text:p>865</text:p>
          </table:table-cell>
          <table:table-cell table:formula="of:=[.C10] - [.C$4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65" calcext:value-type="float">
            <text:p>1365</text:p>
          </table:table-cell>
          <table:table-cell office:value-type="float" office:value="914" calcext:value-type="float">
            <text:p>914</text:p>
          </table:table-cell>
          <table:table-cell office:value-type="float" office:value="9267" calcext:value-type="float">
            <text:p>9267</text:p>
          </table:table-cell>
          <table:table-cell table:formula="of:=LN([.H10]/[.G10])" office:value-type="float" office:value="2.31638441013254" calcext:value-type="float">
            <text:p>2.3163844101</text:p>
          </table:table-cell>
          <table:table-cell table:formula="of:=[.I10]/[.I$4]" office:value-type="float" office:value="1.20552099054723" calcext:value-type="float">
            <text:p>1.2055209905</text:p>
          </table:table-cell>
          <table:table-cell office:value-type="float" office:value="14917" calcext:value-type="float">
            <text:p>14917</text:p>
          </table:table-cell>
          <table:table-cell office:value-type="float" office:value="14999" calcext:value-type="float">
            <text:p>14999</text:p>
          </table:table-cell>
          <table:table-cell table:formula="of:=LN([.L10]/[.K10])" office:value-type="float" office:value="0.00548203004142908" calcext:value-type="float">
            <text:p>0.00548203</text:p>
          </table:table-cell>
          <table:table-cell table:formula="of:=[.M10]/[.M$4]" office:value-type="float" office:value="2.83279088095792" calcext:value-type="float">
            <text:p>2.832790881</text:p>
          </table:table-cell>
        </table:table-row>
        <table:table-row table:style-name="ro1">
          <table:table-cell office:value-type="time" office:time-value="PT14H29M00S" calcext:value-type="time">
            <text:p>02:29:00 PM</text:p>
          </table:table-cell>
          <table:table-cell office:value-type="float" office:value="-100.03" calcext:value-type="float">
            <text:p>-100.03</text:p>
          </table:table-cell>
          <table:table-cell table:formula="of:=HOUR([.A11])*60+MINUTE([.A11])" office:value-type="float" office:value="869" calcext:value-type="float">
            <text:p>869</text:p>
          </table:table-cell>
          <table:table-cell table:formula="of:=[.C11] - [.C$4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871" calcext:value-type="float">
            <text:p>871</text:p>
          </table:table-cell>
          <table:table-cell office:value-type="float" office:value="9416" calcext:value-type="float">
            <text:p>9416</text:p>
          </table:table-cell>
          <table:table-cell table:formula="of:=LN([.H11]/[.G11])" office:value-type="float" office:value="2.38052367208761" calcext:value-type="float">
            <text:p>2.3805236721</text:p>
          </table:table-cell>
          <table:table-cell table:formula="of:=[.I11]/[.I$4]" office:value-type="float" office:value="1.23890112653278" calcext:value-type="float">
            <text:p>1.2389011265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.L11]/[.K11])" office:value-type="float" office:value="0.00467790214176925" calcext:value-type="float">
            <text:p>0.0046779021</text:p>
          </table:table-cell>
          <table:table-cell table:formula="of:=[.M11]/[.M$4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14H32M00S" calcext:value-type="time">
            <text:p>02:32:00 PM</text:p>
          </table:table-cell>
          <table:table-cell office:value-type="float" office:value="-100.08" calcext:value-type="float">
            <text:p>-100.08</text:p>
          </table:table-cell>
          <table:table-cell table:formula="of:=HOUR([.A12])*60+MINUTE([.A12])" office:value-type="float" office:value="872" calcext:value-type="float">
            <text:p>872</text:p>
          </table:table-cell>
          <table:table-cell table:formula="of:=[.C12] - [.C$4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67" calcext:value-type="float">
            <text:p>1367</text:p>
          </table:table-cell>
          <table:table-cell office:value-type="float" office:value="861" calcext:value-type="float">
            <text:p>861</text:p>
          </table:table-cell>
          <table:table-cell office:value-type="float" office:value="9469" calcext:value-type="float">
            <text:p>9469</text:p>
          </table:table-cell>
          <table:table-cell table:formula="of:=LN([.H12]/[.G12])" office:value-type="float" office:value="2.39768407955577" calcext:value-type="float">
            <text:p>2.3976840796</text:p>
          </table:table-cell>
          <table:table-cell table:formula="of:=[.I12]/[.I$4]" office:value-type="float" office:value="1.2478319548179" calcext:value-type="float">
            <text:p>1.2478319548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.L12]/[.K12])" office:value-type="float" office:value="0.00507988526389145" calcext:value-type="float">
            <text:p>0.0050798853</text:p>
          </table:table-cell>
          <table:table-cell table:formula="of:=[.M12]/[.M$4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14H36M00S" calcext:value-type="time">
            <text:p>02:36:00 PM</text:p>
          </table:table-cell>
          <table:table-cell office:value-type="float" office:value="-99.94" calcext:value-type="float">
            <text:p>-99.94</text:p>
          </table:table-cell>
          <table:table-cell table:formula="of:=HOUR([.A13])*60+MINUTE([.A13])" office:value-type="float" office:value="876" calcext:value-type="float">
            <text:p>876</text:p>
          </table:table-cell>
          <table:table-cell table:formula="of:=[.C13] - [.C$4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812" calcext:value-type="float">
            <text:p>812</text:p>
          </table:table-cell>
          <table:table-cell table:style-name="ce9" office:value-type="float" office:value="9480" calcext:value-type="float">
            <text:p>9480</text:p>
          </table:table-cell>
          <table:table-cell table:formula="of:=LN([.H13]/[.G13])" office:value-type="float" office:value="2.45743925508739" calcext:value-type="float">
            <text:p>2.4574392551</text:p>
          </table:table-cell>
          <table:table-cell table:formula="of:=[.I13]/[.I$4]" office:value-type="float" office:value="1.2789304711445" calcext:value-type="float">
            <text:p>1.2789304711</text:p>
          </table:table-cell>
          <table:table-cell office:value-type="float" office:value="14921" calcext:value-type="float">
            <text:p>14921</text:p>
          </table:table-cell>
          <table:table-cell table:style-name="ce9" office:value-type="float" office:value="15000" calcext:value-type="float">
            <text:p>15000</text:p>
          </table:table-cell>
          <table:table-cell table:formula="of:=LN([.L13]/[.K13])" office:value-type="float" office:value="0.00528058444392542" calcext:value-type="float">
            <text:p>0.0052805844</text:p>
          </table:table-cell>
          <table:table-cell table:formula="of:=[.M13]/[.M$4]" office:value-type="float" office:value="2.72869563753442" calcext:value-type="float">
            <text:p>2.7286956375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-99.77" calcext:value-type="float">
            <text:p>-99.77</text:p>
          </table:table-cell>
          <table:table-cell table:formula="of:=HOUR([.A14])*60+MINUTE([.A14])" office:value-type="float" office:value="879" calcext:value-type="float">
            <text:p>879</text:p>
          </table:table-cell>
          <table:table-cell table:formula="of:=[.C14] - [.C$4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69" calcext:value-type="float">
            <text:p>1369</text:p>
          </table:table-cell>
          <table:table-cell office:value-type="float" office:value="793" calcext:value-type="float">
            <text:p>793</text:p>
          </table:table-cell>
          <table:table-cell office:value-type="float" office:value="9431" calcext:value-type="float">
            <text:p>9431</text:p>
          </table:table-cell>
          <table:table-cell table:formula="of:=LN([.H14]/[.G14])" office:value-type="float" office:value="2.47593419290904" calcext:value-type="float">
            <text:p>2.4759341929</text:p>
          </table:table-cell>
          <table:table-cell table:formula="of:=[.I14]/[.I$4]" office:value-type="float" office:value="1.28855583197206" calcext:value-type="float">
            <text:p>1.288555832</text:p>
          </table:table-cell>
          <table:table-cell office:value-type="float" office:value="14919" calcext:value-type="float">
            <text:p>14919</text:p>
          </table:table-cell>
          <table:table-cell office:value-type="float" office:value="15000" calcext:value-type="float">
            <text:p>15000</text:p>
          </table:table-cell>
          <table:table-cell table:formula="of:=LN([.L14]/[.K14])" office:value-type="float" office:value="0.00541463270149894" calcext:value-type="float">
            <text:p>0.0054146327</text:p>
          </table:table-cell>
          <table:table-cell table:formula="of:=[.M14]/[.M$4]" office:value-type="float" office:value="2.79796389742955" calcext:value-type="float">
            <text:p>2.7979638974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-100.43" calcext:value-type="float">
            <text:p>-100.43</text:p>
          </table:table-cell>
          <table:table-cell table:formula="of:=HOUR([.A15])*60+MINUTE([.A15])" office:value-type="float" office:value="883" calcext:value-type="float">
            <text:p>883</text:p>
          </table:table-cell>
          <table:table-cell table:formula="of:=[.C15] - [.C$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70" calcext:value-type="float">
            <text:p>1370</text:p>
          </table:table-cell>
          <table:table-cell office:value-type="float" office:value="842" calcext:value-type="float">
            <text:p>842</text:p>
          </table:table-cell>
          <table:table-cell office:value-type="float" office:value="9529" calcext:value-type="float">
            <text:p>9529</text:p>
          </table:table-cell>
          <table:table-cell table:formula="of:=LN([.H15]/[.G15])" office:value-type="float" office:value="2.42631504510586" calcext:value-type="float">
            <text:p>2.4263150451</text:p>
          </table:table-cell>
          <table:table-cell table:formula="of:=[.I15]/[.I$4]" office:value-type="float" office:value="1.26273243066262" calcext:value-type="float">
            <text:p>1.2627324307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6" calcext:value-type="float">
            <text:p>14996</text:p>
          </table:table-cell>
          <table:table-cell table:formula="of:=LN([.L15]/[.K15])" office:value-type="float" office:value="0.00481284351475416" calcext:value-type="float">
            <text:p>0.0048128435</text:p>
          </table:table-cell>
          <table:table-cell table:formula="of:=[.M15]/[.M$4]" office:value-type="float" office:value="2.48699462006577" calcext:value-type="float">
            <text:p>2.4869946201</text:p>
          </table:table-cell>
        </table:table-row>
        <table:table-row table:style-name="ro1">
          <table:table-cell office:value-type="time" office:time-value="PT14H46M00S" calcext:value-type="time">
            <text:p>02:46:00 PM</text:p>
          </table:table-cell>
          <table:table-cell office:value-type="float" office:value="-100" calcext:value-type="float">
            <text:p>-100</text:p>
          </table:table-cell>
          <table:table-cell table:formula="of:=HOUR([.A16])*60+MINUTE([.A16])" office:value-type="float" office:value="886" calcext:value-type="float">
            <text:p>886</text:p>
          </table:table-cell>
          <table:table-cell table:formula="of:=[.C16] - [.C$4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761" calcext:value-type="float">
            <text:p>761</text:p>
          </table:table-cell>
          <table:table-cell office:value-type="float" office:value="9537" calcext:value-type="float">
            <text:p>9537</text:p>
          </table:table-cell>
          <table:table-cell table:formula="of:=LN([.H16]/[.G16])" office:value-type="float" office:value="2.52830089171723" calcext:value-type="float">
            <text:p>2.5283008917</text:p>
          </table:table-cell>
          <table:table-cell table:formula="of:=[.I16]/[.I$4]" office:value-type="float" office:value="1.31580914724339" calcext:value-type="float">
            <text:p>1.3158091472</text:p>
          </table:table-cell>
          <table:table-cell office:value-type="float" office:value="14926" calcext:value-type="float">
            <text:p>14926</text:p>
          </table:table-cell>
          <table:table-cell office:value-type="float" office:value="14996" calcext:value-type="float">
            <text:p>14996</text:p>
          </table:table-cell>
          <table:table-cell table:formula="of:=LN([.L16]/[.K16])" office:value-type="float" office:value="0.0046788401644698" calcext:value-type="float">
            <text:p>0.0046788402</text:p>
          </table:table-cell>
          <table:table-cell table:formula="of:=[.M16]/[.M$4]" office:value-type="float" office:value="2.41774956561795" calcext:value-type="float">
            <text:p>2.4177495656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-99.92" calcext:value-type="float">
            <text:p>-99.92</text:p>
          </table:table-cell>
          <table:table-cell table:formula="of:=HOUR([.A17])*60+MINUTE([.A17])" office:value-type="float" office:value="890" calcext:value-type="float">
            <text:p>890</text:p>
          </table:table-cell>
          <table:table-cell table:formula="of:=[.C17] - [.C$4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810" calcext:value-type="float">
            <text:p>810</text:p>
          </table:table-cell>
          <table:table-cell office:value-type="float" office:value="9475" calcext:value-type="float">
            <text:p>9475</text:p>
          </table:table-cell>
          <table:table-cell table:formula="of:=LN([.H17]/[.G17])" office:value-type="float" office:value="2.45937778228414" calcext:value-type="float">
            <text:p>2.4593777823</text:p>
          </table:table-cell>
          <table:table-cell table:formula="of:=[.I17]/[.I$4]" office:value-type="float" office:value="1.27993934308139" calcext:value-type="float">
            <text:p>1.2799393431</text:p>
          </table:table-cell>
          <table:table-cell office:value-type="float" office:value="14928" calcext:value-type="float">
            <text:p>14928</text:p>
          </table:table-cell>
          <table:table-cell office:value-type="float" office:value="15000" calcext:value-type="float">
            <text:p>15000</text:p>
          </table:table-cell>
          <table:table-cell table:formula="of:=LN([.L17]/[.K17])" office:value-type="float" office:value="0.00481155699722212" calcext:value-type="float">
            <text:p>0.004811557</text:p>
          </table:table-cell>
          <table:table-cell table:formula="of:=[.M17]/[.M$4]" office:value-type="float" office:value="2.48632982342923" calcext:value-type="float">
            <text:p>2.4863298234</text:p>
          </table:table-cell>
        </table:table-row>
        <table:table-row table:style-name="ro1">
          <table:table-cell office:value-type="time" office:time-value="PT14H53M00S" calcext:value-type="time">
            <text:p>02:53:00 PM</text:p>
          </table:table-cell>
          <table:table-cell office:value-type="float" office:value="-100.23" calcext:value-type="float">
            <text:p>-100.23</text:p>
          </table:table-cell>
          <table:table-cell table:formula="of:=HOUR([.A18])*60+MINUTE([.A18])" office:value-type="float" office:value="893" calcext:value-type="float">
            <text:p>893</text:p>
          </table:table-cell>
          <table:table-cell table:formula="of:=[.C18] - [.C$4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797" calcext:value-type="float">
            <text:p>797</text:p>
          </table:table-cell>
          <table:table-cell office:value-type="float" office:value="9590" calcext:value-type="float">
            <text:p>9590</text:p>
          </table:table-cell>
          <table:table-cell table:formula="of:=LN([.H18]/[.G18])" office:value-type="float" office:value="2.48762148908727" calcext:value-type="float">
            <text:p>2.4876214891</text:p>
          </table:table-cell>
          <table:table-cell table:formula="of:=[.I18]/[.I$4]" office:value-type="float" office:value="1.29463827701183" calcext:value-type="float">
            <text:p>1.294638277</text:p>
          </table:table-cell>
          <table:table-cell office:value-type="float" office:value="14925" calcext:value-type="float">
            <text:p>14925</text:p>
          </table:table-cell>
          <table:table-cell office:value-type="float" office:value="14998" calcext:value-type="float">
            <text:p>14998</text:p>
          </table:table-cell>
          <table:table-cell table:formula="of:=LN([.L18]/[.K18])" office:value-type="float" office:value="0.0048791996005319" calcext:value-type="float">
            <text:p>0.0048791996</text:p>
          </table:table-cell>
          <table:table-cell table:formula="of:=[.M18]/[.M$4]" office:value-type="float" office:value="2.52128354465514" calcext:value-type="float">
            <text:p>2.5212835447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-99.71" calcext:value-type="float">
            <text:p>-99.71</text:p>
          </table:table-cell>
          <table:table-cell table:formula="of:=HOUR([.A19])*60+MINUTE([.A19])" office:value-type="float" office:value="897" calcext:value-type="float">
            <text:p>897</text:p>
          </table:table-cell>
          <table:table-cell table:formula="of:=[.C19] - [.C$4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815" calcext:value-type="float">
            <text:p>815</text:p>
          </table:table-cell>
          <table:table-cell office:value-type="float" office:value="9563" calcext:value-type="float">
            <text:p>9563</text:p>
          </table:table-cell>
          <table:table-cell table:formula="of:=LN([.H19]/[.G19])" office:value-type="float" office:value="2.46246865110868" calcext:value-type="float">
            <text:p>2.4624686511</text:p>
          </table:table-cell>
          <table:table-cell table:formula="of:=[.I19]/[.I$4]" office:value-type="float" office:value="1.28154793068486" calcext:value-type="float">
            <text:p>1.281547930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8" calcext:value-type="float">
            <text:p>14998</text:p>
          </table:table-cell>
          <table:table-cell table:formula="of:=LN([.L19]/[.K19])" office:value-type="float" office:value="0.00474520522809497" calcext:value-type="float">
            <text:p>0.0047452052</text:p>
          </table:table-cell>
          <table:table-cell table:formula="of:=[.M19]/[.M$4]" office:value-type="float" office:value="2.45204312943114" calcext:value-type="float">
            <text:p>2.4520431294</text:p>
          </table:table-cell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 office:value-type="float" office:value="-100.28" calcext:value-type="float">
            <text:p>-100.28</text:p>
          </table:table-cell>
          <table:table-cell table:formula="of:=HOUR([.A20])*60+MINUTE([.A20])" office:value-type="float" office:value="900" calcext:value-type="float">
            <text:p>900</text:p>
          </table:table-cell>
          <table:table-cell table:formula="of:=[.C20] - [.C$4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75" calcext:value-type="float">
            <text:p>1375</text:p>
          </table:table-cell>
          <table:table-cell office:value-type="float" office:value="786" calcext:value-type="float">
            <text:p>786</text:p>
          </table:table-cell>
          <table:table-cell office:value-type="float" office:value="9555" calcext:value-type="float">
            <text:p>9555</text:p>
          </table:table-cell>
          <table:table-cell table:formula="of:=LN([.H20]/[.G20])" office:value-type="float" office:value="2.49786306424517" calcext:value-type="float">
            <text:p>2.4978630642</text:p>
          </table:table-cell>
          <table:table-cell table:formula="of:=[.I20]/[.I$4]" office:value-type="float" office:value="1.2999683223079" calcext:value-type="float">
            <text:p>1.2999683223</text:p>
          </table:table-cell>
          <table:table-cell office:value-type="float" office:value="14895" calcext:value-type="float">
            <text:p>14895</text:p>
          </table:table-cell>
          <table:table-cell office:value-type="float" office:value="14998" calcext:value-type="float">
            <text:p>14998</text:p>
          </table:table-cell>
          <table:table-cell table:formula="of:=LN([.L20]/[.K20])" office:value-type="float" office:value="0.0068912727139521" calcext:value-type="float">
            <text:p>0.0068912727</text:p>
          </table:table-cell>
          <table:table-cell table:formula="of:=[.M20]/[.M$4]" office:value-type="float" office:value="3.56100465607604" calcext:value-type="float">
            <text:p>3.5610046561</text:p>
          </table:table-cell>
        </table:table-row>
        <table:table-row table:style-name="ro1">
          <table:table-cell office:value-type="time" office:time-value="PT15H03M00S" calcext:value-type="time">
            <text:p>03:03:00 PM</text:p>
          </table:table-cell>
          <table:table-cell office:value-type="float" office:value="-100.05" calcext:value-type="float">
            <text:p>-100.05</text:p>
          </table:table-cell>
          <table:table-cell table:formula="of:=HOUR([.A21])*60+MINUTE([.A21])" office:value-type="float" office:value="903" calcext:value-type="float">
            <text:p>903</text:p>
          </table:table-cell>
          <table:table-cell table:formula="of:=[.C21] - [.C$4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76" calcext:value-type="float">
            <text:p>1376</text:p>
          </table:table-cell>
          <table:table-cell office:value-type="float" office:value="802" calcext:value-type="float">
            <text:p>802</text:p>
          </table:table-cell>
          <table:table-cell office:value-type="float" office:value="9577" calcext:value-type="float">
            <text:p>9577</text:p>
          </table:table-cell>
          <table:table-cell table:formula="of:=LN([.H21]/[.G21])" office:value-type="float" office:value="2.4800110616551" calcext:value-type="float">
            <text:p>2.4800110617</text:p>
          </table:table-cell>
          <table:table-cell table:formula="of:=[.I21]/[.I$4]" office:value-type="float" office:value="1.29067756566514" calcext:value-type="float">
            <text:p>1.290677565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9" calcext:value-type="float">
            <text:p>14999</text:p>
          </table:table-cell>
          <table:table-cell table:formula="of:=LN([.L21]/[.K21])" office:value-type="float" office:value="0.00481187856211988" calcext:value-type="float">
            <text:p>0.0048118786</text:p>
          </table:table-cell>
          <table:table-cell table:formula="of:=[.M21]/[.M$4]" office:value-type="float" office:value="2.48649598926618" calcext:value-type="float">
            <text:p>2.4864959893</text:p>
          </table:table-cell>
        </table:table-row>
        <table:table-row table:style-name="ro1">
          <table:table-cell office:value-type="time" office:time-value="PT15H07M00S" calcext:value-type="time">
            <text:p>03:07:00 PM</text:p>
          </table:table-cell>
          <table:table-cell office:value-type="float" office:value="-99.76" calcext:value-type="float">
            <text:p>-99.76</text:p>
          </table:table-cell>
          <table:table-cell table:formula="of:=HOUR([.A22])*60+MINUTE([.A22])" office:value-type="float" office:value="907" calcext:value-type="float">
            <text:p>907</text:p>
          </table:table-cell>
          <table:table-cell table:formula="of:=[.C22] - [.C$4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77" calcext:value-type="float">
            <text:p>1377</text:p>
          </table:table-cell>
          <table:table-cell office:value-type="float" office:value="758" calcext:value-type="float">
            <text:p>758</text:p>
          </table:table-cell>
          <table:table-cell office:value-type="float" office:value="9645" calcext:value-type="float">
            <text:p>9645</text:p>
          </table:table-cell>
          <table:table-cell table:formula="of:=LN([.H22]/[.G22])" office:value-type="float" office:value="2.54351153969746" calcext:value-type="float">
            <text:p>2.5435115397</text:p>
          </table:table-cell>
          <table:table-cell table:formula="of:=[.I22]/[.I$4]" office:value-type="float" office:value="1.32372525794583" calcext:value-type="float">
            <text:p>1.3237252579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.L22]/[.K22])" office:value-type="float" office:value="0.00467790214176925" calcext:value-type="float">
            <text:p>0.0046779021</text:p>
          </table:table-cell>
          <table:table-cell table:formula="of:=[.M22]/[.M$4]" office:value-type="float" office:value="2.41726485062511" calcext:value-type="float">
            <text:p>2.4172648506</text:p>
          </table:table-cell>
        </table:table-row>
        <table:table-row table:style-name="ro1">
          <table:table-cell office:value-type="time" office:time-value="PT15H10M00S" calcext:value-type="time">
            <text:p>03:10:00 PM</text:p>
          </table:table-cell>
          <table:table-cell office:value-type="float" office:value="-100.02" calcext:value-type="float">
            <text:p>-100.02</text:p>
          </table:table-cell>
          <table:table-cell table:formula="of:=HOUR([.A23])*60+MINUTE([.A23])" office:value-type="float" office:value="910" calcext:value-type="float">
            <text:p>910</text:p>
          </table:table-cell>
          <table:table-cell table:formula="of:=[.C23] - [.C$4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78" calcext:value-type="float">
            <text:p>1378</text:p>
          </table:table-cell>
          <table:table-cell office:value-type="float" office:value="810" calcext:value-type="float">
            <text:p>810</text:p>
          </table:table-cell>
          <table:table-cell office:value-type="float" office:value="9652" calcext:value-type="float">
            <text:p>9652</text:p>
          </table:table-cell>
          <table:table-cell table:formula="of:=LN([.H23]/[.G23])" office:value-type="float" office:value="2.47788617907844" calcext:value-type="float">
            <text:p>2.4778861791</text:p>
          </table:table-cell>
          <table:table-cell table:formula="of:=[.I23]/[.I$4]" office:value-type="float" office:value="1.28957170839144" calcext:value-type="float">
            <text:p>1.2895717084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.L23]/[.K23])" office:value-type="float" office:value="0.00507988526389145" calcext:value-type="float">
            <text:p>0.0050798853</text:p>
          </table:table-cell>
          <table:table-cell table:formula="of:=[.M23]/[.M$4]" office:value-type="float" office:value="2.62498609878338" calcext:value-type="float">
            <text:p>2.6249860988</text:p>
          </table:table-cell>
        </table:table-row>
        <table:table-row table:style-name="ro1">
          <table:table-cell office:value-type="time" office:time-value="PT15H14M00S" calcext:value-type="time">
            <text:p>03:14:00 PM</text:p>
          </table:table-cell>
          <table:table-cell office:value-type="float" office:value="-100.21" calcext:value-type="float">
            <text:p>-100.21</text:p>
          </table:table-cell>
          <table:table-cell table:formula="of:=HOUR([.A24])*60+MINUTE([.A24])" office:value-type="float" office:value="914" calcext:value-type="float">
            <text:p>914</text:p>
          </table:table-cell>
          <table:table-cell table:formula="of:=[.C24] - [.C$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79" calcext:value-type="float">
            <text:p>1379</text:p>
          </table:table-cell>
          <table:table-cell office:value-type="float" office:value="760" calcext:value-type="float">
            <text:p>760</text:p>
          </table:table-cell>
          <table:table-cell office:value-type="float" office:value="9807" calcext:value-type="float">
            <text:p>9807</text:p>
          </table:table-cell>
          <table:table-cell table:formula="of:=LN([.H24]/[.G24])" office:value-type="float" office:value="2.55753326211194" calcext:value-type="float">
            <text:p>2.5575332621</text:p>
          </table:table-cell>
          <table:table-cell table:formula="of:=[.I24]/[.I$4]" office:value-type="float" office:value="1.33102261352306" calcext:value-type="float">
            <text:p>1.3310226135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9" calcext:value-type="float">
            <text:p>14999</text:p>
          </table:table-cell>
          <table:table-cell table:formula="of:=LN([.L24]/[.K24])" office:value-type="float" office:value="0.00501287685431091" calcext:value-type="float">
            <text:p>0.0050128769</text:p>
          </table:table-cell>
          <table:table-cell table:formula="of:=[.M24]/[.M$4]" office:value-type="float" office:value="2.59036009159759" calcext:value-type="float">
            <text:p>2.5903600916</text:p>
          </table:table-cell>
        </table:table-row>
        <table:table-row table:style-name="ro1">
          <table:table-cell office:value-type="time" office:time-value="PT15H17M00S" calcext:value-type="time">
            <text:p>03:17:00 PM</text:p>
          </table:table-cell>
          <table:table-cell office:value-type="float" office:value="-100.07" calcext:value-type="float">
            <text:p>-100.07</text:p>
          </table:table-cell>
          <table:table-cell table:formula="of:=HOUR([.A25])*60+MINUTE([.A25])" office:value-type="float" office:value="917" calcext:value-type="float">
            <text:p>917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80" calcext:value-type="float">
            <text:p>1380</text:p>
          </table:table-cell>
          <table:table-cell office:value-type="float" office:value="727" calcext:value-type="float">
            <text:p>727</text:p>
          </table:table-cell>
          <table:table-cell office:value-type="float" office:value="9674" calcext:value-type="float">
            <text:p>9674</text:p>
          </table:table-cell>
          <table:table-cell table:formula="of:=LN([.H25]/[.G25])" office:value-type="float" office:value="2.58827067584941" calcext:value-type="float">
            <text:p>2.5882706758</text:p>
          </table:table-cell>
          <table:table-cell table:formula="of:=[.I25]/[.I$4]" office:value-type="float" office:value="1.34701935279205" calcext:value-type="float">
            <text:p>1.3470193528</text:p>
          </table:table-cell>
          <table:table-cell office:value-type="float" office:value="14921" calcext:value-type="float">
            <text:p>14921</text:p>
          </table:table-cell>
          <table:table-cell office:value-type="float" office:value="14996" calcext:value-type="float">
            <text:p>14996</text:p>
          </table:table-cell>
          <table:table-cell table:formula="of:=LN([.L25]/[.K25])" office:value-type="float" office:value="0.00501388221538105" calcext:value-type="float">
            <text:p>0.0050138822</text:p>
          </table:table-cell>
          <table:table-cell table:formula="of:=[.M25]/[.M$4]" office:value-type="float" office:value="2.59087960310155" calcext:value-type="float">
            <text:p>2.5908796031</text:p>
          </table:table-cell>
        </table:table-row>
        <table:table-row table:style-name="ro1">
          <table:table-cell office:value-type="time" office:time-value="PT15H21M00S" calcext:value-type="time">
            <text:p>03:21:00 PM</text:p>
          </table:table-cell>
          <table:table-cell office:value-type="float" office:value="-100.14" calcext:value-type="float">
            <text:p>-100.14</text:p>
          </table:table-cell>
          <table:table-cell table:formula="of:=HOUR([.A26])*60+MINUTE([.A26])" office:value-type="float" office:value="921" calcext:value-type="float">
            <text:p>921</text:p>
          </table:table-cell>
          <table:table-cell table:formula="of:=[.C26] - [.C$4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381" calcext:value-type="float">
            <text:p>1381</text:p>
          </table:table-cell>
          <table:table-cell office:value-type="float" office:value="771" calcext:value-type="float">
            <text:p>771</text:p>
          </table:table-cell>
          <table:table-cell office:value-type="float" office:value="9710" calcext:value-type="float">
            <text:p>9710</text:p>
          </table:table-cell>
          <table:table-cell table:formula="of:=LN([.H26]/[.G26])" office:value-type="float" office:value="2.53322318772204" calcext:value-type="float">
            <text:p>2.5332231877</text:p>
          </table:table-cell>
          <table:table-cell table:formula="of:=[.I26]/[.I$4]" office:value-type="float" office:value="1.3183708684886" calcext:value-type="float">
            <text:p>1.318370868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8" calcext:value-type="float">
            <text:p>14998</text:p>
          </table:table-cell>
          <table:table-cell table:formula="of:=LN([.L26]/[.K26])" office:value-type="float" office:value="0.00615304241969567" calcext:value-type="float">
            <text:p>0.0061530424</text:p>
          </table:table-cell>
          <table:table-cell table:formula="of:=[.M26]/[.M$4]" office:value-type="float" office:value="3.17953063462552" calcext:value-type="float">
            <text:p>3.1795306346</text:p>
          </table:table-cell>
        </table:table-row>
        <table:table-row table:style-name="ro1">
          <table:table-cell office:value-type="time" office:time-value="PT15H24M00S" calcext:value-type="time">
            <text:p>03:24:00 PM</text:p>
          </table:table-cell>
          <table:table-cell office:value-type="float" office:value="-99.9" calcext:value-type="float">
            <text:p>-99.9</text:p>
          </table:table-cell>
          <table:table-cell table:formula="of:=HOUR([.A27])*60+MINUTE([.A27])" office:value-type="float" office:value="924" calcext:value-type="float">
            <text:p>924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2" calcext:value-type="float">
            <text:p>1382</text:p>
          </table:table-cell>
          <table:table-cell office:value-type="float" office:value="747" calcext:value-type="float">
            <text:p>747</text:p>
          </table:table-cell>
          <table:table-cell office:value-type="float" office:value="9663" calcext:value-type="float">
            <text:p>9663</text:p>
          </table:table-cell>
          <table:table-cell table:formula="of:=LN([.H27]/[.G27])" office:value-type="float" office:value="2.55999425286649" calcext:value-type="float">
            <text:p>2.5599942529</text:p>
          </table:table-cell>
          <table:table-cell table:formula="of:=[.I27]/[.I$4]" office:value-type="float" office:value="1.33230339230881" calcext:value-type="float">
            <text:p>1.332303392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8" calcext:value-type="float">
            <text:p>14998</text:p>
          </table:table-cell>
          <table:table-cell table:formula="of:=LN([.L27]/[.K27])" office:value-type="float" office:value="0.00628722557991034" calcext:value-type="float">
            <text:p>0.0062872256</text:p>
          </table:table-cell>
          <table:table-cell table:formula="of:=[.M27]/[.M$4]" office:value-type="float" office:value="3.24886860427574" calcext:value-type="float">
            <text:p>3.2488686043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-100.19" calcext:value-type="float">
            <text:p>-100.19</text:p>
          </table:table-cell>
          <table:table-cell table:formula="of:=HOUR([.A28])*60+MINUTE([.A28])" office:value-type="float" office:value="927" calcext:value-type="float">
            <text:p>927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83" calcext:value-type="float">
            <text:p>1383</text:p>
          </table:table-cell>
          <table:table-cell office:value-type="float" office:value="739" calcext:value-type="float">
            <text:p>739</text:p>
          </table:table-cell>
          <table:table-cell office:value-type="float" office:value="9833" calcext:value-type="float">
            <text:p>9833</text:p>
          </table:table-cell>
          <table:table-cell table:formula="of:=LN([.H28]/[.G28])" office:value-type="float" office:value="2.58820143383195" calcext:value-type="float">
            <text:p>2.5882014338</text:p>
          </table:table-cell>
          <table:table-cell table:formula="of:=[.I28]/[.I$4]" office:value-type="float" office:value="1.34698331701789" calcext:value-type="float">
            <text:p>1.346983317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table:formula="of:=LN([.L28]/[.K28])" office:value-type="float" office:value="0.00668898815079671" calcext:value-type="float">
            <text:p>0.0066889882</text:p>
          </table:table-cell>
          <table:table-cell table:formula="of:=[.M28]/[.M$4]" office:value-type="float" office:value="3.45647588451977" calcext:value-type="float">
            <text:p>3.4564758845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-100.24" calcext:value-type="float">
            <text:p>-100.24</text:p>
          </table:table-cell>
          <table:table-cell table:formula="of:=HOUR([.A29])*60+MINUTE([.A29])" office:value-type="float" office:value="931" calcext:value-type="float">
            <text:p>931</text:p>
          </table:table-cell>
          <table:table-cell table:formula="of:=[.C29] - [.C$4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84" calcext:value-type="float">
            <text:p>1384</text:p>
          </table:table-cell>
          <table:table-cell office:value-type="float" office:value="719" calcext:value-type="float">
            <text:p>719</text:p>
          </table:table-cell>
          <table:table-cell office:value-type="float" office:value="9814" calcext:value-type="float">
            <text:p>9814</text:p>
          </table:table-cell>
          <table:table-cell table:formula="of:=LN([.H29]/[.G29])" office:value-type="float" office:value="2.6137038589288" calcext:value-type="float">
            <text:p>2.6137038589</text:p>
          </table:table-cell>
          <table:table-cell table:formula="of:=[.I29]/[.I$4]" office:value-type="float" office:value="1.36025559973125" calcext:value-type="float">
            <text:p>1.3602555997</text:p>
          </table:table-cell>
          <table:table-cell office:value-type="float" office:value="14919" calcext:value-type="float">
            <text:p>14919</text:p>
          </table:table-cell>
          <table:table-cell office:value-type="float" office:value="14998" calcext:value-type="float">
            <text:p>14998</text:p>
          </table:table-cell>
          <table:table-cell table:formula="of:=LN([.L29]/[.K29])" office:value-type="float" office:value="0.0052812904784864" calcext:value-type="float">
            <text:p>0.0052812905</text:p>
          </table:table-cell>
          <table:table-cell table:formula="of:=[.M29]/[.M$4]" office:value-type="float" office:value="2.72906047469345" calcext:value-type="float">
            <text:p>2.7290604747</text:p>
          </table:table-cell>
        </table:table-row>
        <table:table-row table:style-name="ro1">
          <table:table-cell office:value-type="time" office:time-value="PT15H35M00S" calcext:value-type="time">
            <text:p>03:35:00 PM</text:p>
          </table:table-cell>
          <table:table-cell office:value-type="float" office:value="-100.04" calcext:value-type="float">
            <text:p>-100.04</text:p>
          </table:table-cell>
          <table:table-cell table:formula="of:=HOUR([.A30])*60+MINUTE([.A30])" office:value-type="float" office:value="935" calcext:value-type="float">
            <text:p>935</text:p>
          </table:table-cell>
          <table:table-cell table:formula="of:=[.C30] - [.C$4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85" calcext:value-type="float">
            <text:p>1385</text:p>
          </table:table-cell>
          <table:table-cell office:value-type="float" office:value="766" calcext:value-type="float">
            <text:p>766</text:p>
          </table:table-cell>
          <table:table-cell office:value-type="float" office:value="9881" calcext:value-type="float">
            <text:p>9881</text:p>
          </table:table-cell>
          <table:table-cell table:formula="of:=LN([.H30]/[.G30])" office:value-type="float" office:value="2.55718683045437" calcext:value-type="float">
            <text:p>2.5571868305</text:p>
          </table:table-cell>
          <table:table-cell table:formula="of:=[.I30]/[.I$4]" office:value-type="float" office:value="1.33084231933995" calcext:value-type="float">
            <text:p>1.3308423193</text:p>
          </table:table-cell>
          <table:table-cell office:value-type="float" office:value="14903" calcext:value-type="float">
            <text:p>14903</text:p>
          </table:table-cell>
          <table:table-cell office:value-type="float" office:value="14998" calcext:value-type="float">
            <text:p>14998</text:p>
          </table:table-cell>
          <table:table-cell table:formula="of:=LN([.L30]/[.K30])" office:value-type="float" office:value="0.00635432391254195" calcext:value-type="float">
            <text:p>0.0063543239</text:p>
          </table:table-cell>
          <table:table-cell table:formula="of:=[.M30]/[.M$4]" office:value-type="float" office:value="3.28354107840848" calcext:value-type="float">
            <text:p>3.2835410784</text:p>
          </table:table-cell>
        </table:table-row>
        <table:table-row table:style-name="ro1">
          <table:table-cell office:value-type="time" office:time-value="PT15H39M00S" calcext:value-type="time">
            <text:p>03:39:00 PM</text:p>
          </table:table-cell>
          <table:table-cell office:value-type="float" office:value="-100.24" calcext:value-type="float">
            <text:p>-100.24</text:p>
          </table:table-cell>
          <table:table-cell table:formula="of:=HOUR([.A31])*60+MINUTE([.A31])" office:value-type="float" office:value="939" calcext:value-type="float">
            <text:p>939</text:p>
          </table:table-cell>
          <table:table-cell table:formula="of:=[.C31] - [.C$4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office:value-type="float" office:value="722" calcext:value-type="float">
            <text:p>722</text:p>
          </table:table-cell>
          <table:table-cell office:value-type="float" office:value="9843" calcext:value-type="float">
            <text:p>9843</text:p>
          </table:table-cell>
          <table:table-cell table:formula="of:=LN([.H31]/[.G31])" office:value-type="float" office:value="2.61249068273638" calcext:value-type="float">
            <text:p>2.6124906827</text:p>
          </table:table-cell>
          <table:table-cell table:formula="of:=[.I31]/[.I$4]" office:value-type="float" office:value="1.35962422379952" calcext:value-type="float">
            <text:p>1.3596242238</text:p>
          </table:table-cell>
          <table:table-cell office:value-type="float" office:value="14894" calcext:value-type="float">
            <text:p>14894</text:p>
          </table:table-cell>
          <table:table-cell office:value-type="float" office:value="15000" calcext:value-type="float">
            <text:p>15000</text:p>
          </table:table-cell>
          <table:table-cell table:formula="of:=LN([.L31]/[.K31])" office:value-type="float" office:value="0.00709175381375632" calcext:value-type="float">
            <text:p>0.0070917538</text:p>
          </table:table-cell>
          <table:table-cell table:formula="of:=[.M31]/[.M$4]" office:value-type="float" office:value="3.66460150378353" calcext:value-type="float">
            <text:p>3.6646015038</text:p>
          </table:table-cell>
        </table:table-row>
        <table:table-row table:style-name="ro1">
          <table:table-cell office:value-type="time" office:time-value="PT15H42M00S" calcext:value-type="time">
            <text:p>03:42:00 PM</text:p>
          </table:table-cell>
          <table:table-cell office:value-type="float" office:value="-100.35" calcext:value-type="float">
            <text:p>-100.35</text:p>
          </table:table-cell>
          <table:table-cell table:formula="of:=HOUR([.A32])*60+MINUTE([.A32])" office:value-type="float" office:value="942" calcext:value-type="float">
            <text:p>942</text:p>
          </table:table-cell>
          <table:table-cell table:formula="of:=[.C32] - [.C$4]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387" calcext:value-type="float">
            <text:p>1387</text:p>
          </table:table-cell>
          <table:table-cell office:value-type="float" office:value="756" calcext:value-type="float">
            <text:p>756</text:p>
          </table:table-cell>
          <table:table-cell office:value-type="float" office:value="9822" calcext:value-type="float">
            <text:p>9822</text:p>
          </table:table-cell>
          <table:table-cell table:formula="of:=LN([.H32]/[.G32])" office:value-type="float" office:value="2.56433867041966" calcext:value-type="float">
            <text:p>2.5643386704</text:p>
          </table:table-cell>
          <table:table-cell table:formula="of:=[.I32]/[.I$4]" office:value-type="float" office:value="1.33456436701108" calcext:value-type="float">
            <text:p>1.334564367</text:p>
          </table:table-cell>
          <table:table-cell office:value-type="float" office:value="14884" calcext:value-type="float">
            <text:p>14884</text:p>
          </table:table-cell>
          <table:table-cell office:value-type="float" office:value="14998" calcext:value-type="float">
            <text:p>14998</text:p>
          </table:table-cell>
          <table:table-cell table:formula="of:=LN([.L32]/[.K32])" office:value-type="float" office:value="0.00763004839482162" calcext:value-type="float">
            <text:p>0.0076300484</text:p>
          </table:table-cell>
          <table:table-cell table:formula="of:=[.M32]/[.M$4]" office:value-type="float" office:value="3.94276050126931" calcext:value-type="float">
            <text:p>3.9427605013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-100.36" calcext:value-type="float">
            <text:p>-100.36</text:p>
          </table:table-cell>
          <table:table-cell table:formula="of:=HOUR([.A33])*60+MINUTE([.A33])" office:value-type="float" office:value="945" calcext:value-type="float">
            <text:p>945</text:p>
          </table:table-cell>
          <table:table-cell table:formula="of:=[.C33] - [.C$4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88" calcext:value-type="float">
            <text:p>1388</text:p>
          </table:table-cell>
          <table:table-cell office:value-type="float" office:value="706" calcext:value-type="float">
            <text:p>706</text:p>
          </table:table-cell>
          <table:table-cell office:value-type="float" office:value="9874" calcext:value-type="float">
            <text:p>9874</text:p>
          </table:table-cell>
          <table:table-cell table:formula="of:=LN([.H33]/[.G33])" office:value-type="float" office:value="2.63804508132557" calcext:value-type="float">
            <text:p>2.6380450813</text:p>
          </table:table-cell>
          <table:table-cell table:formula="of:=[.I33]/[.I$4]" office:value-type="float" office:value="1.37292355519086" calcext:value-type="float">
            <text:p>1.3729235552</text:p>
          </table:table-cell>
          <table:table-cell office:value-type="float" office:value="14913" calcext:value-type="float">
            <text:p>14913</text:p>
          </table:table-cell>
          <table:table-cell office:value-type="float" office:value="15000" calcext:value-type="float">
            <text:p>15000</text:p>
          </table:table-cell>
          <table:table-cell table:formula="of:=LN([.L33]/[.K33])" office:value-type="float" office:value="0.00581688532156483" calcext:value-type="float">
            <text:p>0.0058168853</text:p>
          </table:table-cell>
          <table:table-cell table:formula="of:=[.M33]/[.M$4]" office:value-type="float" office:value="3.0058244062835" calcext:value-type="float">
            <text:p>3.0058244063</text:p>
          </table:table-cell>
        </table:table-row>
        <table:table-row table:style-name="ro1">
          <table:table-cell office:value-type="time" office:time-value="PT15H49M00S" calcext:value-type="time">
            <text:p>03:49:00 PM</text:p>
          </table:table-cell>
          <table:table-cell office:value-type="float" office:value="-100.34" calcext:value-type="float">
            <text:p>-100.34</text:p>
          </table:table-cell>
          <table:table-cell table:formula="of:=HOUR([.A34])*60+MINUTE([.A34])" office:value-type="float" office:value="949" calcext:value-type="float">
            <text:p>949</text:p>
          </table:table-cell>
          <table:table-cell table:formula="of:=[.C34] - [.C$4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724" calcext:value-type="float">
            <text:p>724</text:p>
          </table:table-cell>
          <table:table-cell office:value-type="float" office:value="9780" calcext:value-type="float">
            <text:p>9780</text:p>
          </table:table-cell>
          <table:table-cell table:formula="of:=LN([.H34]/[.G34])" office:value-type="float" office:value="2.60330337064315" calcext:value-type="float">
            <text:p>2.6033033706</text:p>
          </table:table-cell>
          <table:table-cell table:formula="of:=[.I34]/[.I$4]" office:value-type="float" office:value="1.35484285092952" calcext:value-type="float">
            <text:p>1.3548428509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7" calcext:value-type="float">
            <text:p>14997</text:p>
          </table:table-cell>
          <table:table-cell table:formula="of:=LN([.L34]/[.K34])" office:value-type="float" office:value="0.0046785274484404" calcext:value-type="float">
            <text:p>0.0046785274</text:p>
          </table:table-cell>
          <table:table-cell table:formula="of:=[.M34]/[.M$4]" office:value-type="float" office:value="2.41758797235602" calcext:value-type="float">
            <text:p>2.4175879724</text:p>
          </table:table-cell>
        </table:table-row>
        <table:table-row table:style-name="ro1">
          <table:table-cell office:value-type="time" office:time-value="PT15H52M00S" calcext:value-type="time">
            <text:p>03:52:00 PM</text:p>
          </table:table-cell>
          <table:table-cell office:value-type="float" office:value="-100.32" calcext:value-type="float">
            <text:p>-100.32</text:p>
          </table:table-cell>
          <table:table-cell table:formula="of:=HOUR([.A35])*60+MINUTE([.A35])" office:value-type="float" office:value="952" calcext:value-type="float">
            <text:p>952</text:p>
          </table:table-cell>
          <table:table-cell table:formula="of:=[.C35] - [.C$4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90" calcext:value-type="float">
            <text:p>1390</text:p>
          </table:table-cell>
          <table:table-cell office:value-type="float" office:value="715" calcext:value-type="float">
            <text:p>715</text:p>
          </table:table-cell>
          <table:table-cell office:value-type="float" office:value="9801" calcext:value-type="float">
            <text:p>9801</text:p>
          </table:table-cell>
          <table:table-cell table:formula="of:=LN([.H35]/[.G35])" office:value-type="float" office:value="2.61795715757517" calcext:value-type="float">
            <text:p>2.6179571576</text:p>
          </table:table-cell>
          <table:table-cell table:formula="of:=[.I35]/[.I$4]" office:value-type="float" office:value="1.36246915322213" calcext:value-type="float">
            <text:p>1.3624691532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9" calcext:value-type="float">
            <text:p>14999</text:p>
          </table:table-cell>
          <table:table-cell table:formula="of:=LN([.L35]/[.K35])" office:value-type="float" office:value="0.00621971575372032" calcext:value-type="float">
            <text:p>0.0062197158</text:p>
          </table:table-cell>
          <table:table-cell table:formula="of:=[.M35]/[.M$4]" office:value-type="float" office:value="3.21398349446043" calcext:value-type="float">
            <text:p>3.2139834945</text:p>
          </table:table-cell>
        </table:table-row>
        <table:table-row table:style-name="ro1">
          <table:table-cell office:value-type="time" office:time-value="PT15H56M00S" calcext:value-type="time">
            <text:p>03:56:00 PM</text:p>
          </table:table-cell>
          <table:table-cell office:value-type="float" office:value="-100.35" calcext:value-type="float">
            <text:p>-100.35</text:p>
          </table:table-cell>
          <table:table-cell table:formula="of:=HOUR([.A36])*60+MINUTE([.A36])" office:value-type="float" office:value="956" calcext:value-type="float">
            <text:p>956</text:p>
          </table:table-cell>
          <table:table-cell table:formula="of:=[.C36] - [.C$4]"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1391" calcext:value-type="float">
            <text:p>1391</text:p>
          </table:table-cell>
          <table:table-cell office:value-type="float" office:value="739" calcext:value-type="float">
            <text:p>739</text:p>
          </table:table-cell>
          <table:table-cell office:value-type="float" office:value="9986" calcext:value-type="float">
            <text:p>9986</text:p>
          </table:table-cell>
          <table:table-cell table:formula="of:=LN([.H36]/[.G36])" office:value-type="float" office:value="2.60364147011235" calcext:value-type="float">
            <text:p>2.6036414701</text:p>
          </table:table-cell>
          <table:table-cell table:formula="of:=[.I36]/[.I$4]" office:value-type="float" office:value="1.35501880877367" calcext:value-type="float">
            <text:p>1.3550188088</text:p>
          </table:table-cell>
          <table:table-cell office:value-type="float" office:value="14901" calcext:value-type="float">
            <text:p>14901</text:p>
          </table:table-cell>
          <table:table-cell office:value-type="float" office:value="14998" calcext:value-type="float">
            <text:p>14998</text:p>
          </table:table-cell>
          <table:table-cell table:formula="of:=LN([.L36]/[.K36])" office:value-type="float" office:value="0.00648853408587453" calcext:value-type="float">
            <text:p>0.0064885341</text:p>
          </table:table-cell>
          <table:table-cell table:formula="of:=[.M36]/[.M$4]" office:value-type="float" office:value="3.35289300685016" calcext:value-type="float">
            <text:p>3.3528930069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-99.66" calcext:value-type="float">
            <text:p>-99.66</text:p>
          </table:table-cell>
          <table:table-cell table:formula="of:=HOUR([.A37])*60+MINUTE([.A37])" office:value-type="float" office:value="959" calcext:value-type="float">
            <text:p>959</text:p>
          </table:table-cell>
          <table:table-cell table:formula="of:=[.C37] - [.C$4]"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1392" calcext:value-type="float">
            <text:p>1392</text:p>
          </table:table-cell>
          <table:table-cell office:value-type="float" office:value="704" calcext:value-type="float">
            <text:p>704</text:p>
          </table:table-cell>
          <table:table-cell office:value-type="float" office:value="10001" calcext:value-type="float">
            <text:p>10001</text:p>
          </table:table-cell>
          <table:table-cell table:formula="of:=LN([.H37]/[.G37])" office:value-type="float" office:value="2.65366201081847" calcext:value-type="float">
            <text:p>2.6536620108</text:p>
          </table:table-cell>
          <table:table-cell table:formula="of:=[.I37]/[.I$4]" office:value-type="float" office:value="1.38105110786702" calcext:value-type="float">
            <text:p>1.3810511079</text:p>
          </table:table-cell>
          <table:table-cell office:value-type="float" office:value="14905" calcext:value-type="float">
            <text:p>14905</text:p>
          </table:table-cell>
          <table:table-cell office:value-type="float" office:value="14993" calcext:value-type="float">
            <text:p>14993</text:p>
          </table:table-cell>
          <table:table-cell table:formula="of:=LN([.L37]/[.K37])" office:value-type="float" office:value="0.00588669838273126" calcext:value-type="float">
            <text:p>0.0058866984</text:p>
          </table:table-cell>
          <table:table-cell table:formula="of:=[.M37]/[.M$4]" office:value-type="float" office:value="3.04189969254597" calcext:value-type="float">
            <text:p>3.0418996925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-100.2" calcext:value-type="float">
            <text:p>-100.2</text:p>
          </table:table-cell>
          <table:table-cell table:formula="of:=HOUR([.A38])*60+MINUTE([.A38])" office:value-type="float" office:value="963" calcext:value-type="float">
            <text:p>963</text:p>
          </table:table-cell>
          <table:table-cell table:formula="of:=[.C38] - [.C$4]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393" calcext:value-type="float">
            <text:p>1393</text:p>
          </table:table-cell>
          <table:table-cell office:value-type="float" office:value="725" calcext:value-type="float">
            <text:p>725</text:p>
          </table:table-cell>
          <table:table-cell office:value-type="float" office:value="9936" calcext:value-type="float">
            <text:p>9936</text:p>
          </table:table-cell>
          <table:table-cell table:formula="of:=LN([.H38]/[.G38])" office:value-type="float" office:value="2.61774814931859" calcext:value-type="float">
            <text:p>2.6177481493</text:p>
          </table:table-cell>
          <table:table-cell table:formula="of:=[.I38]/[.I$4]" office:value-type="float" office:value="1.36236037859931" calcext:value-type="float">
            <text:p>1.3623603786</text:p>
          </table:table-cell>
          <table:table-cell office:value-type="float" office:value="14907" calcext:value-type="float">
            <text:p>14907</text:p>
          </table:table-cell>
          <table:table-cell office:value-type="float" office:value="14998" calcext:value-type="float">
            <text:p>14998</text:p>
          </table:table-cell>
          <table:table-cell table:formula="of:=LN([.L38]/[.K38])" office:value-type="float" office:value="0.00608595759090435" calcext:value-type="float">
            <text:p>0.0060859576</text:p>
          </table:table-cell>
          <table:table-cell table:formula="of:=[.M38]/[.M$4]" office:value-type="float" office:value="3.14486513848367" calcext:value-type="float">
            <text:p>3.1448651385</text:p>
          </table:table-cell>
        </table:table-row>
        <table:table-row table:style-name="ro1">
          <table:table-cell office:value-type="time" office:time-value="PT16H06M00S" calcext:value-type="time">
            <text:p>04:06:00 PM</text:p>
          </table:table-cell>
          <table:table-cell office:value-type="float" office:value="-100.33" calcext:value-type="float">
            <text:p>-100.33</text:p>
          </table:table-cell>
          <table:table-cell table:formula="of:=HOUR([.A39])*60+MINUTE([.A39])" office:value-type="float" office:value="966" calcext:value-type="float">
            <text:p>966</text:p>
          </table:table-cell>
          <table:table-cell table:formula="of:=[.C39] - [.C$4]"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394" calcext:value-type="float">
            <text:p>1394</text:p>
          </table:table-cell>
          <table:table-cell office:value-type="float" office:value="722" calcext:value-type="float">
            <text:p>722</text:p>
          </table:table-cell>
          <table:table-cell office:value-type="float" office:value="10039" calcext:value-type="float">
            <text:p>10039</text:p>
          </table:table-cell>
          <table:table-cell table:formula="of:=LN([.H39]/[.G39])" office:value-type="float" office:value="2.6322076477987" calcext:value-type="float">
            <text:p>2.6322076478</text:p>
          </table:table-cell>
          <table:table-cell table:formula="of:=[.I39]/[.I$4]" office:value-type="float" office:value="1.36988556692916" calcext:value-type="float">
            <text:p>1.3698855669</text:p>
          </table:table-cell>
          <table:table-cell office:value-type="float" office:value="14907" calcext:value-type="float">
            <text:p>14907</text:p>
          </table:table-cell>
          <table:table-cell office:value-type="float" office:value="15000" calcext:value-type="float">
            <text:p>15000</text:p>
          </table:table-cell>
          <table:table-cell table:formula="of:=LN([.L39]/[.K39])" office:value-type="float" office:value="0.00621929981391692" calcext:value-type="float">
            <text:p>0.0062192998</text:p>
          </table:table-cell>
          <table:table-cell table:formula="of:=[.M39]/[.M$4]" office:value-type="float" office:value="3.21376856121978" calcext:value-type="float">
            <text:p>3.2137685612</text:p>
          </table:table-cell>
        </table:table-row>
        <table:table-row table:style-name="ro1">
          <table:table-cell office:value-type="time" office:time-value="PT16H10M00S" calcext:value-type="time">
            <text:p>04:10:00 PM</text:p>
          </table:table-cell>
          <table:table-cell office:value-type="float" office:value="-100.24" calcext:value-type="float">
            <text:p>-100.24</text:p>
          </table:table-cell>
          <table:table-cell table:formula="of:=HOUR([.A40])*60+MINUTE([.A40])" office:value-type="float" office:value="970" calcext:value-type="float">
            <text:p>970</text:p>
          </table:table-cell>
          <table:table-cell table:formula="of:=[.C40] - [.C$4]"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1395" calcext:value-type="float">
            <text:p>1395</text:p>
          </table:table-cell>
          <table:table-cell office:value-type="float" office:value="735" calcext:value-type="float">
            <text:p>735</text:p>
          </table:table-cell>
          <table:table-cell office:value-type="float" office:value="10006" calcext:value-type="float">
            <text:p>10006</text:p>
          </table:table-cell>
          <table:table-cell table:formula="of:=LN([.H40]/[.G40])" office:value-type="float" office:value="2.61106969283531" calcext:value-type="float">
            <text:p>2.6110696928</text:p>
          </table:table-cell>
          <table:table-cell table:formula="of:=[.I40]/[.I$4]" office:value-type="float" office:value="1.35888469492616" calcext:value-type="float">
            <text:p>1.3588846949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9" calcext:value-type="float">
            <text:p>14999</text:p>
          </table:table-cell>
          <table:table-cell table:formula="of:=LN([.L40]/[.K40])" office:value-type="float" office:value="0.00635389891393499" calcext:value-type="float">
            <text:p>0.0063538989</text:p>
          </table:table-cell>
          <table:table-cell table:formula="of:=[.M40]/[.M$4]" office:value-type="float" office:value="3.28332146411065" calcext:value-type="float">
            <text:p>3.2833214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08:35:38.636477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28T16:42:36.308969124</dc:date>
    <meta:editing-duration>P1DT22H43M4S</meta:editing-duration>
    <meta:editing-cycles>452</meta:editing-cycles>
    <meta:generator>LibreOffice/4.2.8.2$Linux_X86_64 LibreOffice_project/420m0$Build-2</meta:generator>
    <meta:document-statistic meta:table-count="6" meta:cell-count="468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cm" svg:height="12.758cm" xlink:href=".." xlink:type="simple" chart:class="chart:scatter" chart:style-name="ch1">
        <chart:legend chart:legend-position="end" svg:x="16.021cm" svg:y="4.737cm" style:legend-expansion="high" chart:style-name="ch2"/>
        <chart:plot-area chart:style-name="ch3" table:cell-range-address="Sheet1.D4:Sheet1.D69 Sheet1.G2:Sheet1.G2 Sheet1.I4:Sheet1.I69 Sheet2.A1:Sheet2.G2 Sheet2.I4:Sheet2.I52 Sheet2.K2:Sheet2.K2 Sheet2.M4:Sheet2.M51 Sheet1.L2:Sheet1.L2 Sheet1.N4:Sheet1.N69" chart:data-source-has-labels="row" svg:x="0.496cm" svg:y="0.255cm" svg:width="15.029cm" svg:height="12.248cm">
          <chartooo:coordinate-region svg:x="1.223cm" svg:y="0.455cm" svg:width="14.022cm" svg:height="11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69" chart:label-cell-address="Sheet1.G2:Sheet1.G2" chart:class="chart:scatter">
            <chart:domain table:cell-range-address="Sheet1.D4:Sheet1.D69"/>
            <chart:data-point chart:repeated="66"/>
          </chart:series>
          <chart:series chart:style-name="ch7" chart:values-cell-range-address="Sheet2.I4:Sheet2.I52" chart:label-cell-address="Sheet2.A1:Sheet2.G2" chart:class="chart:scatter">
            <chart:domain table:cell-range-address="Sheet2.D4:Sheet2.D51"/>
            <chart:data-point chart:repeated="49"/>
          </chart:series>
          <chart:series chart:style-name="ch8" chart:values-cell-range-address="Sheet2.M4:Sheet2.M51" chart:label-cell-address="Sheet2.K2:Sheet2.K2" chart:class="chart:scatter">
            <chart:domain table:cell-range-address="Sheet2.D4:Sheet2.D51"/>
            <chart:data-point chart:repeated="48"/>
          </chart:series>
          <chart:series chart:style-name="ch9" chart:values-cell-range-address="Sheet1.N4:Sheet1.N69" chart:label-cell-address="Sheet1.L2:Sheet1.L2" chart:class="chart:scatte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1 , no colling, N2 gaz, beam splitter on</text:p>
                <draw:g>
                  <svg:desc>Sheet1.G2:Sheet1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UN 2, no colling, N2 gaz Top (65.5V), no collin, N2 gaz, </text:p>
                <text:list>
                  <text:list-item>
                    <text:p>RUN 2, no colling, N2 gaz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op (65.5V), no collin, N2 gaz, </text:p>
                  </text:list-item>
                </text:list>
                <draw:g>
                  <svg:desc>Sheet2.A1:Sheet2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no colling, N2 gaz</text:p>
                <draw:g>
                  <svg:desc>Sheet2.K2:Sheet2.K2</svg:desc>
                </draw:g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69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1.28483668333448">
                <text:p>1.28483668333448</text:p>
                <draw:g>
                  <svg:desc>Sheet2.I4:Sheet2.I52</svg:desc>
                </draw:g>
              </table:table-cell>
              <table:table-cell office:value-type="float" office:value="0">
                <text:p>0</text:p>
                <draw:g>
                  <svg:desc>Sheet2.D4:Sheet2.D51</svg:desc>
                </draw:g>
              </table:table-cell>
              <table:table-cell office:value-type="float" office:value="0.144842567206046">
                <text:p>0.144842567206046</text:p>
                <draw:g>
                  <svg:desc>Sheet2.M4:Sheet2.M5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3">
                <text:p>3</text:p>
              </table:table-cell>
              <table:table-cell office:value-type="float" office:value="1.0366407679644">
                <text:p>1.0366407679644</text:p>
              </table:table-cell>
              <table:table-cell office:value-type="float" office:value="3">
                <text:p>3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6">
                <text:p>6</text:p>
              </table:table-cell>
              <table:table-cell office:value-type="float" office:value="1.31633272653238">
                <text:p>1.31633272653238</text:p>
              </table:table-cell>
              <table:table-cell office:value-type="float" office:value="6">
                <text:p>6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10">
                <text:p>10</text:p>
              </table:table-cell>
              <table:table-cell office:value-type="float" office:value="1.66853180857379">
                <text:p>1.66853180857379</text:p>
              </table:table-cell>
              <table:table-cell office:value-type="float" office:value="10">
                <text:p>10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13">
                <text:p>13</text:p>
              </table:table-cell>
              <table:table-cell office:value-type="float" office:value="1.62875939046162">
                <text:p>1.62875939046162</text:p>
              </table:table-cell>
              <table:table-cell office:value-type="float" office:value="13">
                <text:p>13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17">
                <text:p>17</text:p>
              </table:table-cell>
              <table:table-cell office:value-type="float" office:value="1.61938255631527">
                <text:p>1.61938255631527</text:p>
              </table:table-cell>
              <table:table-cell office:value-type="float" office:value="17">
                <text:p>17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20">
                <text:p>20</text:p>
              </table:table-cell>
              <table:table-cell office:value-type="float" office:value="1.58024198712405">
                <text:p>1.58024198712405</text:p>
              </table:table-cell>
              <table:table-cell office:value-type="float" office:value="20">
                <text:p>20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24">
                <text:p>24</text:p>
              </table:table-cell>
              <table:table-cell office:value-type="float" office:value="1.60414600119348">
                <text:p>1.60414600119348</text:p>
              </table:table-cell>
              <table:table-cell office:value-type="float" office:value="24">
                <text:p>24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27">
                <text:p>27</text:p>
              </table:table-cell>
              <table:table-cell office:value-type="float" office:value="1.70503483059164">
                <text:p>1.70503483059164</text:p>
              </table:table-cell>
              <table:table-cell office:value-type="float" office:value="27">
                <text:p>2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31">
                <text:p>31</text:p>
              </table:table-cell>
              <table:table-cell office:value-type="float" office:value="1.59685212509598">
                <text:p>1.59685212509598</text:p>
              </table:table-cell>
              <table:table-cell office:value-type="float" office:value="31">
                <text:p>31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34">
                <text:p>34</text:p>
              </table:table-cell>
              <table:table-cell office:value-type="float" office:value="1.53221944325184">
                <text:p>1.53221944325184</text:p>
              </table:table-cell>
              <table:table-cell office:value-type="float" office:value="34">
                <text:p>34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38">
                <text:p>38</text:p>
              </table:table-cell>
              <table:table-cell office:value-type="float" office:value="1.44882942106461">
                <text:p>1.44882942106461</text:p>
              </table:table-cell>
              <table:table-cell office:value-type="float" office:value="38">
                <text:p>38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42">
                <text:p>42</text:p>
              </table:table-cell>
              <table:table-cell office:value-type="float" office:value="1.19903895264874">
                <text:p>1.19903895264874</text:p>
              </table:table-cell>
              <table:table-cell office:value-type="float" office:value="42">
                <text:p>42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45">
                <text:p>45</text:p>
              </table:table-cell>
              <table:table-cell office:value-type="float" office:value="1.13409143877787">
                <text:p>1.13409143877787</text:p>
              </table:table-cell>
              <table:table-cell office:value-type="float" office:value="45">
                <text:p>45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48">
                <text:p>48</text:p>
              </table:table-cell>
              <table:table-cell office:value-type="float" office:value="1.48639570348577">
                <text:p>1.48639570348577</text:p>
              </table:table-cell>
              <table:table-cell office:value-type="float" office:value="48">
                <text:p>48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52">
                <text:p>52</text:p>
              </table:table-cell>
              <table:table-cell office:value-type="float" office:value="1.53184267649547">
                <text:p>1.53184267649547</text:p>
              </table:table-cell>
              <table:table-cell office:value-type="float" office:value="52">
                <text:p>52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56">
                <text:p>56</text:p>
              </table:table-cell>
              <table:table-cell office:value-type="float" office:value="1.44540089206537">
                <text:p>1.44540089206537</text:p>
              </table:table-cell>
              <table:table-cell office:value-type="float" office:value="56">
                <text:p>56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59">
                <text:p>59</text:p>
              </table:table-cell>
              <table:table-cell office:value-type="float" office:value="1.44994418573439">
                <text:p>1.44994418573439</text:p>
              </table:table-cell>
              <table:table-cell office:value-type="float" office:value="59">
                <text:p>59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63">
                <text:p>63</text:p>
              </table:table-cell>
              <table:table-cell office:value-type="float" office:value="1.47783383124483">
                <text:p>1.47783383124483</text:p>
              </table:table-cell>
              <table:table-cell office:value-type="float" office:value="63">
                <text:p>63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66">
                <text:p>66</text:p>
              </table:table-cell>
              <table:table-cell office:value-type="float" office:value="1.45812970359268">
                <text:p>1.45812970359268</text:p>
              </table:table-cell>
              <table:table-cell office:value-type="float" office:value="66">
                <text:p>66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70">
                <text:p>70</text:p>
              </table:table-cell>
              <table:table-cell office:value-type="float" office:value="1.52677655381316">
                <text:p>1.52677655381316</text:p>
              </table:table-cell>
              <table:table-cell office:value-type="float" office:value="70">
                <text:p>70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74">
                <text:p>74</text:p>
              </table:table-cell>
              <table:table-cell office:value-type="float" office:value="1.47058238524917">
                <text:p>1.47058238524917</text:p>
              </table:table-cell>
              <table:table-cell office:value-type="float" office:value="74">
                <text:p>74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77">
                <text:p>77</text:p>
              </table:table-cell>
              <table:table-cell office:value-type="float" office:value="1.49396678027327">
                <text:p>1.49396678027327</text:p>
              </table:table-cell>
              <table:table-cell office:value-type="float" office:value="77">
                <text:p>7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">
                <text:p>97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81">
                <text:p>81</text:p>
              </table:table-cell>
              <table:table-cell office:value-type="float" office:value="1.55243227531128">
                <text:p>1.55243227531128</text:p>
              </table:table-cell>
              <table:table-cell office:value-type="float" office:value="81">
                <text:p>81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84">
                <text:p>84</text:p>
              </table:table-cell>
              <table:table-cell office:value-type="float" office:value="1.54316674822946">
                <text:p>1.54316674822946</text:p>
              </table:table-cell>
              <table:table-cell office:value-type="float" office:value="84">
                <text:p>84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">
                <text:p>104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89">
                <text:p>89</text:p>
              </table:table-cell>
              <table:table-cell office:value-type="float" office:value="1.46838873415919">
                <text:p>1.46838873415919</text:p>
              </table:table-cell>
              <table:table-cell office:value-type="float" office:value="89">
                <text:p>89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">
                <text:p>108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94">
                <text:p>94</text:p>
              </table:table-cell>
              <table:table-cell office:value-type="float" office:value="1.54224037356582">
                <text:p>1.54224037356582</text:p>
              </table:table-cell>
              <table:table-cell office:value-type="float" office:value="94">
                <text:p>94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">
                <text:p>111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97">
                <text:p>97</text:p>
              </table:table-cell>
              <table:table-cell office:value-type="float" office:value="1.5001521421417">
                <text:p>1.5001521421417</text:p>
              </table:table-cell>
              <table:table-cell office:value-type="float" office:value="97">
                <text:p>97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101">
                <text:p>101</text:p>
              </table:table-cell>
              <table:table-cell office:value-type="float" office:value="1.57048556153685">
                <text:p>1.57048556153685</text:p>
              </table:table-cell>
              <table:table-cell office:value-type="float" office:value="101">
                <text:p>101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105">
                <text:p>105</text:p>
              </table:table-cell>
              <table:table-cell office:value-type="float" office:value="1.45649861979314">
                <text:p>1.45649861979314</text:p>
              </table:table-cell>
              <table:table-cell office:value-type="float" office:value="105">
                <text:p>105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">
                <text:p>126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109">
                <text:p>109</text:p>
              </table:table-cell>
              <table:table-cell office:value-type="float" office:value="1.49103063715135">
                <text:p>1.49103063715135</text:p>
              </table:table-cell>
              <table:table-cell office:value-type="float" office:value="109">
                <text:p>10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">
                <text:p>129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112">
                <text:p>112</text:p>
              </table:table-cell>
              <table:table-cell office:value-type="float" office:value="1.63034379672475">
                <text:p>1.63034379672475</text:p>
              </table:table-cell>
              <table:table-cell office:value-type="float" office:value="112">
                <text:p>11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115">
                <text:p>115</text:p>
              </table:table-cell>
              <table:table-cell office:value-type="float" office:value="1.55447780988467">
                <text:p>1.55447780988467</text:p>
              </table:table-cell>
              <table:table-cell office:value-type="float" office:value="115">
                <text:p>115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119">
                <text:p>119</text:p>
              </table:table-cell>
              <table:table-cell office:value-type="float" office:value="1.64588034812365">
                <text:p>1.64588034812365</text:p>
              </table:table-cell>
              <table:table-cell office:value-type="float" office:value="119">
                <text:p>119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">
                <text:p>137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123">
                <text:p>123</text:p>
              </table:table-cell>
              <table:table-cell office:value-type="float" office:value="1.60362890925463">
                <text:p>1.60362890925463</text:p>
              </table:table-cell>
              <table:table-cell office:value-type="float" office:value="123">
                <text:p>123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127">
                <text:p>127</text:p>
              </table:table-cell>
              <table:table-cell office:value-type="float" office:value="1.55402694857964">
                <text:p>1.55402694857964</text:p>
              </table:table-cell>
              <table:table-cell office:value-type="float" office:value="127">
                <text:p>127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131">
                <text:p>131</text:p>
              </table:table-cell>
              <table:table-cell office:value-type="float" office:value="1.5558340419108">
                <text:p>1.5558340419108</text:p>
              </table:table-cell>
              <table:table-cell office:value-type="float" office:value="131">
                <text:p>131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">
                <text:p>147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134">
                <text:p>134</text:p>
              </table:table-cell>
              <table:table-cell office:value-type="float" office:value="1.43351096084189">
                <text:p>1.43351096084189</text:p>
              </table:table-cell>
              <table:table-cell office:value-type="float" office:value="134">
                <text:p>134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">
                <text:p>151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138">
                <text:p>138</text:p>
              </table:table-cell>
              <table:table-cell office:value-type="float" office:value="1.52433110841526">
                <text:p>1.52433110841526</text:p>
              </table:table-cell>
              <table:table-cell office:value-type="float" office:value="138">
                <text:p>138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141">
                <text:p>141</text:p>
              </table:table-cell>
              <table:table-cell office:value-type="float" office:value="1.55249861493015">
                <text:p>1.55249861493015</text:p>
              </table:table-cell>
              <table:table-cell office:value-type="float" office:value="141">
                <text:p>141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">
                <text:p>158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145">
                <text:p>145</text:p>
              </table:table-cell>
              <table:table-cell office:value-type="float" office:value="1.53718951805042">
                <text:p>1.53718951805042</text:p>
              </table:table-cell>
              <table:table-cell office:value-type="float" office:value="145">
                <text:p>145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1">
                <text:p>161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148">
                <text:p>148</text:p>
              </table:table-cell>
              <table:table-cell office:value-type="float" office:value="1.5534108139005">
                <text:p>1.5534108139005</text:p>
              </table:table-cell>
              <table:table-cell office:value-type="float" office:value="148">
                <text:p>148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">
                <text:p>165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152">
                <text:p>152</text:p>
              </table:table-cell>
              <table:table-cell office:value-type="float" office:value="1.42888369454548">
                <text:p>1.42888369454548</text:p>
              </table:table-cell>
              <table:table-cell office:value-type="float" office:value="152">
                <text:p>15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">
                <text:p>169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156">
                <text:p>156</text:p>
              </table:table-cell>
              <table:table-cell office:value-type="float" office:value="1.37210653164289">
                <text:p>1.37210653164289</text:p>
              </table:table-cell>
              <table:table-cell office:value-type="float" office:value="156">
                <text:p>156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160">
                <text:p>160</text:p>
              </table:table-cell>
              <table:table-cell office:value-type="float" office:value="1.40415502588355">
                <text:p>1.40415502588355</text:p>
              </table:table-cell>
              <table:table-cell office:value-type="float" office:value="160">
                <text:p>160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163">
                <text:p>163</text:p>
              </table:table-cell>
              <table:table-cell office:value-type="float" office:value="1.5772239648565">
                <text:p>1.5772239648565</text:p>
              </table:table-cell>
              <table:table-cell office:value-type="float" office:value="163">
                <text:p>163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">
                <text:p>183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167">
                <text:p>167</text:p>
              </table:table-cell>
              <table:table-cell office:value-type="float" office:value="1.45505967543212">
                <text:p>1.45505967543212</text:p>
              </table:table-cell>
              <table:table-cell office:value-type="float" office:value="167">
                <text:p>167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170">
                <text:p>170</text:p>
              </table:table-cell>
              <table:table-cell office:value-type="float" office:value="1.42198562419777">
                <text:p>1.42198562419777</text:p>
              </table:table-cell>
              <table:table-cell office:value-type="float" office:value="170">
                <text:p>170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NaN">
                <text:p>NaN</text:p>
              </table:table-cell>
              <table:table-cell office:value-type="float" office:value="1.40953532515934">
                <text:p>1.4095353251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">
                <text:p>197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">
                <text:p>201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">
                <text:p>208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">
                <text:p>215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2">
                <text:p>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">
                <text:p>233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6">
                <text:p>236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0">
                <text:p>240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">
                <text:p>243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7">
                <text:p>24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">
                <text:p>250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994539407629">
                <text:p>0.101994539407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O4:Sheet2.Q69 Sheet2.P3:Sheet2.Q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69" chart:label-cell-address="Sheet2.P3:Sheet2.P3" chart:class="chart:scatter">
            <chart:domain table:cell-range-address="Sheet2.O4:Sheet2.O69"/>
            <chart:data-point chart:repeated="66"/>
          </chart:series>
          <chart:series chart:style-name="ch7" chart:values-cell-range-address="Sheet2.Q4:Sheet2.Q69" chart:label-cell-address="Sheet2.Q3:Sheet2.Q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1 </text:p>
                <draw:g>
                  <svg:desc>Sheet2.P3:Sheet2.P3</svg:desc>
                </draw:g>
              </table:table-cell>
              <table:table-cell office:value-type="string">
                <text:p>Run 2 </text:p>
                <draw:g>
                  <svg:desc>Sheet2.Q3:Sheet2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69</svg:desc>
                </draw:g>
              </table:table-cell>
              <table:table-cell office:value-type="float" office:value="9.3435600025757">
                <text:p>9.3435600025757</text:p>
                <draw:g>
                  <svg:desc>Sheet2.P4:Sheet2.P69</svg:desc>
                </draw:g>
              </table:table-cell>
              <table:table-cell office:value-type="float" office:value="8.87057381071366">
                <text:p>8.87057381071366</text:p>
                <draw:g>
                  <svg:desc>Sheet2.Q4:Sheet2.Q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O4:Sheet2.O71 Sheet2.R3:Sheet2.R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R4:Sheet2.R71" chart:label-cell-address="Sheet2.R3:Sheet2.R3" chart:class="chart:scatter">
            <chart:domain table:cell-range-address="Sheet2.O4:Sheet2.O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Run 2 – Run1</text:p>
                <draw:g>
                  <svg:desc>Sheet2.R3:Sheet2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O4:Sheet2.O71</svg:desc>
                </draw:g>
              </table:table-cell>
              <table:table-cell office:value-type="float" office:value="-0.47298619186204">
                <text:p>-0.47298619186204</text:p>
                <draw:g>
                  <svg:desc>Sheet2.R4:Sheet2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19.319cm" svg:y="3.734cm" style:legend-expansion="high" chart:style-name="ch2"/>
        <chart:plot-area chart:style-name="ch3" table:cell-range-address="Sheet3.C4:Sheet3.C40 Sheet3.D1:Sheet3.D1 Sheet3.J4:Sheet3.J40 Sheet3.K1:Sheet3.K1 Sheet3.T4:Sheet3.T40" chart:data-source-has-labels="row" svg:x="0.577cm" svg:y="0.187cm" svg:width="18.165cm" svg:height="8.984cm">
          <chartooo:coordinate-region svg:x="1.489cm" svg:y="0.386cm" svg:width="16.973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4:Sheet3.J40" chart:label-cell-address="Sheet3.D1:Sheet3.D1" chart:class="chart:scatter">
            <chart:domain table:cell-range-address="Sheet3.C4:Sheet3.C40"/>
            <chart:data-point chart:repeated="37"/>
          </chart:series>
          <chart:series chart:style-name="ch7" chart:values-cell-range-address="Sheet3.T4:Sheet3.T40" chart:label-cell-address="Sheet3.K1:Sheet3.K1" chart:class="chart:scatter">
            <chart:domain table:cell-range-address="Sheet3.M4:Sheet3.M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4, beam splitter off, no cooling, start lamp and detector when taking data, no N2 gaz</text:p>
                <draw:g>
                  <svg:desc>Sheet3.D1:Sheet3.D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5, beam splitter off, no colling, leave the detecor on, start lamp while taking data, no N2 gaz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40</svg:desc>
                </draw:g>
              </table:table-cell>
              <table:table-cell office:value-type="float" office:value="1">
                <text:p>1</text:p>
                <draw:g>
                  <svg:desc>Sheet3.J4:Sheet3.J40</svg:desc>
                </draw:g>
              </table:table-cell>
              <table:table-cell office:value-type="float" office:value="0">
                <text:p>0</text:p>
                <draw:g>
                  <svg:desc>Sheet3.M4:Sheet3.M40</svg:desc>
                </draw:g>
              </table:table-cell>
              <table:table-cell office:value-type="float" office:value="1">
                <text:p>1</text:p>
                <draw:g>
                  <svg:desc>Sheet3.T4:Sheet3.T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3387800616252">
                <text:p>1.03387800616252</text:p>
              </table:table-cell>
              <table:table-cell office:value-type="float" office:value="3">
                <text:p>3</text:p>
              </table:table-cell>
              <table:table-cell office:value-type="float" office:value="1.01123000850471">
                <text:p>1.01123000850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0466808018394">
                <text:p>1.00466808018394</text:p>
              </table:table-cell>
              <table:table-cell office:value-type="float" office:value="6">
                <text:p>6</text:p>
              </table:table-cell>
              <table:table-cell office:value-type="float" office:value="1.01617939544053">
                <text:p>1.0161793954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552123385188">
                <text:p>1.03552123385188</text:p>
              </table:table-cell>
              <table:table-cell office:value-type="float" office:value="10">
                <text:p>10</text:p>
              </table:table-cell>
              <table:table-cell office:value-type="float" office:value="1.02798308610594">
                <text:p>1.0279830861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256288101434">
                <text:p>1.04256288101434</text:p>
              </table:table-cell>
              <table:table-cell office:value-type="float" office:value="13">
                <text:p>13</text:p>
              </table:table-cell>
              <table:table-cell office:value-type="float" office:value="1.06000806098776">
                <text:p>1.060008060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1906056256609">
                <text:p>1.01906056256609</text:p>
              </table:table-cell>
              <table:table-cell office:value-type="float" office:value="16">
                <text:p>16</text:p>
              </table:table-cell>
              <table:table-cell office:value-type="float" office:value="1.01304119420156">
                <text:p>1.0130411942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6005205231233">
                <text:p>1.06005205231233</text:p>
              </table:table-cell>
              <table:table-cell office:value-type="float" office:value="19">
                <text:p>19</text:p>
              </table:table-cell>
              <table:table-cell office:value-type="float" office:value="1.02645566059135">
                <text:p>1.02645566059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4707752342267">
                <text:p>1.04707752342267</text:p>
              </table:table-cell>
              <table:table-cell office:value-type="float" office:value="22">
                <text:p>22</text:p>
              </table:table-cell>
              <table:table-cell office:value-type="float" office:value="1.0666826025498">
                <text:p>1.06668260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02365476536587">
                <text:p>1.02365476536587</text:p>
              </table:table-cell>
              <table:table-cell office:value-type="float" office:value="26">
                <text:p>26</text:p>
              </table:table-cell>
              <table:table-cell office:value-type="float" office:value="1.05489685744741">
                <text:p>1.0548968574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03832534645601">
                <text:p>1.03832534645601</text:p>
              </table:table-cell>
              <table:table-cell office:value-type="float" office:value="29">
                <text:p>29</text:p>
              </table:table-cell>
              <table:table-cell office:value-type="float" office:value="1.03909715280233">
                <text:p>1.03909715280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02042334859969">
                <text:p>1.02042334859969</text:p>
              </table:table-cell>
              <table:table-cell office:value-type="float" office:value="32">
                <text:p>32</text:p>
              </table:table-cell>
              <table:table-cell office:value-type="float" office:value="1.03862741330312">
                <text:p>1.0386274133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.07112575986602">
                <text:p>1.07112575986602</text:p>
              </table:table-cell>
              <table:table-cell office:value-type="float" office:value="36">
                <text:p>36</text:p>
              </table:table-cell>
              <table:table-cell office:value-type="float" office:value="1.07592013664737">
                <text:p>1.0759201366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0898713096895">
                <text:p>0.990898713096895</text:p>
              </table:table-cell>
              <table:table-cell office:value-type="float" office:value="39">
                <text:p>39</text:p>
              </table:table-cell>
              <table:table-cell office:value-type="float" office:value="1.05780624672124">
                <text:p>1.0578062467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99488009818321">
                <text:p>0.99488009818321</text:p>
              </table:table-cell>
              <table:table-cell office:value-type="float" office:value="42">
                <text:p>42</text:p>
              </table:table-cell>
              <table:table-cell office:value-type="float" office:value="1.06554205321141">
                <text:p>1.0655420532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02851388406378">
                <text:p>1.02851388406378</text:p>
              </table:table-cell>
              <table:table-cell office:value-type="float" office:value="45">
                <text:p>45</text:p>
              </table:table-cell>
              <table:table-cell office:value-type="float" office:value="1.05766554461076">
                <text:p>1.0576655446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49">
                <text:p>49</text:p>
              </table:table-cell>
              <table:table-cell office:value-type="float" office:value="1.00347672191605">
                <text:p>1.0034767219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53">
                <text:p>53</text:p>
              </table:table-cell>
              <table:table-cell office:value-type="float" office:value="1.03308041701593">
                <text:p>1.033080417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.04660249857809">
                <text:p>1.04660249857809</text:p>
              </table:table-cell>
              <table:table-cell office:value-type="float" office:value="56">
                <text:p>56</text:p>
              </table:table-cell>
              <table:table-cell office:value-type="float" office:value="0.999931613864676">
                <text:p>0.999931613864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1.01133129497425">
                <text:p>1.01133129497425</text:p>
              </table:table-cell>
              <table:table-cell office:value-type="float" office:value="59">
                <text:p>59</text:p>
              </table:table-cell>
              <table:table-cell office:value-type="float" office:value="1.03768553505355">
                <text:p>1.03768553505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99241754855063">
                <text:p>0.99241754855063</text:p>
              </table:table-cell>
              <table:table-cell office:value-type="float" office:value="62">
                <text:p>62</text:p>
              </table:table-cell>
              <table:table-cell office:value-type="float" office:value="1.06619272808092">
                <text:p>1.06619272808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1560775732071">
                <text:p>1.01560775732071</text:p>
              </table:table-cell>
              <table:table-cell office:value-type="float" office:value="65">
                <text:p>65</text:p>
              </table:table-cell>
              <table:table-cell office:value-type="float" office:value="1.02940195609315">
                <text:p>1.0294019560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.04313728679726">
                <text:p>1.04313728679726</text:p>
              </table:table-cell>
              <table:table-cell office:value-type="float" office:value="68">
                <text:p>68</text:p>
              </table:table-cell>
              <table:table-cell office:value-type="float" office:value="1.05099215644626">
                <text:p>1.05099215644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1.03643228042405">
                <text:p>1.03643228042405</text:p>
              </table:table-cell>
              <table:table-cell office:value-type="float" office:value="72">
                <text:p>72</text:p>
              </table:table-cell>
              <table:table-cell office:value-type="float" office:value="1.01015276464651">
                <text:p>1.01015276464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03439711452154">
                <text:p>1.03439711452154</text:p>
              </table:table-cell>
              <table:table-cell office:value-type="float" office:value="75">
                <text:p>75</text:p>
              </table:table-cell>
              <table:table-cell office:value-type="float" office:value="0.99499944286884">
                <text:p>0.99499944286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1.03850208577401">
                <text:p>1.03850208577401</text:p>
              </table:table-cell>
              <table:table-cell office:value-type="float" office:value="78">
                <text:p>78</text:p>
              </table:table-cell>
              <table:table-cell office:value-type="float" office:value="1.03431299556748">
                <text:p>1.03431299556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1.04543883114297">
                <text:p>1.04543883114297</text:p>
              </table:table-cell>
              <table:table-cell office:value-type="float" office:value="81">
                <text:p>81</text:p>
              </table:table-cell>
              <table:table-cell office:value-type="float" office:value="1.05047102475204">
                <text:p>1.0504710247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00339657521164">
                <text:p>1.00339657521164</text:p>
              </table:table-cell>
              <table:table-cell office:value-type="float" office:value="84">
                <text:p>84</text:p>
              </table:table-cell>
              <table:table-cell office:value-type="float" office:value="1.04545061276113">
                <text:p>1.0454506127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.06023661161759">
                <text:p>1.06023661161759</text:p>
              </table:table-cell>
              <table:table-cell office:value-type="float" office:value="88">
                <text:p>88</text:p>
              </table:table-cell>
              <table:table-cell office:value-type="float" office:value="1.01717861708561">
                <text:p>1.017178617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998609369344661">
                <text:p>0.998609369344661</text:p>
              </table:table-cell>
              <table:table-cell office:value-type="float" office:value="91">
                <text:p>91</text:p>
              </table:table-cell>
              <table:table-cell office:value-type="float" office:value="1.0328669852853">
                <text:p>1.032866985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.05099765947897">
                <text:p>1.05099765947897</text:p>
              </table:table-cell>
              <table:table-cell office:value-type="float" office:value="94">
                <text:p>94</text:p>
              </table:table-cell>
              <table:table-cell office:value-type="float" office:value="1.03764476626859">
                <text:p>1.0376447662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.01778088183389">
                <text:p>1.01778088183389</text:p>
              </table:table-cell>
              <table:table-cell office:value-type="float" office:value="97">
                <text:p>97</text:p>
              </table:table-cell>
              <table:table-cell office:value-type="float" office:value="1.00140168678736">
                <text:p>1.0014016867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.06092468782825">
                <text:p>1.06092468782825</text:p>
              </table:table-cell>
              <table:table-cell office:value-type="float" office:value="100">
                <text:p>100</text:p>
              </table:table-cell>
              <table:table-cell office:value-type="float" office:value="1.07009424904736">
                <text:p>1.0700942490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0.991745546463175">
                <text:p>0.991745546463175</text:p>
              </table:table-cell>
              <table:table-cell office:value-type="float" office:value="104">
                <text:p>104</text:p>
              </table:table-cell>
              <table:table-cell office:value-type="float" office:value="1.0510025982445">
                <text:p>1.0510025982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.0392018078217">
                <text:p>1.0392018078217</text:p>
              </table:table-cell>
              <table:table-cell office:value-type="float" office:value="107">
                <text:p>107</text:p>
              </table:table-cell>
              <table:table-cell office:value-type="float" office:value="1.0455201014239">
                <text:p>1.0455201014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997388180373097">
                <text:p>0.997388180373097</text:p>
              </table:table-cell>
              <table:table-cell office:value-type="float" office:value="110">
                <text:p>110</text:p>
              </table:table-cell>
              <table:table-cell office:value-type="float" office:value="1.05866514943647">
                <text:p>1.05866514943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0.986648080009604">
                <text:p>0.986648080009604</text:p>
              </table:table-cell>
              <table:table-cell office:value-type="float" office:value="113">
                <text:p>113</text:p>
              </table:table-cell>
              <table:table-cell office:value-type="float" office:value="1.00760332463621">
                <text:p>1.0076033246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.00285056826639">
                <text:p>1.00285056826639</text:p>
              </table:table-cell>
              <table:table-cell office:value-type="float" office:value="117">
                <text:p>117</text:p>
              </table:table-cell>
              <table:table-cell office:value-type="float" office:value="1.06973880223645">
                <text:p>1.0697388022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20.458cm" svg:y="5.2cm" style:legend-expansion="high" chart:style-name="ch2"/>
        <chart:plot-area chart:style-name="ch3" table:cell-range-address="Sheet4.D4:Sheet4.D60 Sheet4.G2:Sheet4.G2 Sheet4.I4:Sheet4.I71 Sheet6.G2:Sheet6.G2 Sheet6.I4:Sheet6.I60 Sheet6.K2:Sheet6.K2 Sheet6.M4:Sheet6.M60 Sheet4.K2:Sheet4.K2 Sheet4.M4:Sheet4.M72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4:Sheet4.I71" chart:label-cell-address="Sheet4.G2:Sheet4.G2" chart:class="chart:scatter">
            <chart:domain table:cell-range-address="Sheet4.D4:Sheet4.D60"/>
            <chart:data-point chart:repeated="68"/>
          </chart:series>
          <chart:series chart:style-name="ch7" chart:values-cell-range-address="Sheet6.I4:Sheet6.I60" chart:label-cell-address="Sheet6.G2:Sheet6.G2" chart:class="chart:scatter">
            <chart:domain table:cell-range-address="Sheet6.D4:Sheet6.D60"/>
            <chart:data-point chart:repeated="57"/>
          </chart:series>
          <chart:series chart:style-name="ch8" chart:values-cell-range-address="Sheet6.M4:Sheet6.M60" chart:label-cell-address="Sheet6.K2:Sheet6.K2" chart:class="chart:scatter">
            <chart:domain table:cell-range-address="Sheet6.D4:Sheet6.D60"/>
            <chart:data-point chart:repeated="57"/>
          </chart:series>
          <chart:series chart:style-name="ch9" chart:values-cell-range-address="Sheet4.M4:Sheet4.M72" chart:label-cell-address="Sheet4.K2:Sheet4.K2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6.G2:Sheet6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8 </text:p>
                <draw:g>
                  <svg:desc>Sheet6.K2:Sheet6.K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4:Sheet4.D60</svg:desc>
                </draw:g>
              </table:table-cell>
              <table:table-cell office:value-type="float" office:value="0.916127007694457">
                <text:p>0.916127007694457</text:p>
                <draw:g>
                  <svg:desc>Sheet4.I4:Sheet4.I71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1.92147994791949">
                <text:p>1.92147994791949</text:p>
                <draw:g>
                  <svg:desc>Sheet6.I4:Sheet6.I60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0.00193520463451058">
                <text:p>0.00193520463451058</text:p>
                <draw:g>
                  <svg:desc>Sheet6.M4:Sheet6.M60</svg:desc>
                </draw:g>
              </table:table-cell>
              <table:table-cell office:value-type="float" office:value="1.16384456867226">
                <text:p>1.16384456867226</text:p>
                <draw:g>
                  <svg:desc>Sheet4.M4:Sheet4.M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4">
                <text:p>4</text:p>
              </table:table-cell>
              <table:table-cell office:value-type="float" office:value="1.94250036738723">
                <text:p>1.94250036738723</text:p>
              </table:table-cell>
              <table:table-cell office:value-type="float" office:value="4">
                <text:p>4</text:p>
              </table:table-cell>
              <table:table-cell office:value-type="float" office:value="0.00186853574552273">
                <text:p>0.00186853574552273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7">
                <text:p>7</text:p>
              </table:table-cell>
              <table:table-cell office:value-type="float" office:value="2.05253215780879">
                <text:p>2.05253215780879</text:p>
              </table:table-cell>
              <table:table-cell office:value-type="float" office:value="7">
                <text:p>7</text:p>
              </table:table-cell>
              <table:table-cell office:value-type="float" office:value="0.00206894324143398">
                <text:p>0.00206894324143398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11">
                <text:p>11</text:p>
              </table:table-cell>
              <table:table-cell office:value-type="float" office:value="2.12347592123607">
                <text:p>2.12347592123607</text:p>
              </table:table-cell>
              <table:table-cell office:value-type="float" office:value="11">
                <text:p>11</text:p>
              </table:table-cell>
              <table:table-cell office:value-type="float" office:value="0.00253688633286637">
                <text:p>0.00253688633286637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15">
                <text:p>15</text:p>
              </table:table-cell>
              <table:table-cell office:value-type="float" office:value="2.17357773174131">
                <text:p>2.17357773174131</text:p>
              </table:table-cell>
              <table:table-cell office:value-type="float" office:value="15">
                <text:p>15</text:p>
              </table:table-cell>
              <table:table-cell office:value-type="float" office:value="0.00367365072673567">
                <text:p>0.00367365072673567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19">
                <text:p>19</text:p>
              </table:table-cell>
              <table:table-cell office:value-type="float" office:value="2.24127286211992">
                <text:p>2.24127286211992</text:p>
              </table:table-cell>
              <table:table-cell office:value-type="float" office:value="19">
                <text:p>19</text:p>
              </table:table-cell>
              <table:table-cell office:value-type="float" office:value="0.00441000313809076">
                <text:p>0.00441000313809076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22">
                <text:p>22</text:p>
              </table:table-cell>
              <table:table-cell office:value-type="float" office:value="2.31638441013254">
                <text:p>2.31638441013254</text:p>
              </table:table-cell>
              <table:table-cell office:value-type="float" office:value="22">
                <text:p>22</text:p>
              </table:table-cell>
              <table:table-cell office:value-type="float" office:value="0.00548203004142908">
                <text:p>0.00548203004142908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26">
                <text:p>26</text:p>
              </table:table-cell>
              <table:table-cell office:value-type="float" office:value="2.38052367208761">
                <text:p>2.38052367208761</text:p>
              </table:table-cell>
              <table:table-cell office:value-type="float" office:value="26">
                <text:p>26</text:p>
              </table:table-cell>
              <table:table-cell office:value-type="float" office:value="0.00467790214176925">
                <text:p>0.00467790214176925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29">
                <text:p>29</text:p>
              </table:table-cell>
              <table:table-cell office:value-type="float" office:value="2.39768407955577">
                <text:p>2.39768407955577</text:p>
              </table:table-cell>
              <table:table-cell office:value-type="float" office:value="29">
                <text:p>29</text:p>
              </table:table-cell>
              <table:table-cell office:value-type="float" office:value="0.00507988526389145">
                <text:p>0.00507988526389145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33">
                <text:p>33</text:p>
              </table:table-cell>
              <table:table-cell office:value-type="float" office:value="2.45743925508739">
                <text:p>2.45743925508739</text:p>
              </table:table-cell>
              <table:table-cell office:value-type="float" office:value="33">
                <text:p>33</text:p>
              </table:table-cell>
              <table:table-cell office:value-type="float" office:value="0.00528058444392542">
                <text:p>0.00528058444392542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36">
                <text:p>36</text:p>
              </table:table-cell>
              <table:table-cell office:value-type="float" office:value="2.47593419290904">
                <text:p>2.47593419290904</text:p>
              </table:table-cell>
              <table:table-cell office:value-type="float" office:value="36">
                <text:p>36</text:p>
              </table:table-cell>
              <table:table-cell office:value-type="float" office:value="0.00541463270149894">
                <text:p>0.00541463270149894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40">
                <text:p>40</text:p>
              </table:table-cell>
              <table:table-cell office:value-type="float" office:value="2.42631504510586">
                <text:p>2.42631504510586</text:p>
              </table:table-cell>
              <table:table-cell office:value-type="float" office:value="40">
                <text:p>40</text:p>
              </table:table-cell>
              <table:table-cell office:value-type="float" office:value="0.00481284351475416">
                <text:p>0.00481284351475416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43">
                <text:p>43</text:p>
              </table:table-cell>
              <table:table-cell office:value-type="float" office:value="2.52830089171723">
                <text:p>2.52830089171723</text:p>
              </table:table-cell>
              <table:table-cell office:value-type="float" office:value="43">
                <text:p>43</text:p>
              </table:table-cell>
              <table:table-cell office:value-type="float" office:value="0.0046788401644698">
                <text:p>0.0046788401644698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47">
                <text:p>47</text:p>
              </table:table-cell>
              <table:table-cell office:value-type="float" office:value="2.45937778228414">
                <text:p>2.45937778228414</text:p>
              </table:table-cell>
              <table:table-cell office:value-type="float" office:value="47">
                <text:p>47</text:p>
              </table:table-cell>
              <table:table-cell office:value-type="float" office:value="0.00481155699722212">
                <text:p>0.00481155699722212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50">
                <text:p>50</text:p>
              </table:table-cell>
              <table:table-cell office:value-type="float" office:value="2.48762148908727">
                <text:p>2.48762148908727</text:p>
              </table:table-cell>
              <table:table-cell office:value-type="float" office:value="50">
                <text:p>50</text:p>
              </table:table-cell>
              <table:table-cell office:value-type="float" office:value="0.0048791996005319">
                <text:p>0.0048791996005319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54">
                <text:p>54</text:p>
              </table:table-cell>
              <table:table-cell office:value-type="float" office:value="2.46246865110868">
                <text:p>2.46246865110868</text:p>
              </table:table-cell>
              <table:table-cell office:value-type="float" office:value="54">
                <text:p>54</text:p>
              </table:table-cell>
              <table:table-cell office:value-type="float" office:value="0.00474520522809497">
                <text:p>0.00474520522809497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57">
                <text:p>57</text:p>
              </table:table-cell>
              <table:table-cell office:value-type="float" office:value="2.49786306424517">
                <text:p>2.49786306424517</text:p>
              </table:table-cell>
              <table:table-cell office:value-type="float" office:value="57">
                <text:p>57</text:p>
              </table:table-cell>
              <table:table-cell office:value-type="float" office:value="0.0068912727139521">
                <text:p>0.0068912727139521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60">
                <text:p>60</text:p>
              </table:table-cell>
              <table:table-cell office:value-type="float" office:value="2.4800110616551">
                <text:p>2.4800110616551</text:p>
              </table:table-cell>
              <table:table-cell office:value-type="float" office:value="60">
                <text:p>60</text:p>
              </table:table-cell>
              <table:table-cell office:value-type="float" office:value="0.00481187856211988">
                <text:p>0.00481187856211988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64">
                <text:p>64</text:p>
              </table:table-cell>
              <table:table-cell office:value-type="float" office:value="2.54351153969746">
                <text:p>2.54351153969746</text:p>
              </table:table-cell>
              <table:table-cell office:value-type="float" office:value="64">
                <text:p>64</text:p>
              </table:table-cell>
              <table:table-cell office:value-type="float" office:value="0.00467790214176925">
                <text:p>0.00467790214176925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67">
                <text:p>67</text:p>
              </table:table-cell>
              <table:table-cell office:value-type="float" office:value="2.47788617907844">
                <text:p>2.47788617907844</text:p>
              </table:table-cell>
              <table:table-cell office:value-type="float" office:value="67">
                <text:p>67</text:p>
              </table:table-cell>
              <table:table-cell office:value-type="float" office:value="0.00507988526389145">
                <text:p>0.00507988526389145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71">
                <text:p>71</text:p>
              </table:table-cell>
              <table:table-cell office:value-type="float" office:value="2.55753326211194">
                <text:p>2.55753326211194</text:p>
              </table:table-cell>
              <table:table-cell office:value-type="float" office:value="71">
                <text:p>71</text:p>
              </table:table-cell>
              <table:table-cell office:value-type="float" office:value="0.00501287685431091">
                <text:p>0.00501287685431091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74">
                <text:p>74</text:p>
              </table:table-cell>
              <table:table-cell office:value-type="float" office:value="2.58827067584941">
                <text:p>2.58827067584941</text:p>
              </table:table-cell>
              <table:table-cell office:value-type="float" office:value="74">
                <text:p>74</text:p>
              </table:table-cell>
              <table:table-cell office:value-type="float" office:value="0.00501388221538105">
                <text:p>0.00501388221538105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78">
                <text:p>78</text:p>
              </table:table-cell>
              <table:table-cell office:value-type="float" office:value="2.53322318772204">
                <text:p>2.53322318772204</text:p>
              </table:table-cell>
              <table:table-cell office:value-type="float" office:value="78">
                <text:p>78</text:p>
              </table:table-cell>
              <table:table-cell office:value-type="float" office:value="0.00615304241969567">
                <text:p>0.00615304241969567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81">
                <text:p>81</text:p>
              </table:table-cell>
              <table:table-cell office:value-type="float" office:value="2.55999425286649">
                <text:p>2.55999425286649</text:p>
              </table:table-cell>
              <table:table-cell office:value-type="float" office:value="81">
                <text:p>81</text:p>
              </table:table-cell>
              <table:table-cell office:value-type="float" office:value="0.00628722557991034">
                <text:p>0.00628722557991034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84">
                <text:p>84</text:p>
              </table:table-cell>
              <table:table-cell office:value-type="float" office:value="2.58820143383195">
                <text:p>2.58820143383195</text:p>
              </table:table-cell>
              <table:table-cell office:value-type="float" office:value="84">
                <text:p>84</text:p>
              </table:table-cell>
              <table:table-cell office:value-type="float" office:value="0.00668898815079671">
                <text:p>0.00668898815079671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88">
                <text:p>88</text:p>
              </table:table-cell>
              <table:table-cell office:value-type="float" office:value="2.6137038589288">
                <text:p>2.6137038589288</text:p>
              </table:table-cell>
              <table:table-cell office:value-type="float" office:value="88">
                <text:p>88</text:p>
              </table:table-cell>
              <table:table-cell office:value-type="float" office:value="0.0052812904784864">
                <text:p>0.0052812904784864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92">
                <text:p>92</text:p>
              </table:table-cell>
              <table:table-cell office:value-type="float" office:value="2.55718683045437">
                <text:p>2.55718683045437</text:p>
              </table:table-cell>
              <table:table-cell office:value-type="float" office:value="92">
                <text:p>92</text:p>
              </table:table-cell>
              <table:table-cell office:value-type="float" office:value="0.00635432391254195">
                <text:p>0.00635432391254195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96">
                <text:p>96</text:p>
              </table:table-cell>
              <table:table-cell office:value-type="float" office:value="2.61249068273638">
                <text:p>2.61249068273638</text:p>
              </table:table-cell>
              <table:table-cell office:value-type="float" office:value="96">
                <text:p>96</text:p>
              </table:table-cell>
              <table:table-cell office:value-type="float" office:value="0.00709175381375632">
                <text:p>0.00709175381375632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99">
                <text:p>99</text:p>
              </table:table-cell>
              <table:table-cell office:value-type="float" office:value="2.56433867041966">
                <text:p>2.56433867041966</text:p>
              </table:table-cell>
              <table:table-cell office:value-type="float" office:value="99">
                <text:p>99</text:p>
              </table:table-cell>
              <table:table-cell office:value-type="float" office:value="0.00763004839482162">
                <text:p>0.00763004839482162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102">
                <text:p>102</text:p>
              </table:table-cell>
              <table:table-cell office:value-type="float" office:value="2.63804508132557">
                <text:p>2.63804508132557</text:p>
              </table:table-cell>
              <table:table-cell office:value-type="float" office:value="102">
                <text:p>102</text:p>
              </table:table-cell>
              <table:table-cell office:value-type="float" office:value="0.00581688532156483">
                <text:p>0.00581688532156483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106">
                <text:p>106</text:p>
              </table:table-cell>
              <table:table-cell office:value-type="float" office:value="2.60330337064315">
                <text:p>2.60330337064315</text:p>
              </table:table-cell>
              <table:table-cell office:value-type="float" office:value="106">
                <text:p>106</text:p>
              </table:table-cell>
              <table:table-cell office:value-type="float" office:value="0.0046785274484404">
                <text:p>0.0046785274484404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109">
                <text:p>109</text:p>
              </table:table-cell>
              <table:table-cell office:value-type="float" office:value="2.61795715757517">
                <text:p>2.61795715757517</text:p>
              </table:table-cell>
              <table:table-cell office:value-type="float" office:value="109">
                <text:p>109</text:p>
              </table:table-cell>
              <table:table-cell office:value-type="float" office:value="0.00621971575372032">
                <text:p>0.00621971575372032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113">
                <text:p>113</text:p>
              </table:table-cell>
              <table:table-cell office:value-type="float" office:value="2.60364147011235">
                <text:p>2.60364147011235</text:p>
              </table:table-cell>
              <table:table-cell office:value-type="float" office:value="113">
                <text:p>113</text:p>
              </table:table-cell>
              <table:table-cell office:value-type="float" office:value="0.00648853408587453">
                <text:p>0.00648853408587453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116">
                <text:p>116</text:p>
              </table:table-cell>
              <table:table-cell office:value-type="float" office:value="2.65366201081847">
                <text:p>2.65366201081847</text:p>
              </table:table-cell>
              <table:table-cell office:value-type="float" office:value="116">
                <text:p>116</text:p>
              </table:table-cell>
              <table:table-cell office:value-type="float" office:value="0.00588669838273126">
                <text:p>0.00588669838273126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120">
                <text:p>120</text:p>
              </table:table-cell>
              <table:table-cell office:value-type="float" office:value="2.61774814931859">
                <text:p>2.61774814931859</text:p>
              </table:table-cell>
              <table:table-cell office:value-type="float" office:value="120">
                <text:p>120</text:p>
              </table:table-cell>
              <table:table-cell office:value-type="float" office:value="0.00608595759090435">
                <text:p>0.00608595759090435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123">
                <text:p>123</text:p>
              </table:table-cell>
              <table:table-cell office:value-type="float" office:value="2.6322076477987">
                <text:p>2.6322076477987</text:p>
              </table:table-cell>
              <table:table-cell office:value-type="float" office:value="123">
                <text:p>123</text:p>
              </table:table-cell>
              <table:table-cell office:value-type="float" office:value="0.00621929981391692">
                <text:p>0.00621929981391692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127">
                <text:p>127</text:p>
              </table:table-cell>
              <table:table-cell office:value-type="float" office:value="2.61106969283531">
                <text:p>2.61106969283531</text:p>
              </table:table-cell>
              <table:table-cell office:value-type="float" office:value="127">
                <text:p>127</text:p>
              </table:table-cell>
              <table:table-cell office:value-type="float" office:value="0.00635389891393499">
                <text:p>0.00635389891393499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6.24cm" svg:y="4.147cm" style:legend-expansion="high" chart:style-name="ch2"/>
        <chart:plot-area chart:style-name="ch3" table:cell-range-address="Sheet4.D4:Sheet4.D60 Sheet4.G2:Sheet4.G2 Sheet4.J4:Sheet4.J60 Sheet6.G2:Sheet6.G2 Sheet6.J4:Sheet6.J60 Sheet1.L2:Sheet1.L2 Sheet4.O4:Sheet4.O60 Sheet4.K2:Sheet4.K2" chart:data-source-has-labels="row" svg:x="0.481cm" svg:y="0.215cm" svg:width="15.278cm" svg:height="10.355cm">
          <chartooo:coordinate-region svg:x="1.208cm" svg:y="0.414cm" svg:width="14.271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4:Sheet4.J60" chart:label-cell-address="Sheet4.G2:Sheet4.G2" chart:class="chart:scatter">
            <chart:domain table:cell-range-address="Sheet4.D4:Sheet4.D60"/>
            <chart:data-point chart:repeated="57"/>
          </chart:series>
          <chart:series chart:style-name="ch7" chart:values-cell-range-address="Sheet6.J4:Sheet6.J60" chart:label-cell-address="Sheet6.G2:Sheet6.G2" chart:class="chart:scatter">
            <chart:domain table:cell-range-address="Sheet6.D4:Sheet6.D60"/>
            <chart:data-point chart:repeated="57"/>
          </chart:series>
          <chart:series chart:style-name="ch8" chart:values-cell-range-address="Sheet4.O4:Sheet4.O60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4:Sheet4.O60" chart:label-cell-address="Sheet4.K2:Sheet4.K2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6.G2:Sheet6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, no colling, N2 gaz, beam splitter on</text:p>
                <draw:g>
                  <svg:desc>Sheet1.L2:Sheet1.L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4:Sheet4.D60</svg:desc>
                </draw:g>
              </table:table-cell>
              <table:table-cell office:value-type="float" office:value="1">
                <text:p>1</text:p>
                <draw:g>
                  <svg:desc>Sheet4.J4:Sheet4.J60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1">
                <text:p>1</text:p>
                <draw:g>
                  <svg:desc>Sheet6.J4:Sheet6.J60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4">
                <text:p>4</text:p>
              </table:table-cell>
              <table:table-cell office:value-type="float" office:value="1.01093970274865">
                <text:p>1.01093970274865</text:p>
              </table:table-cell>
              <table:table-cell office:value-type="float" office:value="4">
                <text:p>4</text:p>
              </table:table-cell>
              <table:table-cell office:value-type="float" office:value="1.0169920393291">
                <text:p>1.0169920393291</text:p>
              </table:table-cell>
              <table:table-cell office:value-type="float" office:value="1.0169920393291">
                <text:p>1.0169920393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7">
                <text:p>7</text:p>
              </table:table-cell>
              <table:table-cell office:value-type="float" office:value="1.06820378741459">
                <text:p>1.06820378741459</text:p>
              </table:table-cell>
              <table:table-cell office:value-type="float" office:value="19">
                <text:p>19</text:p>
              </table:table-cell>
              <table:table-cell office:value-type="float" office:value="1.06266145231912">
                <text:p>1.06266145231912</text:p>
              </table:table-cell>
              <table:table-cell office:value-type="float" office:value="1.06266145231912">
                <text:p>1.06266145231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11">
                <text:p>11</text:p>
              </table:table-cell>
              <table:table-cell office:value-type="float" office:value="1.10512520494179">
                <text:p>1.10512520494179</text:p>
              </table:table-cell>
              <table:table-cell office:value-type="float" office:value="23">
                <text:p>23</text:p>
              </table:table-cell>
              <table:table-cell office:value-type="float" office:value="1.07003446310318">
                <text:p>1.07003446310318</text:p>
              </table:table-cell>
              <table:table-cell office:value-type="float" office:value="1.07003446310318">
                <text:p>1.07003446310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15">
                <text:p>15</text:p>
              </table:table-cell>
              <table:table-cell office:value-type="float" office:value="1.13119979945395">
                <text:p>1.13119979945395</text:p>
              </table:table-cell>
              <table:table-cell office:value-type="float" office:value="27">
                <text:p>27</text:p>
              </table:table-cell>
              <table:table-cell office:value-type="float" office:value="1.11542187605609">
                <text:p>1.11542187605609</text:p>
              </table:table-cell>
              <table:table-cell office:value-type="float" office:value="1.11542187605609">
                <text:p>1.11542187605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19">
                <text:p>19</text:p>
              </table:table-cell>
              <table:table-cell office:value-type="float" office:value="1.16643052379844">
                <text:p>1.16643052379844</text:p>
              </table:table-cell>
              <table:table-cell office:value-type="float" office:value="30">
                <text:p>30</text:p>
              </table:table-cell>
              <table:table-cell office:value-type="float" office:value="1.17591266396576">
                <text:p>1.17591266396576</text:p>
              </table:table-cell>
              <table:table-cell office:value-type="float" office:value="1.17591266396576">
                <text:p>1.17591266396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22">
                <text:p>22</text:p>
              </table:table-cell>
              <table:table-cell office:value-type="float" office:value="1.20552099054723">
                <text:p>1.20552099054723</text:p>
              </table:table-cell>
              <table:table-cell office:value-type="float" office:value="33">
                <text:p>33</text:p>
              </table:table-cell>
              <table:table-cell office:value-type="float" office:value="1.19476967983431">
                <text:p>1.19476967983431</text:p>
              </table:table-cell>
              <table:table-cell office:value-type="float" office:value="1.19476967983431">
                <text:p>1.19476967983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26">
                <text:p>26</text:p>
              </table:table-cell>
              <table:table-cell office:value-type="float" office:value="1.23890112653278">
                <text:p>1.23890112653278</text:p>
              </table:table-cell>
              <table:table-cell office:value-type="float" office:value="37">
                <text:p>37</text:p>
              </table:table-cell>
              <table:table-cell office:value-type="float" office:value="1.24832790253305">
                <text:p>1.24832790253305</text:p>
              </table:table-cell>
              <table:table-cell office:value-type="float" office:value="1.24832790253305">
                <text:p>1.24832790253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29">
                <text:p>29</text:p>
              </table:table-cell>
              <table:table-cell office:value-type="float" office:value="1.2478319548179">
                <text:p>1.2478319548179</text:p>
              </table:table-cell>
              <table:table-cell office:value-type="float" office:value="40">
                <text:p>40</text:p>
              </table:table-cell>
              <table:table-cell office:value-type="float" office:value="1.37039166345622">
                <text:p>1.37039166345622</text:p>
              </table:table-cell>
              <table:table-cell office:value-type="float" office:value="1.37039166345622">
                <text:p>1.37039166345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33">
                <text:p>33</text:p>
              </table:table-cell>
              <table:table-cell office:value-type="float" office:value="1.2789304711445">
                <text:p>1.2789304711445</text:p>
              </table:table-cell>
              <table:table-cell office:value-type="float" office:value="44">
                <text:p>44</text:p>
              </table:table-cell>
              <table:table-cell office:value-type="float" office:value="1.44099610232999">
                <text:p>1.44099610232999</text:p>
              </table:table-cell>
              <table:table-cell office:value-type="float" office:value="1.44099610232999">
                <text:p>1.4409961023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36">
                <text:p>36</text:p>
              </table:table-cell>
              <table:table-cell office:value-type="float" office:value="1.28855583197206">
                <text:p>1.28855583197206</text:p>
              </table:table-cell>
              <table:table-cell office:value-type="float" office:value="47">
                <text:p>47</text:p>
              </table:table-cell>
              <table:table-cell office:value-type="float" office:value="1.46982708274674">
                <text:p>1.46982708274674</text:p>
              </table:table-cell>
              <table:table-cell office:value-type="float" office:value="1.46982708274674">
                <text:p>1.46982708274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40">
                <text:p>40</text:p>
              </table:table-cell>
              <table:table-cell office:value-type="float" office:value="1.26273243066262">
                <text:p>1.26273243066262</text:p>
              </table:table-cell>
              <table:table-cell office:value-type="float" office:value="51">
                <text:p>51</text:p>
              </table:table-cell>
              <table:table-cell office:value-type="float" office:value="1.54303787142442">
                <text:p>1.54303787142442</text:p>
              </table:table-cell>
              <table:table-cell office:value-type="float" office:value="1.54303787142442">
                <text:p>1.54303787142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43">
                <text:p>43</text:p>
              </table:table-cell>
              <table:table-cell office:value-type="float" office:value="1.31580914724339">
                <text:p>1.31580914724339</text:p>
              </table:table-cell>
              <table:table-cell office:value-type="float" office:value="55">
                <text:p>55</text:p>
              </table:table-cell>
              <table:table-cell office:value-type="float" office:value="1.56482712407966">
                <text:p>1.56482712407966</text:p>
              </table:table-cell>
              <table:table-cell office:value-type="float" office:value="1.56482712407966">
                <text:p>1.56482712407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47">
                <text:p>47</text:p>
              </table:table-cell>
              <table:table-cell office:value-type="float" office:value="1.27993934308139">
                <text:p>1.27993934308139</text:p>
              </table:table-cell>
              <table:table-cell office:value-type="float" office:value="62">
                <text:p>62</text:p>
              </table:table-cell>
              <table:table-cell office:value-type="float" office:value="1.60346656066279">
                <text:p>1.60346656066279</text:p>
              </table:table-cell>
              <table:table-cell office:value-type="float" office:value="1.60346656066279">
                <text:p>1.60346656066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50">
                <text:p>50</text:p>
              </table:table-cell>
              <table:table-cell office:value-type="float" office:value="1.29463827701183">
                <text:p>1.29463827701183</text:p>
              </table:table-cell>
              <table:table-cell office:value-type="float" office:value="66">
                <text:p>66</text:p>
              </table:table-cell>
              <table:table-cell office:value-type="float" office:value="1.67054038115233">
                <text:p>1.67054038115233</text:p>
              </table:table-cell>
              <table:table-cell office:value-type="float" office:value="1.67054038115233">
                <text:p>1.67054038115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54">
                <text:p>54</text:p>
              </table:table-cell>
              <table:table-cell office:value-type="float" office:value="1.28154793068486">
                <text:p>1.28154793068486</text:p>
              </table:table-cell>
              <table:table-cell office:value-type="float" office:value="69">
                <text:p>69</text:p>
              </table:table-cell>
              <table:table-cell office:value-type="float" office:value="1.72444514158022">
                <text:p>1.72444514158022</text:p>
              </table:table-cell>
              <table:table-cell office:value-type="float" office:value="1.72444514158022">
                <text:p>1.72444514158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57">
                <text:p>57</text:p>
              </table:table-cell>
              <table:table-cell office:value-type="float" office:value="1.2999683223079">
                <text:p>1.2999683223079</text:p>
              </table:table-cell>
              <table:table-cell office:value-type="float" office:value="73">
                <text:p>73</text:p>
              </table:table-cell>
              <table:table-cell office:value-type="float" office:value="1.76663391819027">
                <text:p>1.76663391819027</text:p>
              </table:table-cell>
              <table:table-cell office:value-type="float" office:value="1.76663391819027">
                <text:p>1.76663391819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60">
                <text:p>60</text:p>
              </table:table-cell>
              <table:table-cell office:value-type="float" office:value="1.29067756566514">
                <text:p>1.29067756566514</text:p>
              </table:table-cell>
              <table:table-cell office:value-type="float" office:value="76">
                <text:p>76</text:p>
              </table:table-cell>
              <table:table-cell office:value-type="float" office:value="1.79612906849998">
                <text:p>1.79612906849998</text:p>
              </table:table-cell>
              <table:table-cell office:value-type="float" office:value="1.79612906849998">
                <text:p>1.7961290684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64">
                <text:p>64</text:p>
              </table:table-cell>
              <table:table-cell office:value-type="float" office:value="1.32372525794583">
                <text:p>1.32372525794583</text:p>
              </table:table-cell>
              <table:table-cell office:value-type="float" office:value="79">
                <text:p>79</text:p>
              </table:table-cell>
              <table:table-cell office:value-type="float" office:value="1.84824803243203">
                <text:p>1.84824803243203</text:p>
              </table:table-cell>
              <table:table-cell office:value-type="float" office:value="1.84824803243203">
                <text:p>1.84824803243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67">
                <text:p>67</text:p>
              </table:table-cell>
              <table:table-cell office:value-type="float" office:value="1.28957170839144">
                <text:p>1.28957170839144</text:p>
              </table:table-cell>
              <table:table-cell office:value-type="float" office:value="83">
                <text:p>83</text:p>
              </table:table-cell>
              <table:table-cell office:value-type="float" office:value="1.84340912464746">
                <text:p>1.84340912464746</text:p>
              </table:table-cell>
              <table:table-cell office:value-type="float" office:value="1.84340912464746">
                <text:p>1.84340912464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71">
                <text:p>71</text:p>
              </table:table-cell>
              <table:table-cell office:value-type="float" office:value="1.33102261352306">
                <text:p>1.33102261352306</text:p>
              </table:table-cell>
              <table:table-cell office:value-type="float" office:value="87">
                <text:p>87</text:p>
              </table:table-cell>
              <table:table-cell office:value-type="float" office:value="1.90198677519901">
                <text:p>1.90198677519901</text:p>
              </table:table-cell>
              <table:table-cell office:value-type="float" office:value="1.90198677519901">
                <text:p>1.9019867751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74">
                <text:p>74</text:p>
              </table:table-cell>
              <table:table-cell office:value-type="float" office:value="1.34701935279205">
                <text:p>1.34701935279205</text:p>
              </table:table-cell>
              <table:table-cell office:value-type="float" office:value="90">
                <text:p>90</text:p>
              </table:table-cell>
              <table:table-cell office:value-type="float" office:value="1.98278876652708">
                <text:p>1.98278876652708</text:p>
              </table:table-cell>
              <table:table-cell office:value-type="float" office:value="1.98278876652708">
                <text:p>1.98278876652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78">
                <text:p>78</text:p>
              </table:table-cell>
              <table:table-cell office:value-type="float" office:value="1.3183708684886">
                <text:p>1.3183708684886</text:p>
              </table:table-cell>
              <table:table-cell office:value-type="float" office:value="94">
                <text:p>94</text:p>
              </table:table-cell>
              <table:table-cell office:value-type="float" office:value="1.9437218724141">
                <text:p>1.9437218724141</text:p>
              </table:table-cell>
              <table:table-cell office:value-type="float" office:value="1.9437218724141">
                <text:p>1.9437218724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81">
                <text:p>81</text:p>
              </table:table-cell>
              <table:table-cell office:value-type="float" office:value="1.33230339230881">
                <text:p>1.33230339230881</text:p>
              </table:table-cell>
              <table:table-cell office:value-type="float" office:value="97">
                <text:p>97</text:p>
              </table:table-cell>
              <table:table-cell office:value-type="float" office:value="1.96783008528391">
                <text:p>1.96783008528391</text:p>
              </table:table-cell>
              <table:table-cell office:value-type="float" office:value="1.96783008528391">
                <text:p>1.96783008528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84">
                <text:p>84</text:p>
              </table:table-cell>
              <table:table-cell office:value-type="float" office:value="1.34698331701789">
                <text:p>1.34698331701789</text:p>
              </table:table-cell>
              <table:table-cell office:value-type="float" office:value="101">
                <text:p>101</text:p>
              </table:table-cell>
              <table:table-cell office:value-type="float" office:value="2.03207348293494">
                <text:p>2.03207348293494</text:p>
              </table:table-cell>
              <table:table-cell office:value-type="float" office:value="2.03207348293494">
                <text:p>2.03207348293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88">
                <text:p>88</text:p>
              </table:table-cell>
              <table:table-cell office:value-type="float" office:value="1.36025559973125">
                <text:p>1.36025559973125</text:p>
              </table:table-cell>
              <table:table-cell office:value-type="float" office:value="104">
                <text:p>104</text:p>
              </table:table-cell>
              <table:table-cell office:value-type="float" office:value="2.01515968080126">
                <text:p>2.01515968080126</text:p>
              </table:table-cell>
              <table:table-cell office:value-type="float" office:value="2.01515968080126">
                <text:p>2.01515968080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92">
                <text:p>92</text:p>
              </table:table-cell>
              <table:table-cell office:value-type="float" office:value="1.33084231933995">
                <text:p>1.33084231933995</text:p>
              </table:table-cell>
              <table:table-cell office:value-type="float" office:value="108">
                <text:p>108</text:p>
              </table:table-cell>
              <table:table-cell office:value-type="float" office:value="2.04985830165131">
                <text:p>2.04985830165131</text:p>
              </table:table-cell>
              <table:table-cell office:value-type="float" office:value="2.04985830165131">
                <text:p>2.0498583016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96">
                <text:p>96</text:p>
              </table:table-cell>
              <table:table-cell office:value-type="float" office:value="1.35962422379952">
                <text:p>1.35962422379952</text:p>
              </table:table-cell>
              <table:table-cell office:value-type="float" office:value="111">
                <text:p>111</text:p>
              </table:table-cell>
              <table:table-cell office:value-type="float" office:value="2.04701537898618">
                <text:p>2.04701537898618</text:p>
              </table:table-cell>
              <table:table-cell office:value-type="float" office:value="2.04701537898618">
                <text:p>2.04701537898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99">
                <text:p>99</text:p>
              </table:table-cell>
              <table:table-cell office:value-type="float" office:value="1.33456436701108">
                <text:p>1.33456436701108</text:p>
              </table:table-cell>
              <table:table-cell office:value-type="float" office:value="115">
                <text:p>115</text:p>
              </table:table-cell>
              <table:table-cell office:value-type="float" office:value="2.10308117843587">
                <text:p>2.10308117843587</text:p>
              </table:table-cell>
              <table:table-cell office:value-type="float" office:value="2.10308117843587">
                <text:p>2.10308117843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102">
                <text:p>102</text:p>
              </table:table-cell>
              <table:table-cell office:value-type="float" office:value="1.37292355519086">
                <text:p>1.37292355519086</text:p>
              </table:table-cell>
              <table:table-cell office:value-type="float" office:value="118">
                <text:p>118</text:p>
              </table:table-cell>
              <table:table-cell office:value-type="float" office:value="2.09435703027434">
                <text:p>2.09435703027434</text:p>
              </table:table-cell>
              <table:table-cell office:value-type="float" office:value="2.09435703027434">
                <text:p>2.09435703027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106">
                <text:p>106</text:p>
              </table:table-cell>
              <table:table-cell office:value-type="float" office:value="1.35484285092952">
                <text:p>1.35484285092952</text:p>
              </table:table-cell>
              <table:table-cell office:value-type="float" office:value="126">
                <text:p>126</text:p>
              </table:table-cell>
              <table:table-cell office:value-type="float" office:value="2.0846860460531">
                <text:p>2.0846860460531</text:p>
              </table:table-cell>
              <table:table-cell office:value-type="float" office:value="2.0846860460531">
                <text:p>2.0846860460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109">
                <text:p>109</text:p>
              </table:table-cell>
              <table:table-cell office:value-type="float" office:value="1.36246915322213">
                <text:p>1.36246915322213</text:p>
              </table:table-cell>
              <table:table-cell office:value-type="float" office:value="129">
                <text:p>129</text:p>
              </table:table-cell>
              <table:table-cell office:value-type="float" office:value="2.11847091230871">
                <text:p>2.11847091230871</text:p>
              </table:table-cell>
              <table:table-cell office:value-type="float" office:value="2.11847091230871">
                <text:p>2.11847091230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113">
                <text:p>113</text:p>
              </table:table-cell>
              <table:table-cell office:value-type="float" office:value="1.35501880877367">
                <text:p>1.35501880877367</text:p>
              </table:table-cell>
              <table:table-cell office:value-type="float" office:value="130">
                <text:p>130</text:p>
              </table:table-cell>
              <table:table-cell office:value-type="float" office:value="2.09391891146946">
                <text:p>2.09391891146946</text:p>
              </table:table-cell>
              <table:table-cell office:value-type="float" office:value="2.09391891146946">
                <text:p>2.09391891146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116">
                <text:p>116</text:p>
              </table:table-cell>
              <table:table-cell office:value-type="float" office:value="1.38105110786702">
                <text:p>1.38105110786702</text:p>
              </table:table-cell>
              <table:table-cell office:value-type="float" office:value="133">
                <text:p>133</text:p>
              </table:table-cell>
              <table:table-cell office:value-type="float" office:value="2.19250658711572">
                <text:p>2.19250658711572</text:p>
              </table:table-cell>
              <table:table-cell office:value-type="float" office:value="2.19250658711572">
                <text:p>2.19250658711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120">
                <text:p>120</text:p>
              </table:table-cell>
              <table:table-cell office:value-type="float" office:value="1.36236037859931">
                <text:p>1.36236037859931</text:p>
              </table:table-cell>
              <table:table-cell office:value-type="float" office:value="137">
                <text:p>137</text:p>
              </table:table-cell>
              <table:table-cell office:value-type="float" office:value="2.18492133991209">
                <text:p>2.18492133991209</text:p>
              </table:table-cell>
              <table:table-cell office:value-type="float" office:value="2.18492133991209">
                <text:p>2.18492133991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123">
                <text:p>123</text:p>
              </table:table-cell>
              <table:table-cell office:value-type="float" office:value="1.36988556692916">
                <text:p>1.36988556692916</text:p>
              </table:table-cell>
              <table:table-cell office:value-type="float" office:value="140">
                <text:p>140</text:p>
              </table:table-cell>
              <table:table-cell office:value-type="float" office:value="2.14912636671371">
                <text:p>2.14912636671371</text:p>
              </table:table-cell>
              <table:table-cell office:value-type="float" office:value="2.14912636671371">
                <text:p>2.1491263667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127">
                <text:p>127</text:p>
              </table:table-cell>
              <table:table-cell office:value-type="float" office:value="1.35888469492616">
                <text:p>1.35888469492616</text:p>
              </table:table-cell>
              <table:table-cell office:value-type="float" office:value="144">
                <text:p>144</text:p>
              </table:table-cell>
              <table:table-cell office:value-type="float" office:value="2.16574543348117">
                <text:p>2.16574543348117</text:p>
              </table:table-cell>
              <table:table-cell office:value-type="float" office:value="2.16574543348117">
                <text:p>2.16574543348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.16042588476557">
                <text:p>2.16042588476557</text:p>
              </table:table-cell>
              <table:table-cell office:value-type="float" office:value="2.16042588476557">
                <text:p>2.160425884765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2.19747351825919">
                <text:p>2.19747351825919</text:p>
              </table:table-cell>
              <table:table-cell office:value-type="float" office:value="2.19747351825919">
                <text:p>2.19747351825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2.21381626350165">
                <text:p>2.21381626350165</text:p>
              </table:table-cell>
              <table:table-cell office:value-type="float" office:value="2.21381626350165">
                <text:p>2.21381626350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2.22517265674484">
                <text:p>2.22517265674484</text:p>
              </table:table-cell>
              <table:table-cell office:value-type="float" office:value="2.22517265674484">
                <text:p>2.22517265674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.1847288935943">
                <text:p>2.1847288935943</text:p>
              </table:table-cell>
              <table:table-cell office:value-type="float" office:value="2.1847288935943">
                <text:p>2.1847288935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2.23534776839666">
                <text:p>2.23534776839666</text:p>
              </table:table-cell>
              <table:table-cell office:value-type="float" office:value="2.23534776839666">
                <text:p>2.23534776839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2.23467037244057">
                <text:p>2.23467037244057</text:p>
              </table:table-cell>
              <table:table-cell office:value-type="float" office:value="2.23467037244057">
                <text:p>2.23467037244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2.26287652293406">
                <text:p>2.26287652293406</text:p>
              </table:table-cell>
              <table:table-cell office:value-type="float" office:value="2.26287652293406">
                <text:p>2.26287652293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2.25221531157243">
                <text:p>2.25221531157243</text:p>
              </table:table-cell>
              <table:table-cell office:value-type="float" office:value="2.25221531157243">
                <text:p>2.25221531157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2.20329194045684">
                <text:p>2.20329194045684</text:p>
              </table:table-cell>
              <table:table-cell office:value-type="float" office:value="2.20329194045684">
                <text:p>2.20329194045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2.20037951215794">
                <text:p>2.20037951215794</text:p>
              </table:table-cell>
              <table:table-cell office:value-type="float" office:value="2.20037951215794">
                <text:p>2.20037951215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2.26434439582754">
                <text:p>2.26434439582754</text:p>
              </table:table-cell>
              <table:table-cell office:value-type="float" office:value="2.26434439582754">
                <text:p>2.26434439582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2.29872462371397">
                <text:p>2.29872462371397</text:p>
              </table:table-cell>
              <table:table-cell office:value-type="float" office:value="2.29872462371397">
                <text:p>2.29872462371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.27143518267806">
                <text:p>2.27143518267806</text:p>
              </table:table-cell>
              <table:table-cell office:value-type="float" office:value="2.27143518267806">
                <text:p>2.27143518267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2.30939707350967">
                <text:p>2.30939707350967</text:p>
              </table:table-cell>
              <table:table-cell office:value-type="float" office:value="2.30939707350967">
                <text:p>2.30939707350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2.27212664933536">
                <text:p>2.27212664933536</text:p>
              </table:table-cell>
              <table:table-cell office:value-type="float" office:value="2.27212664933536">
                <text:p>2.27212664933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2.27291639109228">
                <text:p>2.27291639109228</text:p>
              </table:table-cell>
              <table:table-cell office:value-type="float" office:value="2.27291639109228">
                <text:p>2.27291639109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2.33336726857844">
                <text:p>2.33336726857844</text:p>
              </table:table-cell>
              <table:table-cell office:value-type="float" office:value="2.33336726857844">
                <text:p>2.33336726857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2.28372423214282">
                <text:p>2.28372423214282</text:p>
              </table:table-cell>
              <table:table-cell office:value-type="float" office:value="2.28372423214282">
                <text:p>2.28372423214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2.34288847171825">
                <text:p>2.34288847171825</text:p>
              </table:table-cell>
              <table:table-cell office:value-type="float" office:value="2.34288847171825">
                <text:p>2.34288847171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5.C4:Sheet5.C38 Sheet5.F2:Sheet5.F2 Sheet5.H4:Sheet5.H60 Sheet5.I2:Sheet5.I2 Sheet5.K4:Sheet5.K60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H4:Sheet5.H60" chart:label-cell-address="Sheet5.F2:Sheet5.F2" chart:class="chart:scatter">
            <chart:domain table:cell-range-address="Sheet5.C4:Sheet5.C38"/>
            <chart:data-point chart:repeated="57"/>
          </chart:series>
          <chart:series chart:style-name="ch7" chart:values-cell-range-address="Sheet5.K4:Sheet5.K60" chart:label-cell-address="Sheet5.I2:Sheet5.I2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</text:p>
                <draw:g>
                  <svg:desc>Sheet5.F2:Sheet5.F2</svg:desc>
                </draw:g>
              </table:table-cell>
              <table:table-cell office:value-type="string">
                <text:p>Bottom (51.8V)</text:p>
                <draw:g>
                  <svg:desc>Sheet5.I2:Sheet5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4:Sheet5.C38</svg:desc>
                </draw:g>
              </table:table-cell>
              <table:table-cell office:value-type="float" office:value="2.49207590632572">
                <text:p>2.49207590632572</text:p>
                <draw:g>
                  <svg:desc>Sheet5.H4:Sheet5.H60</svg:desc>
                </draw:g>
              </table:table-cell>
              <table:table-cell office:value-type="float" office:value="0.242592467588603">
                <text:p>0.242592467588603</text:p>
                <draw:g>
                  <svg:desc>Sheet5.K4:Sheet5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16564588125983">
                <text:p>2.16564588125983</text:p>
              </table:table-cell>
              <table:table-cell office:value-type="float" office:value="0.183551336534602">
                <text:p>0.18355133653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18929589358071">
                <text:p>2.18929589358071</text:p>
              </table:table-cell>
              <table:table-cell office:value-type="float" office:value="0.18840349134489">
                <text:p>0.18840349134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